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neva" svg:font-family="Genev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C0C0C0" style:repeat-content="false"/>
      <style:paragraph-properties fo:text-align="center"/>
      <style:text-properties fo:color="#000000" style:font-name="Geneva" style:font-name-asian="Geneva" style:font-name-complex="Geneva"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000000" style:vertical-align="middle" fo:wrap-option="wrap" fo:background-color="#C0C0C0" style:repeat-content="false"/>
      <style:paragraph-properties fo:text-align="center"/>
      <style:text-properties fo:color="#000000" style:font-name="Geneva" style:font-name-asian="Geneva" style:font-name-complex="Geneva"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37">
      <style:table-cell-properties fo:border="2pt solid #000000" style:vertical-align="middle" fo:wrap-option="wrap" fo:background-color="#C0C0C0" style:repeat-content="false"/>
      <style:paragraph-properties fo:text-align="center"/>
      <style:text-properties fo:color="#000000" style:font-name="Geneva" style:font-name-asian="Geneva" style:font-name-complex="Geneva"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37">
      <style:table-cell-properties fo:border-top="2pt solid #000000" fo:border-bottom="2pt solid #000000" fo:border-left="none" fo:border-right="none" style:vertical-align="middle" fo:wrap-option="wrap" fo:background-color="#C0C0C0" style:repeat-content="false"/>
      <style:paragraph-properties fo:text-align="center"/>
      <style:text-properties fo:color="#000000" style:font-name="Geneva" style:font-name-asian="Geneva" style:font-name-complex="Geneva"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3">
      <style:table-cell-properties fo:border="2pt solid #000000" style:vertical-align="middle" fo:wrap-option="wrap" fo:background-color="#C0C0C0" style:repeat-content="false"/>
      <style:paragraph-properties fo:text-align="center"/>
      <style:text-properties fo:color="#000000" style:font-name="Geneva" style:font-name-asian="Geneva" style:font-name-complex="Geneva"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3">
      <style:table-cell-properties fo:border="2pt solid #000000" style:vertical-align="middle" fo:wrap-option="wrap" fo:background-color="#C0C0C0" style:repeat-content="false"/>
      <style:paragraph-properties fo:text-align="center"/>
      <style:text-properties fo:color="#FF0000" style:font-name="Geneva" style:font-name-asian="Geneva" style:font-name-complex="Geneva"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fo:color="#000000" style:font-name="Geneva" style:font-name-asian="Geneva" style:font-name-complex="Geneva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C0C0C0" style:repeat-content="false"/>
      <style:paragraph-properties fo:text-align="center"/>
      <style:text-properties fo:color="#000000" style:font-name="Geneva" style:font-name-asian="Geneva" style:font-name-complex="Geneva"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2pt solid #000000" fo:border-bottom="thin solid #000000" fo:border-left="thin solid #000000" fo:border-right="thin solid #000000"/>
      <style:text-properties fo:color="#000000" fo:font-size="10pt" style:font-size-asian="10pt" style:font-size-complex="10pt"/>
    </style:style>
    <style:style style:name="ce12" style:family="table-cell" style:parent-style-name="Default" style:data-style-name="N14">
      <style:table-cell-properties fo:border-top="2pt solid #000000" fo:border-bottom="thin solid #000000" fo:border-left="thin solid #000000" fo:border-right="thin solid #000000"/>
      <style:text-properties fo:color="#000000" fo:font-size="10pt" style:font-size-asian="10pt" style:font-size-complex="10pt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000000" fo:font-size="10pt" style:font-size-asian="10pt" style:font-size-complex="10pt"/>
    </style:style>
    <style:style style:name="ce14" style:family="table-cell" style:parent-style-name="Default" style:data-style-name="N13">
      <style:table-cell-properties fo:border-top="2pt solid #000000" fo:border-bottom="thin solid #000000" fo:border-left="thin solid #000000" fo:border-right="thin solid #000000"/>
      <style:text-properties fo:color="#000000" fo:font-size="10pt" style:font-size-asian="10pt" style:font-size-complex="10pt"/>
    </style:style>
    <style:style style:name="ce15" style:family="table-cell" style:parent-style-name="Default" style:data-style-name="N38">
      <style:table-cell-properties fo:border-top="2pt solid #000000" fo:border-bottom="thin solid #000000" fo:border-left="thin solid #000000" fo:border-right="thin solid #000000"/>
      <style:text-properties fo:color="#000000" fo:font-size="10pt" style:font-size-asian="10pt" style:font-size-complex="10pt"/>
    </style:style>
    <style:style style:name="ce16" style:family="table-cell" style:parent-style-name="Default" style:data-style-name="N2">
      <style:table-cell-properties fo:border-top="2pt solid #000000" fo:border-bottom="thin solid #000000" fo:border-left="thin solid #000000" fo:border-right="thin solid #000000"/>
      <style:text-properties fo:color="#000000" fo:font-size="10pt" style:font-size-asian="10pt" style:font-size-complex="10pt"/>
    </style:style>
    <style:style style:name="ce17" style:family="table-cell" style:parent-style-name="Default" style:data-style-name="N36">
      <style:table-cell-properties fo:border-top="2pt solid #000000" fo:border-bottom="thin solid #000000" fo:border-left="thin solid #000000" fo:border-right="2pt solid #000000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fo:color="#000000" style:font-name="Geneva" style:font-name-asian="Geneva" style:font-name-complex="Geneva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color="#000000" style:font-name="Geneva" style:font-name-asian="Geneva" style:font-name-complex="Geneva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none" fo:border-bottom="thin solid #000000" fo:border-left="thin solid #000000" fo:border-right="thin solid #000000"/>
      <style:text-properties fo:color="#000000" fo:font-size="10pt" style:font-size-asian="10pt" style:font-size-complex="10pt"/>
    </style:style>
    <style:style style:name="ce21" style:family="table-cell" style:parent-style-name="Default" style:data-style-name="N36">
      <style:table-cell-properties fo:border="thin solid #000000"/>
      <style:text-properties fo:color="#000000" fo:font-size="10pt" style:font-size-asian="10pt" style:font-size-complex="10pt"/>
    </style:style>
    <style:style style:name="ce22" style:family="table-cell" style:parent-style-name="Default" style:data-style-name="N14">
      <style:table-cell-properties fo:border-top="none" fo:border-bottom="thin solid #000000" fo:border-left="thin solid #000000" fo:border-right="thin solid #000000"/>
      <style:text-properties fo:color="#000000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/>
      <style:text-properties fo:color="#000000" fo:font-size="10pt" style:font-size-asian="10pt" style:font-size-complex="10pt"/>
    </style:style>
    <style:style style:name="ce24" style:family="table-cell" style:parent-style-name="Default" style:data-style-name="N13">
      <style:table-cell-properties fo:border-top="none" fo:border-bottom="thin solid #000000" fo:border-left="thin solid #000000" fo:border-right="thin solid #000000"/>
      <style:text-properties fo:color="#000000" fo:font-size="10pt" style:font-size-asian="10pt" style:font-size-complex="10pt"/>
    </style:style>
    <style:style style:name="ce25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fo:color="#000000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000000" fo:font-size="10pt" style:font-size-asian="10pt" style:font-size-complex="10pt"/>
    </style:style>
    <style:style style:name="ce27" style:family="table-cell" style:parent-style-name="Default" style:data-style-name="N2">
      <style:table-cell-properties fo:border-top="none" fo:border-bottom="thin solid #000000" fo:border-left="thin solid #000000" fo:border-right="thin solid #000000"/>
      <style:text-properties fo:color="#000000" fo:font-size="10pt" style:font-size-asian="10pt" style:font-size-complex="10pt"/>
    </style:style>
    <style:style style:name="ce28" style:family="table-cell" style:parent-style-name="Default" style:data-style-name="N2">
      <style:table-cell-properties fo:border="thin solid #000000"/>
      <style:text-properties fo:color="#000000" fo:font-size="10pt" style:font-size-asian="10pt" style:font-size-complex="10pt"/>
    </style:style>
    <style:style style:name="ce29" style:family="table-cell" style:parent-style-name="Default" style:data-style-name="N36">
      <style:table-cell-properties fo:border-top="thin solid #000000" fo:border-bottom="thin solid #000000" fo:border-left="thin solid #000000" fo:border-right="2pt solid #000000"/>
      <style:text-properties fo:color="#000000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fo:color="#000000" style:font-name="Geneva" style:font-name-asian="Geneva" style:font-name-complex="Geneva" fo:font-size="8pt" style:font-size-asian="8pt" style:font-size-complex="8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0C0C0" style:repeat-content="false"/>
      <style:paragraph-properties fo:text-align="center"/>
      <style:text-properties fo:color="#000000" style:font-name="Geneva" style:font-name-asian="Geneva" style:font-name-complex="Geneva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C0C0C0" style:repeat-content="false"/>
      <style:paragraph-properties fo:text-align="center"/>
      <style:text-properties fo:color="#000000" style:font-name="Geneva" style:font-name-asian="Geneva" style:font-name-complex="Geneva"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0C0C0" style:repeat-content="false"/>
      <style:paragraph-properties fo:text-align="center"/>
      <style:text-properties fo:color="#000000" style:font-name="Geneva" style:font-name-asian="Geneva" style:font-name-complex="Geneva" fo:font-size="8pt" style:font-size-asian="8pt" style:font-size-complex="8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C0C0C0" style:repeat-content="false"/>
      <style:paragraph-properties fo:text-align="center"/>
      <style:text-properties fo:color="#000000" style:font-name="Geneva" style:font-name-asian="Geneva" style:font-name-complex="Geneva"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C0C0C0" style:repeat-content="false"/>
      <style:paragraph-properties fo:text-align="center"/>
      <style:text-properties fo:color="#000000" style:font-name="Geneva" style:font-name-asian="Geneva" style:font-name-complex="Geneva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none" fo:border-bottom="2pt solid #000000" fo:border-left="thin solid #000000" fo:border-right="thin solid #000000"/>
      <style:text-properties fo:color="#000000" fo:font-size="10pt" style:font-size-asian="10pt" style:font-size-complex="10pt"/>
    </style:style>
    <style:style style:name="ce38" style:family="table-cell" style:parent-style-name="Default" style:data-style-name="N36">
      <style:table-cell-properties fo:border-top="thin solid #000000" fo:border-bottom="2pt solid #000000" fo:border-left="thin solid #000000" fo:border-right="thin solid #000000"/>
      <style:text-properties fo:color="#000000" fo:font-size="10pt" style:font-size-asian="10pt" style:font-size-complex="10pt"/>
    </style:style>
    <style:style style:name="ce39" style:family="table-cell" style:parent-style-name="Default" style:data-style-name="N14">
      <style:table-cell-properties fo:border-top="none" fo:border-bottom="2pt solid #000000" fo:border-left="thin solid #000000" fo:border-right="thin solid #000000"/>
      <style:text-properties fo:color="#000000"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color="#000000" fo:font-size="10pt" style:font-size-asian="10pt" style:font-size-complex="10pt"/>
    </style:style>
    <style:style style:name="ce41" style:family="table-cell" style:parent-style-name="Default" style:data-style-name="N13">
      <style:table-cell-properties fo:border-top="none" fo:border-bottom="2pt solid #000000" fo:border-left="thin solid #000000" fo:border-right="thin solid #000000"/>
      <style:text-properties fo:color="#000000" fo:font-size="10pt" style:font-size-asian="10pt" style:font-size-complex="10pt"/>
    </style:style>
    <style:style style:name="ce42" style:family="table-cell" style:parent-style-name="Default" style:data-style-name="N38">
      <style:table-cell-properties fo:border-top="none" fo:border-bottom="2pt solid #000000" fo:border-left="thin solid #000000" fo:border-right="thin solid #000000"/>
      <style:text-properties fo:color="#000000" fo:font-size="10pt" style:font-size-asian="10pt" style:font-size-complex="10pt"/>
    </style:style>
    <style:style style:name="ce43" style:family="table-cell" style:parent-style-name="Default" style:data-style-name="N0">
      <style:table-cell-properties fo:border-top="none" fo:border-bottom="2pt solid #000000" fo:border-left="thin solid #000000" fo:border-right="thin solid #000000"/>
      <style:text-properties fo:color="#000000" fo:font-size="10pt" style:font-size-asian="10pt" style:font-size-complex="10pt"/>
    </style:style>
    <style:style style:name="ce44" style:family="table-cell" style:parent-style-name="Default" style:data-style-name="N2">
      <style:table-cell-properties fo:border-top="none" fo:border-bottom="2pt solid #000000" fo:border-left="thin solid #000000" fo:border-right="thin solid #000000"/>
      <style:text-properties fo:color="#000000" fo:font-size="10pt" style:font-size-asian="10pt" style:font-size-complex="10pt"/>
    </style:style>
    <style:style style:name="ce45" style:family="table-cell" style:parent-style-name="Default" style:data-style-name="N2">
      <style:table-cell-properties fo:border-top="thin solid #000000" fo:border-bottom="2pt solid #000000" fo:border-left="thin solid #000000" fo:border-right="thin solid #000000"/>
      <style:text-properties fo:color="#000000" fo:font-size="10pt" style:font-size-asian="10pt" style:font-size-complex="10pt"/>
    </style:style>
    <style:style style:name="ce46" style:family="table-cell" style:parent-style-name="Default" style:data-style-name="N36">
      <style:table-cell-properties fo:border-top="thin solid #000000" fo:border-bottom="2pt solid #000000" fo:border-left="thin solid #000000" fo:border-right="2pt solid #000000"/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number-columns-repeated="12" table:style-name="ce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3">
            <text:p>Famille</text:p>
          </table:table-cell>
          <table:table-cell office:value-type="string" table:style-name="ce4">
            <text:p>Brand</text:p>
          </table:table-cell>
          <table:table-cell office:value-type="date" office:date-value="2008-06-01T00:00:00" table:style-name="ce5">
            <text:p>juin-08</text:p>
          </table:table-cell>
          <table:table-cell office:value-type="date" office:date-value="2008-07-01T00:00:00" table:style-name="ce5">
            <text:p>juil.-08</text:p>
          </table:table-cell>
          <table:table-cell office:value-type="date" office:date-value="2008-08-01T00:00:00" table:style-name="ce5">
            <text:p>août-08</text:p>
          </table:table-cell>
          <table:table-cell office:value-type="date" office:date-value="2008-09-01T00:00:00" table:style-name="ce5">
            <text:p>sept.-08</text:p>
          </table:table-cell>
          <table:table-cell office:value-type="date" office:date-value="2008-10-01T00:00:00" table:style-name="ce6">
            <text:p>oct.-08</text:p>
          </table:table-cell>
          <table:table-cell office:value-type="date" office:date-value="2008-11-01T00:00:00" table:style-name="ce5">
            <text:p>nov.-08</text:p>
          </table:table-cell>
          <table:table-cell office:value-type="date" office:date-value="2008-12-01T00:00:00" table:style-name="ce5">
            <text:p>déc.-08</text:p>
          </table:table-cell>
          <table:table-cell office:value-type="date" office:date-value="2009-01-01T00:00:00" table:style-name="ce5">
            <text:p>janv.-09</text:p>
          </table:table-cell>
          <table:table-cell office:value-type="date" office:date-value="2009-02-01T00:00:00" table:style-name="ce5">
            <text:p>févr.-09</text:p>
          </table:table-cell>
          <table:table-cell office:value-type="date" office:date-value="2009-03-01T00:00:00" table:style-name="ce5">
            <text:p>mars-09</text:p>
          </table:table-cell>
          <table:table-cell office:value-type="date" office:date-value="2009-04-01T00:00:00" table:style-name="ce5">
            <text:p>avr.-09</text:p>
          </table:table-cell>
          <table:table-cell office:value-type="date" office:date-value="2009-05-01T00:00:00" table:style-name="ce5">
            <text:p>mai-09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demande moyenne</text:p>
          </table:table-cell>
          <table:table-cell table:number-columns-repeated="4" table:style-name="ce7"/>
          <table:table-cell office:value-type="string" table:style-name="ce7">
            <text:p>Niveau de service</text:p>
          </table:table-cell>
          <table:table-cell table:style-name="ce7"/>
          <table:table-cell office:value-type="string" table:style-name="ce7">
            <text:p>Temps de Transport (jours)</text:p>
          </table:table-cell>
          <table:table-cell table:style-name="ce7"/>
          <table:table-cell office:value-type="string" table:style-name="ce7">
            <text:p>Temps de procès (jours)</text:p>
          </table:table-cell>
          <table:table-cell office:value-type="string" table:style-name="ce7">
            <text:p>Délai de livraison (jours)</text:p>
          </table:table-cell>
          <table:table-cell office:value-type="string" table:style-name="ce7">
            <text:p>Périodicité de commande (jours)</text:p>
          </table:table-cell>
          <table:table-cell office:value-type="string" table:style-name="ce8">
            <text:p>Stock de sécurité (TN)</text:p>
          </table:table-cell>
          <table:table-cell office:value-type="string" table:style-name="ce7">
            <text:p>couverture (semaine)</text:p>
          </table:table-cell>
          <table:table-cell office:value-type="string" table:style-name="ce8">
            <text:p>Niveau de recomplétement (TN)</text:p>
          </table:table-cell>
          <table:table-cell table:style-name="ce7"/>
          <table:table-cell office:value-type="string" table:style-name="ce8">
            <text:p>Stock d'alerte (TN)</text:p>
          </table:table-cell>
          <table:table-cell table:number-columns-repeated="3" table:style-name="ce7"/>
          <table:table-cell table:number-columns-repeated="16349"/>
        </table:table-row>
        <table:table-row table:style-name="ro3">
          <table:table-cell office:value-type="string" table:style-name="ce9">
            <text:p>S100g</text:p>
          </table:table-cell>
          <table:table-cell office:value-type="string" table:style-name="ce10">
            <text:p>Omo</text:p>
          </table:table-cell>
          <table:table-cell office:value-type="float" office:value="40.128499999999995" table:style-name="ce11">
            <text:p><text:s/>40,13<text:s text:c="3"/></text:p>
          </table:table-cell>
          <table:table-cell office:value-type="float" office:value="56.089700000000001" table:style-name="ce11">
            <text:p><text:s/>56,09<text:s text:c="3"/></text:p>
          </table:table-cell>
          <table:table-cell office:value-type="float" office:value="94.908599999999979" table:style-name="ce11">
            <text:p><text:s/>94,91<text:s text:c="3"/></text:p>
          </table:table-cell>
          <table:table-cell office:value-type="float" office:value="31.127000000000002" table:style-name="ce11">
            <text:p><text:s/>31,13<text:s text:c="3"/></text:p>
          </table:table-cell>
          <table:table-cell office:value-type="float" office:value="269.233" table:style-name="ce11">
            <text:p><text:s/>269,23<text:s text:c="3"/></text:p>
          </table:table-cell>
          <table:table-cell office:value-type="float" office:value="206.63513000000003" table:style-name="ce11">
            <text:p><text:s/>206,64<text:s text:c="3"/></text:p>
          </table:table-cell>
          <table:table-cell office:value-type="float" office:value="141.30378000000002" table:style-name="ce11">
            <text:p><text:s/>141,30<text:s text:c="3"/></text:p>
          </table:table-cell>
          <table:table-cell office:value-type="float" office:value="16.169219999999999" table:style-name="ce11">
            <text:p><text:s/>16,17<text:s text:c="3"/></text:p>
          </table:table-cell>
          <table:table-cell office:value-type="float" office:value="51.431039999999996" table:style-name="ce11">
            <text:p><text:s/>51,43<text:s text:c="3"/></text:p>
          </table:table-cell>
          <table:table-cell office:value-type="float" office:value="202.39006000000009" table:style-name="ce11">
            <text:p><text:s/>202,39<text:s text:c="3"/></text:p>
          </table:table-cell>
          <table:table-cell office:value-type="float" office:value="88.898459999999972" table:style-name="ce11">
            <text:p><text:s/>88,90<text:s text:c="3"/></text:p>
          </table:table-cell>
          <table:table-cell office:value-type="float" office:value="150.51116000000002" table:style-name="ce11">
            <text:p><text:s/>150,51<text:s text:c="3"/></text:p>
          </table:table-cell>
          <table:table-cell office:value-type="float" office:value="1348.82565" table:style-name="ce11">
            <text:p><text:s/>1 348,83<text:s text:c="3"/></text:p>
          </table:table-cell>
          <table:table-cell office:value-type="float" office:value="112.40213749999999" table:style-name="ce11">
            <text:p><text:s/>112,40<text:s text:c="3"/></text:p>
          </table:table-cell>
          <table:table-cell table:number-columns-repeated="2" table:style-name="ce11"/>
          <table:table-cell table:style-name="ce12"/>
          <table:table-cell table:style-name="ce13"/>
          <table:table-cell office:value-type="percentage" office:value="0.95" table:style-name="ce14">
            <text:p>95%</text:p>
          </table:table-cell>
          <table:table-cell table:style-name="ce15"/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0.5" table:style-name="ce13">
            <text:p>0,5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42.285600140233271" table:style-name="ce16">
            <text:p>42,29</text:p>
          </table:table-cell>
          <table:table-cell office:value-type="float" office:value="1.504797011186136" table:style-name="ce16">
            <text:p>1,50</text:p>
          </table:table-cell>
          <table:table-cell office:value-type="float" office:value="70.386134515233266" table:style-name="ce16">
            <text:p>70,39</text:p>
          </table:table-cell>
          <table:table-cell table:style-name="ce11"/>
          <table:table-cell office:value-type="float" office:value="53.525813890233266" table:style-name="ce11">
            <text:p><text:s/>53,53<text:s text:c="3"/></text:p>
          </table:table-cell>
          <table:table-cell table:number-columns-repeated="2" table:style-name="ce11"/>
          <table:table-cell table:style-name="ce17"/>
          <table:table-cell table:number-columns-repeated="16349"/>
        </table:table-row>
        <table:table-row table:style-name="ro3">
          <table:table-cell office:value-type="string" table:style-name="ce18">
            <text:p>BB400g</text:p>
          </table:table-cell>
          <table:table-cell office:value-type="string" table:style-name="ce19">
            <text:p>Omo</text:p>
          </table:table-cell>
          <table:table-cell office:value-type="float" office:value="64.150800000000004" table:style-name="ce20">
            <text:p><text:s/>64,15<text:s text:c="3"/></text:p>
          </table:table-cell>
          <table:table-cell office:value-type="float" office:value="71.338000000000008" table:style-name="ce20">
            <text:p><text:s/>71,34<text:s text:c="3"/></text:p>
          </table:table-cell>
          <table:table-cell office:value-type="float" office:value="54.55" table:style-name="ce20">
            <text:p><text:s/>54,55<text:s text:c="3"/></text:p>
          </table:table-cell>
          <table:table-cell office:value-type="float" office:value="42.683000000000021" table:style-name="ce20">
            <text:p><text:s/>42,68<text:s text:c="3"/></text:p>
          </table:table-cell>
          <table:table-cell office:value-type="float" office:value="84.846000000000004" table:style-name="ce20">
            <text:p><text:s/>84,85<text:s text:c="3"/></text:p>
          </table:table-cell>
          <table:table-cell office:value-type="float" office:value="80.123520000000013" table:style-name="ce20">
            <text:p><text:s/>80,12<text:s text:c="3"/></text:p>
          </table:table-cell>
          <table:table-cell office:value-type="float" office:value="54.31016000000001" table:style-name="ce20">
            <text:p><text:s/>54,31<text:s text:c="3"/></text:p>
          </table:table-cell>
          <table:table-cell office:value-type="float" office:value="16.826319999999999" table:style-name="ce20">
            <text:p><text:s/>16,83<text:s text:c="3"/></text:p>
          </table:table-cell>
          <table:table-cell office:value-type="float" office:value="38.734479999999998" table:style-name="ce20">
            <text:p><text:s/>38,73<text:s text:c="3"/></text:p>
          </table:table-cell>
          <table:table-cell office:value-type="float" office:value="91.590900000000005" table:style-name="ce20">
            <text:p><text:s/>91,59<text:s text:c="3"/></text:p>
          </table:table-cell>
          <table:table-cell office:value-type="float" office:value="32.364879999999999" table:style-name="ce20">
            <text:p><text:s/>32,36<text:s text:c="3"/></text:p>
          </table:table-cell>
          <table:table-cell office:value-type="float" office:value="73.253659999999996" table:style-name="ce20">
            <text:p><text:s/>73,25<text:s text:c="3"/></text:p>
          </table:table-cell>
          <table:table-cell office:value-type="float" office:value="704.77171999999996" table:style-name="ce20">
            <text:p><text:s/>704,77<text:s text:c="3"/></text:p>
          </table:table-cell>
          <table:table-cell office:value-type="float" office:value="58.730976666666663" table:style-name="ce21">
            <text:p><text:s/>58,73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11.90697082844045" table:style-name="ce27">
            <text:p>11,91</text:p>
          </table:table-cell>
          <table:table-cell office:value-type="float" office:value="0.81094996230146921" table:style-name="ce27">
            <text:p>0,81</text:p>
          </table:table-cell>
          <table:table-cell office:value-type="float" office:value="26.589714995107116" table:style-name="ce28">
            <text:p>26,59</text:p>
          </table:table-cell>
          <table:table-cell table:style-name="ce21"/>
          <table:table-cell office:value-type="float" office:value="17.780068495107116" table:style-name="ce21">
            <text:p><text:s/>17,78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Box 1 Kg</text:p>
          </table:table-cell>
          <table:table-cell office:value-type="string" table:style-name="ce19">
            <text:p>Matic</text:p>
          </table:table-cell>
          <table:table-cell office:value-type="float" office:value="8.7347999999999999" table:style-name="ce20">
            <text:p><text:s/>8,73<text:s text:c="3"/></text:p>
          </table:table-cell>
          <table:table-cell office:value-type="float" office:value="57.918999999999997" table:style-name="ce20">
            <text:p><text:s/>57,92<text:s text:c="3"/></text:p>
          </table:table-cell>
          <table:table-cell office:value-type="float" office:value="40.710299999999997" table:style-name="ce20">
            <text:p><text:s/>40,71<text:s text:c="3"/></text:p>
          </table:table-cell>
          <table:table-cell office:value-type="float" office:value="35.460999999999999" table:style-name="ce20">
            <text:p><text:s/>35,46<text:s text:c="3"/></text:p>
          </table:table-cell>
          <table:table-cell office:value-type="float" office:value="34.97" table:style-name="ce20">
            <text:p><text:s/>34,97<text:s text:c="3"/></text:p>
          </table:table-cell>
          <table:table-cell office:value-type="float" office:value="73.53394999999999" table:style-name="ce20">
            <text:p><text:s/>73,53<text:s text:c="3"/></text:p>
          </table:table-cell>
          <table:table-cell office:value-type="float" office:value="7.9589999979999986" table:style-name="ce20">
            <text:p><text:s/>7,96<text:s text:c="3"/></text:p>
          </table:table-cell>
          <table:table-cell office:value-type="float" office:value="14.343349998000001" table:style-name="ce20">
            <text:p><text:s/>14,34<text:s text:c="3"/></text:p>
          </table:table-cell>
          <table:table-cell office:value-type="float" office:value="20.28" table:style-name="ce20">
            <text:p><text:s/>20,28<text:s text:c="3"/></text:p>
          </table:table-cell>
          <table:table-cell office:value-type="float" office:value="18.780999999999999" table:style-name="ce20">
            <text:p><text:s/>18,78<text:s text:c="3"/></text:p>
          </table:table-cell>
          <table:table-cell office:value-type="float" office:value="44.176999998999989" table:style-name="ce20">
            <text:p><text:s/>44,18<text:s text:c="3"/></text:p>
          </table:table-cell>
          <table:table-cell office:value-type="float" office:value="26.305" table:style-name="ce20">
            <text:p><text:s/>26,31<text:s text:c="3"/></text:p>
          </table:table-cell>
          <table:table-cell office:value-type="float" office:value="383.17439999499999" table:style-name="ce20">
            <text:p><text:s/>383,17<text:s text:c="3"/></text:p>
          </table:table-cell>
          <table:table-cell office:value-type="float" office:value="31.931199999583331" table:style-name="ce21">
            <text:p><text:s/>31,93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10.42338096205272" table:style-name="ce27">
            <text:p>10,42</text:p>
          </table:table-cell>
          <table:table-cell office:value-type="float" office:value="1.305729939643826" table:style-name="ce27">
            <text:p>1,31</text:p>
          </table:table-cell>
          <table:table-cell office:value-type="float" office:value="18.406180961948554" table:style-name="ce28">
            <text:p>18,41</text:p>
          </table:table-cell>
          <table:table-cell table:style-name="ce21"/>
          <table:table-cell office:value-type="float" office:value="13.616500962011052" table:style-name="ce21">
            <text:p><text:s/>13,62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P1300g</text:p>
          </table:table-cell>
          <table:table-cell office:value-type="string" table:style-name="ce19">
            <text:p>Omo</text:p>
          </table:table-cell>
          <table:table-cell office:value-type="float" office:value="32.869099999999996" table:style-name="ce20">
            <text:p><text:s/>32,87<text:s text:c="3"/></text:p>
          </table:table-cell>
          <table:table-cell office:value-type="float" office:value="31.2226" table:style-name="ce20">
            <text:p><text:s/>31,22<text:s text:c="3"/></text:p>
          </table:table-cell>
          <table:table-cell office:value-type="float" office:value="25.110900000000001" table:style-name="ce20">
            <text:p><text:s/>25,11<text:s text:c="3"/></text:p>
          </table:table-cell>
          <table:table-cell office:value-type="float" office:value="60.565999999999988" table:style-name="ce20">
            <text:p><text:s/>60,57<text:s text:c="3"/></text:p>
          </table:table-cell>
          <table:table-cell office:value-type="float" office:value="22.961999999999996" table:style-name="ce20">
            <text:p><text:s/>22,96<text:s text:c="3"/></text:p>
          </table:table-cell>
          <table:table-cell office:value-type="float" office:value="43.660200000000003" table:style-name="ce20">
            <text:p><text:s/>43,66<text:s text:c="3"/></text:p>
          </table:table-cell>
          <table:table-cell office:value-type="float" office:value="23.167999999999999" table:style-name="ce20">
            <text:p><text:s/>23,17<text:s text:c="3"/></text:p>
          </table:table-cell>
          <table:table-cell office:value-type="float" office:value="20.608799999999999" table:style-name="ce20">
            <text:p><text:s/>20,61<text:s text:c="3"/></text:p>
          </table:table-cell>
          <table:table-cell office:value-type="float" office:value="28.706599999999998" table:style-name="ce20">
            <text:p><text:s/>28,71<text:s text:c="3"/></text:p>
          </table:table-cell>
          <table:table-cell office:value-type="float" office:value="28.939300000000003" table:style-name="ce20">
            <text:p><text:s/>28,94<text:s text:c="3"/></text:p>
          </table:table-cell>
          <table:table-cell office:value-type="float" office:value="16.773000000000003" table:style-name="ce20">
            <text:p><text:s/>16,77<text:s text:c="3"/></text:p>
          </table:table-cell>
          <table:table-cell office:value-type="float" office:value="33.190600000000003" table:style-name="ce20">
            <text:p><text:s/>33,19<text:s text:c="3"/></text:p>
          </table:table-cell>
          <table:table-cell office:value-type="float" office:value="367.77710000000002" table:style-name="ce20">
            <text:p><text:s/>367,78<text:s text:c="3"/></text:p>
          </table:table-cell>
          <table:table-cell office:value-type="float" office:value="30.648091666666669" table:style-name="ce21">
            <text:p><text:s/>30,65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6.1180166509976095" table:style-name="ce27">
            <text:p>6,12</text:p>
          </table:table-cell>
          <table:table-cell office:value-type="float" office:value="0.79848581993790591" table:style-name="ce27">
            <text:p>0,80</text:p>
          </table:table-cell>
          <table:table-cell office:value-type="float" office:value="13.780039567664277" table:style-name="ce28">
            <text:p>13,78</text:p>
          </table:table-cell>
          <table:table-cell table:style-name="ce21"/>
          <table:table-cell office:value-type="float" office:value="9.182825817664277" table:style-name="ce21">
            <text:p><text:s/>9,18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P200g</text:p>
          </table:table-cell>
          <table:table-cell office:value-type="string" table:style-name="ce19">
            <text:p>Omo</text:p>
          </table:table-cell>
          <table:table-cell office:value-type="float" office:value="10.0783" table:style-name="ce20">
            <text:p><text:s/>10,08<text:s text:c="3"/></text:p>
          </table:table-cell>
          <table:table-cell office:value-type="float" office:value="15.967499999999999" table:style-name="ce20">
            <text:p><text:s/>15,97<text:s text:c="3"/></text:p>
          </table:table-cell>
          <table:table-cell office:value-type="float" office:value="17.497199999999999" table:style-name="ce20">
            <text:p><text:s/>17,50<text:s text:c="3"/></text:p>
          </table:table-cell>
          <table:table-cell office:value-type="float" office:value="63.35799999999999" table:style-name="ce20">
            <text:p><text:s/>63,36<text:s text:c="3"/></text:p>
          </table:table-cell>
          <table:table-cell office:value-type="float" office:value="16.265999999999998" table:style-name="ce20">
            <text:p><text:s/>16,27<text:s text:c="3"/></text:p>
          </table:table-cell>
          <table:table-cell office:value-type="float" office:value="11.730800000000002" table:style-name="ce20">
            <text:p><text:s/>11,73<text:s text:c="3"/></text:p>
          </table:table-cell>
          <table:table-cell office:value-type="float" office:value="22.665600000000001" table:style-name="ce20">
            <text:p><text:s/>22,67<text:s text:c="3"/></text:p>
          </table:table-cell>
          <table:table-cell office:value-type="float" office:value="16.845839999999999" table:style-name="ce20">
            <text:p><text:s/>16,85<text:s text:c="3"/></text:p>
          </table:table-cell>
          <table:table-cell office:value-type="float" office:value="26.102159999999998" table:style-name="ce20">
            <text:p><text:s/>26,10<text:s text:c="3"/></text:p>
          </table:table-cell>
          <table:table-cell office:value-type="float" office:value="20.339199999999998" table:style-name="ce20">
            <text:p><text:s/>20,34<text:s text:c="3"/></text:p>
          </table:table-cell>
          <table:table-cell office:value-type="float" office:value="19.504800000000003" table:style-name="ce20">
            <text:p><text:s/>19,50<text:s text:c="3"/></text:p>
          </table:table-cell>
          <table:table-cell office:value-type="float" office:value="17.661640000999999" table:style-name="ce20">
            <text:p><text:s/>17,66<text:s text:c="3"/></text:p>
          </table:table-cell>
          <table:table-cell office:value-type="float" office:value="258.017040001" table:style-name="ce20">
            <text:p><text:s/>258,02<text:s text:c="3"/></text:p>
          </table:table-cell>
          <table:table-cell office:value-type="float" office:value="21.501420000083332" table:style-name="ce21">
            <text:p><text:s/>21,50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7.2146719847738332" table:style-name="ce27">
            <text:p>7,21</text:p>
          </table:table-cell>
          <table:table-cell office:value-type="float" office:value="1.3421759092647596" table:style-name="ce27">
            <text:p>1,34</text:p>
          </table:table-cell>
          <table:table-cell office:value-type="float" office:value="12.590026984794665" table:style-name="ce28">
            <text:p>12,59</text:p>
          </table:table-cell>
          <table:table-cell table:style-name="ce21"/>
          <table:table-cell office:value-type="float" office:value="9.3648139847821668" table:style-name="ce21">
            <text:p><text:s/>9,36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Bag 1 Kg</text:p>
          </table:table-cell>
          <table:table-cell office:value-type="string" table:style-name="ce19">
            <text:p>Matic</text:p>
          </table:table-cell>
          <table:table-cell office:value-type="float" office:value="17.5199" table:style-name="ce20">
            <text:p><text:s/>17,52<text:s text:c="3"/></text:p>
          </table:table-cell>
          <table:table-cell office:value-type="float" office:value="13.643800000000002" table:style-name="ce20">
            <text:p><text:s/>13,64<text:s text:c="3"/></text:p>
          </table:table-cell>
          <table:table-cell office:value-type="float" office:value="4.3485000000000023" table:style-name="ce20">
            <text:p><text:s/>4,35<text:s text:c="3"/></text:p>
          </table:table-cell>
          <table:table-cell office:value-type="float" office:value="20.779" table:style-name="ce20">
            <text:p><text:s/>20,78<text:s text:c="3"/></text:p>
          </table:table-cell>
          <table:table-cell office:value-type="float" office:value="43.88" table:style-name="ce20">
            <text:p><text:s/>43,88<text:s text:c="3"/></text:p>
          </table:table-cell>
          <table:table-cell office:value-type="float" office:value="18.697199999999999" table:style-name="ce20">
            <text:p><text:s/>18,70<text:s text:c="3"/></text:p>
          </table:table-cell>
          <table:table-cell office:value-type="float" office:value="15.576000000000001" table:style-name="ce20">
            <text:p><text:s/>15,58<text:s text:c="3"/></text:p>
          </table:table-cell>
          <table:table-cell office:value-type="float" office:value="22.416" table:style-name="ce20">
            <text:p><text:s/>22,42<text:s text:c="3"/></text:p>
          </table:table-cell>
          <table:table-cell office:value-type="float" office:value="21.894800000000004" table:style-name="ce20">
            <text:p><text:s/>21,89<text:s text:c="3"/></text:p>
          </table:table-cell>
          <table:table-cell office:value-type="float" office:value="17.614000000000004" table:style-name="ce20">
            <text:p><text:s/>17,61<text:s text:c="3"/></text:p>
          </table:table-cell>
          <table:table-cell office:value-type="float" office:value="16.026" table:style-name="ce20">
            <text:p><text:s/>16,03<text:s text:c="3"/></text:p>
          </table:table-cell>
          <table:table-cell office:value-type="float" office:value="30.130600000000005" table:style-name="ce20">
            <text:p><text:s/>30,13<text:s text:c="3"/></text:p>
          </table:table-cell>
          <table:table-cell office:value-type="float" office:value="242.52580000000003" table:style-name="ce20">
            <text:p><text:s/>242,53<text:s text:c="3"/></text:p>
          </table:table-cell>
          <table:table-cell office:value-type="float" office:value="20.210483333333336" table:style-name="ce21">
            <text:p><text:s/>20,21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5.0005673770849208" table:style-name="ce27">
            <text:p>5,00</text:p>
          </table:table-cell>
          <table:table-cell office:value-type="float" office:value="0.98969773154062857" table:style-name="ce27">
            <text:p>0,99</text:p>
          </table:table-cell>
          <table:table-cell office:value-type="float" office:value="10.053188210418256" table:style-name="ce28">
            <text:p>10,05</text:p>
          </table:table-cell>
          <table:table-cell table:style-name="ce21"/>
          <table:table-cell office:value-type="float" office:value="7.0216157104182546" table:style-name="ce21">
            <text:p><text:s/>7,02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S160g</text:p>
          </table:table-cell>
          <table:table-cell office:value-type="string" table:style-name="ce19">
            <text:p>Matic</text:p>
          </table:table-cell>
          <table:table-cell office:value-type="float" office:value="15.682600000000003" table:style-name="ce20">
            <text:p><text:s/>15,68<text:s text:c="3"/></text:p>
          </table:table-cell>
          <table:table-cell office:value-type="float" office:value="8.8916000000000004" table:style-name="ce20">
            <text:p><text:s/>8,89<text:s text:c="3"/></text:p>
          </table:table-cell>
          <table:table-cell office:value-type="float" office:value="5.8331999999999997" table:style-name="ce20">
            <text:p><text:s/>5,83<text:s text:c="3"/></text:p>
          </table:table-cell>
          <table:table-cell office:value-type="float" office:value="12.347999999999999" table:style-name="ce20">
            <text:p><text:s/>12,35<text:s text:c="3"/></text:p>
          </table:table-cell>
          <table:table-cell office:value-type="float" office:value="37.512" table:style-name="ce20">
            <text:p><text:s/>37,51<text:s text:c="3"/></text:p>
          </table:table-cell>
          <table:table-cell office:value-type="float" office:value="3.3340800000000002" table:style-name="ce20">
            <text:p><text:s/>3,33<text:s text:c="3"/></text:p>
          </table:table-cell>
          <table:table-cell office:value-type="float" office:value="13.478400000000001" table:style-name="ce20">
            <text:p><text:s/>13,48<text:s text:c="3"/></text:p>
          </table:table-cell>
          <table:table-cell office:value-type="float" office:value="31.851520000000008" table:style-name="ce20">
            <text:p><text:s/>31,85<text:s text:c="3"/></text:p>
          </table:table-cell>
          <table:table-cell office:value-type="float" office:value="15.875200000000001" table:style-name="ce20">
            <text:p><text:s/>15,88<text:s text:c="3"/></text:p>
          </table:table-cell>
          <table:table-cell office:value-type="float" office:value="24.041600000000003" table:style-name="ce20">
            <text:p><text:s/>24,04<text:s text:c="3"/></text:p>
          </table:table-cell>
          <table:table-cell office:value-type="float" office:value="16.377600000000005" table:style-name="ce20">
            <text:p><text:s/>16,38<text:s text:c="3"/></text:p>
          </table:table-cell>
          <table:table-cell office:value-type="float" office:value="26.306240000000003" table:style-name="ce20">
            <text:p><text:s/>26,31<text:s text:c="3"/></text:p>
          </table:table-cell>
          <table:table-cell office:value-type="float" office:value="211.53204000000002" table:style-name="ce20">
            <text:p><text:s/>211,53<text:s text:c="3"/></text:p>
          </table:table-cell>
          <table:table-cell office:value-type="float" office:value="17.627670000000002" table:style-name="ce21">
            <text:p><text:s/>17,63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5.4041849628306995" table:style-name="ce27">
            <text:p>5,40</text:p>
          </table:table-cell>
          <table:table-cell office:value-type="float" office:value="1.2262959229054546" table:style-name="ce27">
            <text:p>1,23</text:p>
          </table:table-cell>
          <table:table-cell office:value-type="float" office:value="9.8111024628307" table:style-name="ce28">
            <text:p>9,81</text:p>
          </table:table-cell>
          <table:table-cell table:style-name="ce21"/>
          <table:table-cell office:value-type="float" office:value="7.1669519628306997" table:style-name="ce21">
            <text:p><text:s/>7,17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Box 5 Kg</text:p>
          </table:table-cell>
          <table:table-cell office:value-type="string" table:style-name="ce19">
            <text:p>Matic</text:p>
          </table:table-cell>
          <table:table-cell office:value-type="float" office:value="46.86" table:style-name="ce20">
            <text:p><text:s/>46,86<text:s text:c="3"/></text:p>
          </table:table-cell>
          <table:table-cell office:value-type="float" office:value="17.414999999999999" table:style-name="ce20">
            <text:p><text:s/>17,42<text:s text:c="3"/></text:p>
          </table:table-cell>
          <table:table-cell office:value-type="float" office:value="6.2996999999999996" table:style-name="ce20">
            <text:p><text:s/>6,30<text:s text:c="3"/></text:p>
          </table:table-cell>
          <table:table-cell office:value-type="float" office:value="10.472999999999999" table:style-name="ce20">
            <text:p><text:s/>10,47<text:s text:c="3"/></text:p>
          </table:table-cell>
          <table:table-cell office:value-type="float" office:value="39.86" table:style-name="ce20">
            <text:p><text:s/>39,86<text:s text:c="3"/></text:p>
          </table:table-cell>
          <table:table-cell office:value-type="float" office:value="8.6437200000000001" table:style-name="ce20">
            <text:p><text:s/>8,64<text:s text:c="3"/></text:p>
          </table:table-cell>
          <table:table-cell office:value-type="float" office:value="28.305" table:style-name="ce20">
            <text:p><text:s/>28,31<text:s text:c="3"/></text:p>
          </table:table-cell>
          <table:table-cell office:value-type="float" office:value="8.7249999999999996" table:style-name="ce20">
            <text:p><text:s/>8,73<text:s text:c="3"/></text:p>
          </table:table-cell>
          <table:table-cell office:value-type="float" office:value="4.2" table:style-name="ce20">
            <text:p><text:s/>4,20<text:s text:c="3"/></text:p>
          </table:table-cell>
          <table:table-cell office:value-type="float" office:value="10.64" table:style-name="ce20">
            <text:p><text:s/>10,64<text:s text:c="3"/></text:p>
          </table:table-cell>
          <table:table-cell office:value-type="float" office:value="10.095000000000001" table:style-name="ce20">
            <text:p><text:s/>10,10<text:s text:c="3"/></text:p>
          </table:table-cell>
          <table:table-cell office:value-type="float" office:value="8.0549999999999997" table:style-name="ce20">
            <text:p><text:s/>8,06<text:s text:c="3"/></text:p>
          </table:table-cell>
          <table:table-cell office:value-type="float" office:value="199.57142000000002" table:style-name="ce20">
            <text:p><text:s/>199,57<text:s text:c="3"/></text:p>
          </table:table-cell>
          <table:table-cell office:value-type="float" office:value="16.630951666666668" table:style-name="ce21">
            <text:p><text:s/>16,63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7.3021850346223207" table:style-name="ce27">
            <text:p>7,30</text:p>
          </table:table-cell>
          <table:table-cell office:value-type="float" office:value="1.7562879577740709" table:style-name="ce27">
            <text:p>1,76</text:p>
          </table:table-cell>
          <table:table-cell office:value-type="float" office:value="11.459922951288988" table:style-name="ce28">
            <text:p>11,46</text:p>
          </table:table-cell>
          <table:table-cell table:style-name="ce21"/>
          <table:table-cell office:value-type="float" office:value="8.9652802012889872" table:style-name="ce21">
            <text:p><text:s/>8,97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BB200g</text:p>
          </table:table-cell>
          <table:table-cell office:value-type="string" table:style-name="ce19">
            <text:p>Omo</text:p>
          </table:table-cell>
          <table:table-cell office:value-type="float" office:value="5.46" table:style-name="ce20">
            <text:p><text:s/>5,46<text:s text:c="3"/></text:p>
          </table:table-cell>
          <table:table-cell office:value-type="float" office:value="19.430799999999998" table:style-name="ce20">
            <text:p><text:s/>19,43<text:s text:c="3"/></text:p>
          </table:table-cell>
          <table:table-cell office:value-type="float" office:value="17.642300000000002" table:style-name="ce20">
            <text:p><text:s/>17,64<text:s text:c="3"/></text:p>
          </table:table-cell>
          <table:table-cell office:value-type="float" office:value="40.432000000000002" table:style-name="ce20">
            <text:p><text:s/>40,43<text:s text:c="3"/></text:p>
          </table:table-cell>
          <table:table-cell office:value-type="float" office:value="-2.4860000000000007" table:style-name="ce20">
            <text:p>-2,49<text:s text:c="3"/></text:p>
          </table:table-cell>
          <table:table-cell office:value-type="float" office:value="28.254599999" table:style-name="ce20">
            <text:p><text:s/>28,25<text:s text:c="3"/></text:p>
          </table:table-cell>
          <table:table-cell office:value-type="float" office:value="35.562239999999996" table:style-name="ce20">
            <text:p><text:s/>35,56<text:s text:c="3"/></text:p>
          </table:table-cell>
          <table:table-cell office:value-type="float" office:value="6.6121000000000016" table:style-name="ce20">
            <text:p><text:s/>6,61<text:s text:c="3"/></text:p>
          </table:table-cell>
          <table:table-cell office:value-type="float" office:value="1.4228599999999982" table:style-name="ce20">
            <text:p><text:s/>1,42<text:s text:c="3"/></text:p>
          </table:table-cell>
          <table:table-cell office:value-type="float" office:value="27.365399999999994" table:style-name="ce20">
            <text:p><text:s/>27,37<text:s text:c="3"/></text:p>
          </table:table-cell>
          <table:table-cell office:value-type="float" office:value="9.2088000000000019" table:style-name="ce20">
            <text:p><text:s/>9,21<text:s text:c="3"/></text:p>
          </table:table-cell>
          <table:table-cell office:value-type="float" office:value="7.3534799999999994" table:style-name="ce20">
            <text:p><text:s/>7,35<text:s text:c="3"/></text:p>
          </table:table-cell>
          <table:table-cell office:value-type="float" office:value="196.25857999899998" table:style-name="ce20">
            <text:p><text:s/>196,26<text:s text:c="3"/></text:p>
          </table:table-cell>
          <table:table-cell office:value-type="float" office:value="16.354881666583331" table:style-name="ce21">
            <text:p><text:s/>16,35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7.2655758062410607" table:style-name="ce27">
            <text:p>7,27</text:p>
          </table:table-cell>
          <table:table-cell office:value-type="float" office:value="1.7769803424713861" table:style-name="ce27">
            <text:p>1,78</text:p>
          </table:table-cell>
          <table:table-cell office:value-type="float" office:value="11.354296222886894" table:style-name="ce28">
            <text:p>11,35</text:p>
          </table:table-cell>
          <table:table-cell table:style-name="ce21"/>
          <table:table-cell office:value-type="float" office:value="8.9010639728993937" table:style-name="ce21">
            <text:p><text:s/>8,90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00 sachets</text:p>
          </table:table-cell>
          <table:table-cell office:value-type="string" table:style-name="ce19">
            <text:p>Levure Chimique</text:p>
          </table:table-cell>
          <table:table-cell office:value-type="float" office:value="22.057700000000004" table:style-name="ce20">
            <text:p><text:s/>22,06<text:s text:c="3"/></text:p>
          </table:table-cell>
          <table:table-cell office:value-type="float" office:value="13.066900000000004" table:style-name="ce20">
            <text:p><text:s/>13,07<text:s text:c="3"/></text:p>
          </table:table-cell>
          <table:table-cell office:value-type="float" office:value="9.580899999999998" table:style-name="ce20">
            <text:p><text:s/>9,58<text:s text:c="3"/></text:p>
          </table:table-cell>
          <table:table-cell office:value-type="float" office:value="23.943000000000019" table:style-name="ce20">
            <text:p><text:s/>23,94<text:s text:c="3"/></text:p>
          </table:table-cell>
          <table:table-cell office:value-type="float" office:value="8.17" table:style-name="ce20">
            <text:p><text:s/>8,17<text:s text:c="3"/></text:p>
          </table:table-cell>
          <table:table-cell office:value-type="float" office:value="1.4524999999999999" table:style-name="ce20">
            <text:p><text:s/>1,45<text:s text:c="3"/></text:p>
          </table:table-cell>
          <table:table-cell office:value-type="float" office:value="22.732500000000002" table:style-name="ce20">
            <text:p><text:s/>22,73<text:s text:c="3"/></text:p>
          </table:table-cell>
          <table:table-cell office:value-type="float" office:value="6.2251000000000012" table:style-name="ce20">
            <text:p><text:s/>6,23<text:s text:c="3"/></text:p>
          </table:table-cell>
          <table:table-cell office:value-type="float" office:value="15.421000000000003" table:style-name="ce20">
            <text:p><text:s/>15,42<text:s text:c="3"/></text:p>
          </table:table-cell>
          <table:table-cell office:value-type="float" office:value="18.169899999999995" table:style-name="ce20">
            <text:p><text:s/>18,17<text:s text:c="3"/></text:p>
          </table:table-cell>
          <table:table-cell office:value-type="float" office:value="14.165899999999995" table:style-name="ce20">
            <text:p><text:s/>14,17<text:s text:c="3"/></text:p>
          </table:table-cell>
          <table:table-cell office:value-type="float" office:value="20.334873999999999" table:style-name="ce20">
            <text:p><text:s/>20,33<text:s text:c="3"/></text:p>
          </table:table-cell>
          <table:table-cell office:value-type="float" office:value="175.32027400000004" table:style-name="ce20">
            <text:p><text:s/>175,32<text:s text:c="3"/></text:p>
          </table:table-cell>
          <table:table-cell office:value-type="float" office:value="14.610022833333337" table:style-name="ce21">
            <text:p><text:s/>14,61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3.735806920722696" table:style-name="ce27">
            <text:p>3,74</text:p>
          </table:table-cell>
          <table:table-cell office:value-type="float" office:value="1.0228065933474948" table:style-name="ce27">
            <text:p>1,02</text:p>
          </table:table-cell>
          <table:table-cell office:value-type="float" office:value="7.3883126290560313" table:style-name="ce28">
            <text:p>7,39</text:p>
          </table:table-cell>
          <table:table-cell table:style-name="ce21"/>
          <table:table-cell office:value-type="float" office:value="5.1968092040560299" table:style-name="ce21">
            <text:p><text:s/>5,20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45L</text:p>
          </table:table-cell>
          <table:table-cell office:value-type="string" table:style-name="ce30">
            <text:p>Bouillon</text:p>
          </table:table-cell>
          <table:table-cell office:value-type="float" office:value="41.403099999999995" table:style-name="ce20">
            <text:p><text:s/>41,40<text:s text:c="3"/></text:p>
          </table:table-cell>
          <table:table-cell office:value-type="float" office:value="15.498999999999999" table:style-name="ce20">
            <text:p><text:s/>15,50<text:s text:c="3"/></text:p>
          </table:table-cell>
          <table:table-cell office:value-type="float" office:value="25.602800000000006" table:style-name="ce20">
            <text:p><text:s/>25,60<text:s text:c="3"/></text:p>
          </table:table-cell>
          <table:table-cell office:value-type="float" office:value="23.627000000000002" table:style-name="ce20">
            <text:p><text:s/>23,63<text:s text:c="3"/></text:p>
          </table:table-cell>
          <table:table-cell office:value-type="float" office:value="0.67800000000000016" table:style-name="ce20">
            <text:p><text:s/>0,68<text:s text:c="3"/></text:p>
          </table:table-cell>
          <table:table-cell office:value-type="float" office:value="13.820039999999995" table:style-name="ce20">
            <text:p><text:s/>13,82<text:s text:c="3"/></text:p>
          </table:table-cell>
          <table:table-cell office:value-type="float" office:value="5.1669899999999993" table:style-name="ce20">
            <text:p><text:s/>5,17<text:s text:c="3"/></text:p>
          </table:table-cell>
          <table:table-cell office:value-type="float" office:value="-2.2906800000000009" table:style-name="ce20">
            <text:p>-2,29<text:s text:c="3"/></text:p>
          </table:table-cell>
          <table:table-cell office:value-type="float" office:value="10.325879999999998" table:style-name="ce20">
            <text:p><text:s/>10,33<text:s text:c="3"/></text:p>
          </table:table-cell>
          <table:table-cell office:value-type="float" office:value="6.7100399999999993" table:style-name="ce20">
            <text:p><text:s/>6,71<text:s text:c="3"/></text:p>
          </table:table-cell>
          <table:table-cell office:value-type="float" office:value="9.6479100000000013" table:style-name="ce20">
            <text:p><text:s/>9,65<text:s text:c="3"/></text:p>
          </table:table-cell>
          <table:table-cell office:value-type="float" office:value="16.241309999999995" table:style-name="ce20">
            <text:p><text:s/>16,24<text:s text:c="3"/></text:p>
          </table:table-cell>
          <table:table-cell office:value-type="float" office:value="166.43138999999999" table:style-name="ce20">
            <text:p><text:s/>166,43<text:s text:c="3"/></text:p>
          </table:table-cell>
          <table:table-cell office:value-type="float" office:value="13.869282499999999" table:style-name="ce21">
            <text:p><text:s/>13,87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6.2571281619043395" table:style-name="ce27">
            <text:p>6,26</text:p>
          </table:table-cell>
          <table:table-cell office:value-type="float" office:value="1.8046003928189767" table:style-name="ce27">
            <text:p>1,80</text:p>
          </table:table-cell>
          <table:table-cell office:value-type="float" office:value="9.7244487869043397" table:style-name="ce28">
            <text:p>9,72</text:p>
          </table:table-cell>
          <table:table-cell table:style-name="ce21"/>
          <table:table-cell office:value-type="float" office:value="7.644056411904339" table:style-name="ce21">
            <text:p><text:s/>7,64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5ml</text:p>
          </table:table-cell>
          <table:table-cell office:value-type="string" table:style-name="ce30">
            <text:p>Sunsilk shmp</text:p>
          </table:table-cell>
          <table:table-cell office:value-type="float" office:value="19.831599999999998" table:style-name="ce20">
            <text:p><text:s/>19,83<text:s text:c="3"/></text:p>
          </table:table-cell>
          <table:table-cell office:value-type="float" office:value="0.61220000000000008" table:style-name="ce20">
            <text:p><text:s/>0,61<text:s text:c="3"/></text:p>
          </table:table-cell>
          <table:table-cell office:value-type="float" office:value="31.9192" table:style-name="ce20">
            <text:p><text:s/>31,92<text:s text:c="3"/></text:p>
          </table:table-cell>
          <table:table-cell office:value-type="float" office:value="10.403" table:style-name="ce20">
            <text:p><text:s/>10,40<text:s text:c="3"/></text:p>
          </table:table-cell>
          <table:table-cell office:value-type="float" office:value="13.840999999999998" table:style-name="ce20">
            <text:p><text:s/>13,84<text:s text:c="3"/></text:p>
          </table:table-cell>
          <table:table-cell office:value-type="float" office:value="29.170938" table:style-name="ce20">
            <text:p><text:s/>29,17<text:s text:c="3"/></text:p>
          </table:table-cell>
          <table:table-cell office:value-type="float" office:value="8.9441200000000016" table:style-name="ce20">
            <text:p><text:s/>8,94<text:s text:c="3"/></text:p>
          </table:table-cell>
          <table:table-cell office:value-type="float" office:value="5.5598499989999999" table:style-name="ce20">
            <text:p><text:s/>5,56<text:s text:c="3"/></text:p>
          </table:table-cell>
          <table:table-cell office:value-type="float" office:value="4.5153359999999996" table:style-name="ce20">
            <text:p><text:s/>4,52<text:s text:c="3"/></text:p>
          </table:table-cell>
          <table:table-cell office:value-type="float" office:value="10.851239999999999" table:style-name="ce20">
            <text:p><text:s/>10,85<text:s text:c="3"/></text:p>
          </table:table-cell>
          <table:table-cell office:value-type="float" office:value="16.215541999999999" table:style-name="ce20">
            <text:p><text:s/>16,22<text:s text:c="3"/></text:p>
          </table:table-cell>
          <table:table-cell office:value-type="float" office:value="-6.3005640009999997" table:style-name="ce20">
            <text:p>-6,30<text:s text:c="3"/></text:p>
          </table:table-cell>
          <table:table-cell office:value-type="float" office:value="145.56346199800001" table:style-name="ce20">
            <text:p><text:s/>145,56<text:s text:c="3"/></text:p>
          </table:table-cell>
          <table:table-cell office:value-type="float" office:value="12.130288499833334" table:style-name="ce21">
            <text:p><text:s/>12,13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5.7606240076363511" table:style-name="ce27">
            <text:p>5,76</text:p>
          </table:table-cell>
          <table:table-cell office:value-type="float" office:value="1.8995835120378217" table:style-name="ce27">
            <text:p>1,90</text:p>
          </table:table-cell>
          <table:table-cell office:value-type="float" office:value="8.7931961325946837" table:style-name="ce28">
            <text:p>8,79</text:p>
          </table:table-cell>
          <table:table-cell table:style-name="ce21"/>
          <table:table-cell office:value-type="float" office:value="6.973652857619685" table:style-name="ce21">
            <text:p><text:s/>6,97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Bag 5 Kg</text:p>
          </table:table-cell>
          <table:table-cell office:value-type="string" table:style-name="ce19">
            <text:p>Matic</text:p>
          </table:table-cell>
          <table:table-cell office:value-type="float" office:value="0.66989999999999972" table:style-name="ce20">
            <text:p><text:s/>0,67<text:s text:c="3"/></text:p>
          </table:table-cell>
          <table:table-cell office:value-type="float" office:value="4.3997000000000002" table:style-name="ce20">
            <text:p><text:s/>4,40<text:s text:c="3"/></text:p>
          </table:table-cell>
          <table:table-cell office:value-type="float" office:value="28.946400000000004" table:style-name="ce20">
            <text:p><text:s/>28,95<text:s text:c="3"/></text:p>
          </table:table-cell>
          <table:table-cell office:value-type="float" office:value="17.991" table:style-name="ce20">
            <text:p><text:s/>17,99<text:s text:c="3"/></text:p>
          </table:table-cell>
          <table:table-cell office:value-type="float" office:value="-0.26500000000000057" table:style-name="ce20">
            <text:p>-0,27<text:s text:c="3"/></text:p>
          </table:table-cell>
          <table:table-cell office:value-type="float" office:value="7.3580000000000005" table:style-name="ce20">
            <text:p><text:s/>7,36<text:s text:c="3"/></text:p>
          </table:table-cell>
          <table:table-cell office:value-type="float" office:value="5.085" table:style-name="ce20">
            <text:p><text:s/>5,09<text:s text:c="3"/></text:p>
          </table:table-cell>
          <table:table-cell office:value-type="float" office:value="9.6999999999999993" table:style-name="ce20">
            <text:p><text:s/>9,70<text:s text:c="3"/></text:p>
          </table:table-cell>
          <table:table-cell office:value-type="float" office:value="15.545" table:style-name="ce20">
            <text:p><text:s/>15,55<text:s text:c="3"/></text:p>
          </table:table-cell>
          <table:table-cell office:value-type="float" office:value="10.365" table:style-name="ce20">
            <text:p><text:s/>10,37<text:s text:c="3"/></text:p>
          </table:table-cell>
          <table:table-cell office:value-type="float" office:value="5.63" table:style-name="ce20">
            <text:p><text:s/>5,63<text:s text:c="3"/></text:p>
          </table:table-cell>
          <table:table-cell office:value-type="float" office:value="7.6550000000000002" table:style-name="ce20">
            <text:p><text:s/>7,66<text:s text:c="3"/></text:p>
          </table:table-cell>
          <table:table-cell office:value-type="float" office:value="113.08" table:style-name="ce20">
            <text:p><text:s/>113,08<text:s text:c="3"/></text:p>
          </table:table-cell>
          <table:table-cell office:value-type="float" office:value="9.4233333333333338" table:style-name="ce21">
            <text:p><text:s/>9,42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4.2353551915331913" table:style-name="ce27">
            <text:p>4,24</text:p>
          </table:table-cell>
          <table:table-cell office:value-type="float" office:value="1.7978161407286273" table:style-name="ce27">
            <text:p>1,80</text:p>
          </table:table-cell>
          <table:table-cell office:value-type="float" office:value="6.5911885248665243" table:style-name="ce28">
            <text:p>6,59</text:p>
          </table:table-cell>
          <table:table-cell table:style-name="ce21"/>
          <table:table-cell office:value-type="float" office:value="5.1776885248665243" table:style-name="ce21">
            <text:p><text:s/>5,18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0kg</text:p>
          </table:table-cell>
          <table:table-cell office:value-type="string" table:style-name="ce19">
            <text:p>Omo</text:p>
          </table:table-cell>
          <table:table-cell office:value-type="float" office:value="16.46" table:style-name="ce20">
            <text:p><text:s/>16,46<text:s text:c="3"/></text:p>
          </table:table-cell>
          <table:table-cell office:value-type="float" office:value="8.98" table:style-name="ce20">
            <text:p><text:s/>8,98<text:s text:c="3"/></text:p>
          </table:table-cell>
          <table:table-cell office:value-type="float" office:value="16.760000000000002" table:style-name="ce20">
            <text:p><text:s/>16,76<text:s text:c="3"/></text:p>
          </table:table-cell>
          <table:table-cell office:value-type="float" office:value="12.92" table:style-name="ce20">
            <text:p><text:s/>12,92<text:s text:c="3"/></text:p>
          </table:table-cell>
          <table:table-cell office:value-type="float" office:value="3.19" table:style-name="ce20">
            <text:p><text:s/>3,19<text:s text:c="3"/></text:p>
          </table:table-cell>
          <table:table-cell office:value-type="float" office:value="3.25" table:style-name="ce20">
            <text:p><text:s/>3,25<text:s text:c="3"/></text:p>
          </table:table-cell>
          <table:table-cell office:value-type="float" office:value="6.05" table:style-name="ce20">
            <text:p><text:s/>6,05<text:s text:c="3"/></text:p>
          </table:table-cell>
          <table:table-cell office:value-type="float" office:value="8.84" table:style-name="ce20">
            <text:p><text:s/>8,84<text:s text:c="3"/></text:p>
          </table:table-cell>
          <table:table-cell office:value-type="float" office:value="14.01" table:style-name="ce20">
            <text:p><text:s/>14,01<text:s text:c="3"/></text:p>
          </table:table-cell>
          <table:table-cell office:value-type="float" office:value="3.12" table:style-name="ce20">
            <text:p><text:s/>3,12<text:s text:c="3"/></text:p>
          </table:table-cell>
          <table:table-cell office:value-type="float" office:value="11.69" table:style-name="ce20">
            <text:p><text:s/>11,69<text:s text:c="3"/></text:p>
          </table:table-cell>
          <table:table-cell office:value-type="float" office:value="7.27" table:style-name="ce20">
            <text:p><text:s/>7,27<text:s text:c="3"/></text:p>
          </table:table-cell>
          <table:table-cell office:value-type="float" office:value="112.54" table:style-name="ce20">
            <text:p><text:s/>112,54<text:s text:c="3"/></text:p>
          </table:table-cell>
          <table:table-cell office:value-type="float" office:value="9.3783333333333339" table:style-name="ce21">
            <text:p><text:s/>9,38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2.600593298787794" table:style-name="ce27">
            <text:p>2,60</text:p>
          </table:table-cell>
          <table:table-cell office:value-type="float" office:value="1.1091920947379963" table:style-name="ce27">
            <text:p>1,11</text:p>
          </table:table-cell>
          <table:table-cell office:value-type="float" office:value="4.945176632121127" table:style-name="ce28">
            <text:p>4,95</text:p>
          </table:table-cell>
          <table:table-cell table:style-name="ce21"/>
          <table:table-cell office:value-type="float" office:value="3.5384266321211273" table:style-name="ce21">
            <text:p><text:s/>3,54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Box 3 Kg</text:p>
          </table:table-cell>
          <table:table-cell office:value-type="string" table:style-name="ce19">
            <text:p>Matic</text:p>
          </table:table-cell>
          <table:table-cell office:value-type="float" office:value="12.51" table:style-name="ce20">
            <text:p><text:s/>12,51<text:s text:c="3"/></text:p>
          </table:table-cell>
          <table:table-cell office:value-type="float" office:value="6.7766999999999999" table:style-name="ce20">
            <text:p><text:s/>6,78<text:s text:c="3"/></text:p>
          </table:table-cell>
          <table:table-cell office:value-type="float" office:value="8.9279000000000011" table:style-name="ce20">
            <text:p><text:s/>8,93<text:s text:c="3"/></text:p>
          </table:table-cell>
          <table:table-cell office:value-type="float" office:value="8.1809999999999992" table:style-name="ce20">
            <text:p><text:s/>8,18<text:s text:c="3"/></text:p>
          </table:table-cell>
          <table:table-cell office:value-type="float" office:value="2.0069999999999997" table:style-name="ce20">
            <text:p><text:s/>2,01<text:s text:c="3"/></text:p>
          </table:table-cell>
          <table:table-cell office:value-type="float" office:value="2.7450000000000001" table:style-name="ce20">
            <text:p><text:s/>2,75<text:s text:c="3"/></text:p>
          </table:table-cell>
          <table:table-cell office:value-type="float" office:value="7.1790000000000003" table:style-name="ce20">
            <text:p><text:s/>7,18<text:s text:c="3"/></text:p>
          </table:table-cell>
          <table:table-cell office:value-type="float" office:value="13.466999998999999" table:style-name="ce20">
            <text:p><text:s/>13,47<text:s text:c="3"/></text:p>
          </table:table-cell>
          <table:table-cell office:value-type="float" office:value="12.752999999" table:style-name="ce20">
            <text:p><text:s/>12,75<text:s text:c="3"/></text:p>
          </table:table-cell>
          <table:table-cell office:value-type="float" office:value="5.8589999989999999" table:style-name="ce20">
            <text:p><text:s/>5,86<text:s text:c="3"/></text:p>
          </table:table-cell>
          <table:table-cell office:value-type="float" office:value="9.0809999999999995" table:style-name="ce20">
            <text:p><text:s/>9,08<text:s text:c="3"/></text:p>
          </table:table-cell>
          <table:table-cell office:value-type="float" office:value="12.545999998999999" table:style-name="ce20">
            <text:p><text:s/>12,55<text:s text:c="3"/></text:p>
          </table:table-cell>
          <table:table-cell office:value-type="float" office:value="102.032599996" table:style-name="ce20">
            <text:p><text:s/>102,03<text:s text:c="3"/></text:p>
          </table:table-cell>
          <table:table-cell office:value-type="float" office:value="8.5027166663333329" table:style-name="ce21">
            <text:p><text:s/>8,50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2.0010532892407582" table:style-name="ce27">
            <text:p>2,00</text:p>
          </table:table-cell>
          <table:table-cell office:value-type="float" office:value="0.94137126651013381" table:style-name="ce27">
            <text:p>0,94</text:p>
          </table:table-cell>
          <table:table-cell office:value-type="float" office:value="4.1267324558240919" table:style-name="ce28">
            <text:p>4,13</text:p>
          </table:table-cell>
          <table:table-cell table:style-name="ce21"/>
          <table:table-cell office:value-type="float" office:value="2.8513249558740914" table:style-name="ce21">
            <text:p><text:s/>2,85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5ml</text:p>
          </table:table-cell>
          <table:table-cell office:value-type="string" table:style-name="ce19">
            <text:p>Clearshmp</text:p>
          </table:table-cell>
          <table:table-cell office:value-type="float" office:value="4.9855" table:style-name="ce20">
            <text:p><text:s/>4,99<text:s text:c="3"/></text:p>
          </table:table-cell>
          <table:table-cell office:value-type="float" office:value="4.3896999999999995" table:style-name="ce20">
            <text:p><text:s/>4,39<text:s text:c="3"/></text:p>
          </table:table-cell>
          <table:table-cell office:value-type="float" office:value="4.0346000000000002" table:style-name="ce20">
            <text:p><text:s/>4,03<text:s text:c="3"/></text:p>
          </table:table-cell>
          <table:table-cell office:value-type="float" office:value="2.6440000000000001" table:style-name="ce20">
            <text:p><text:s/>2,64<text:s text:c="3"/></text:p>
          </table:table-cell>
          <table:table-cell office:value-type="float" office:value="1.6E-2" table:style-name="ce20">
            <text:p><text:s/>0,02<text:s text:c="3"/></text:p>
          </table:table-cell>
          <table:table-cell office:value-type="float" office:value="12.65668" table:style-name="ce20">
            <text:p><text:s/>12,66<text:s text:c="3"/></text:p>
          </table:table-cell>
          <table:table-cell office:value-type="float" office:value="2.6707584999999998" table:style-name="ce20">
            <text:p><text:s/>2,67<text:s text:c="3"/></text:p>
          </table:table-cell>
          <table:table-cell office:value-type="float" office:value="30.996279996999998" table:style-name="ce20">
            <text:p><text:s/>31,00<text:s text:c="3"/></text:p>
          </table:table-cell>
          <table:table-cell office:value-type="float" office:value="6.5833563319999993" table:style-name="ce20">
            <text:p><text:s/>6,58<text:s text:c="3"/></text:p>
          </table:table-cell>
          <table:table-cell office:value-type="float" office:value="9.0743200000000002" table:style-name="ce20">
            <text:p><text:s/>9,07<text:s text:c="3"/></text:p>
          </table:table-cell>
          <table:table-cell office:value-type="float" office:value="14.801880000000001" table:style-name="ce20">
            <text:p><text:s/>14,80<text:s text:c="3"/></text:p>
          </table:table-cell>
          <table:table-cell office:value-type="float" office:value="2.5035600000000002" table:style-name="ce20">
            <text:p><text:s/>2,50<text:s text:c="3"/></text:p>
          </table:table-cell>
          <table:table-cell office:value-type="float" office:value="95.356634829000001" table:style-name="ce20">
            <text:p><text:s/>95,36<text:s text:c="3"/></text:p>
          </table:table-cell>
          <table:table-cell office:value-type="float" office:value="7.9463862357500004" table:style-name="ce21">
            <text:p><text:s/>7,95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4.4046638805954359" table:style-name="ce27">
            <text:p>4,40</text:p>
          </table:table-cell>
          <table:table-cell office:value-type="float" office:value="2.2171909343038432" table:style-name="ce27">
            <text:p>2,22</text:p>
          </table:table-cell>
          <table:table-cell office:value-type="float" office:value="6.3912604395329362" table:style-name="ce28">
            <text:p>6,39</text:p>
          </table:table-cell>
          <table:table-cell table:style-name="ce21"/>
          <table:table-cell office:value-type="float" office:value="5.1993025041704364" table:style-name="ce21">
            <text:p><text:s/>5,20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Bag 3 Kg</text:p>
          </table:table-cell>
          <table:table-cell office:value-type="string" table:style-name="ce19">
            <text:p>Matic</text:p>
          </table:table-cell>
          <table:table-cell office:value-type="float" office:value="15.3" table:style-name="ce20">
            <text:p><text:s/>15,30<text:s text:c="3"/></text:p>
          </table:table-cell>
          <table:table-cell office:value-type="float" office:value="4.05" table:style-name="ce20">
            <text:p><text:s/>4,05<text:s text:c="3"/></text:p>
          </table:table-cell>
          <table:table-cell office:value-type="float" office:value="8.1358999999999995" table:style-name="ce20">
            <text:p><text:s/>8,14<text:s text:c="3"/></text:p>
          </table:table-cell>
          <table:table-cell office:value-type="float" office:value="9.234" table:style-name="ce20">
            <text:p><text:s/>9,23<text:s text:c="3"/></text:p>
          </table:table-cell>
          <table:table-cell office:value-type="float" office:value="-3.24" table:style-name="ce20">
            <text:p>-3,24<text:s text:c="3"/></text:p>
          </table:table-cell>
          <table:table-cell office:value-type="float" office:value="7.7040000000000006" table:style-name="ce20">
            <text:p><text:s/>7,70<text:s text:c="3"/></text:p>
          </table:table-cell>
          <table:table-cell office:value-type="float" office:value="3.1920000000000002" table:style-name="ce20">
            <text:p><text:s/>3,19<text:s text:c="3"/></text:p>
          </table:table-cell>
          <table:table-cell office:value-type="float" office:value="5.6369999999999996" table:style-name="ce20">
            <text:p><text:s/>5,64<text:s text:c="3"/></text:p>
          </table:table-cell>
          <table:table-cell office:value-type="float" office:value="9.6630000000000003" table:style-name="ce20">
            <text:p><text:s/>9,66<text:s text:c="3"/></text:p>
          </table:table-cell>
          <table:table-cell office:value-type="float" office:value="9.6750000000000007" table:style-name="ce20">
            <text:p><text:s/>9,68<text:s text:c="3"/></text:p>
          </table:table-cell>
          <table:table-cell office:value-type="float" office:value="3.4560000000000004" table:style-name="ce20">
            <text:p><text:s/>3,46<text:s text:c="3"/></text:p>
          </table:table-cell>
          <table:table-cell office:value-type="float" office:value="1.8210000000000002" table:style-name="ce20">
            <text:p><text:s/>1,82<text:s text:c="3"/></text:p>
          </table:table-cell>
          <table:table-cell office:value-type="float" office:value="74.627899999999997" table:style-name="ce20">
            <text:p><text:s/>74,63<text:s text:c="3"/></text:p>
          </table:table-cell>
          <table:table-cell office:value-type="float" office:value="6.2189916666666667" table:style-name="ce21">
            <text:p><text:s/>6,22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2.489089794244316" table:style-name="ce27">
            <text:p>2,49</text:p>
          </table:table-cell>
          <table:table-cell office:value-type="float" office:value="1.6009603663472665" table:style-name="ce27">
            <text:p>1,60</text:p>
          </table:table-cell>
          <table:table-cell office:value-type="float" office:value="4.0438377109109824" table:style-name="ce28">
            <text:p>4,04</text:p>
          </table:table-cell>
          <table:table-cell table:style-name="ce21"/>
          <table:table-cell office:value-type="float" office:value="3.1109889609109826" table:style-name="ce21">
            <text:p><text:s/>3,11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25ml</text:p>
          </table:table-cell>
          <table:table-cell office:value-type="string" table:style-name="ce30">
            <text:p>Signal</text:p>
          </table:table-cell>
          <table:table-cell office:value-type="float" office:value="3.5899999999999981E-2" table:style-name="ce20">
            <text:p><text:s/>0,04<text:s text:c="3"/></text:p>
          </table:table-cell>
          <table:table-cell office:value-type="float" office:value="4.1532" table:style-name="ce20">
            <text:p><text:s/>4,15<text:s text:c="3"/></text:p>
          </table:table-cell>
          <table:table-cell office:value-type="float" office:value="7.3736999999999995" table:style-name="ce20">
            <text:p><text:s/>7,37<text:s text:c="3"/></text:p>
          </table:table-cell>
          <table:table-cell office:value-type="float" office:value="0.25800000000000001" table:style-name="ce20">
            <text:p><text:s/>0,26<text:s text:c="3"/></text:p>
          </table:table-cell>
          <table:table-cell office:value-type="float" office:value="18.722000000000001" table:style-name="ce20">
            <text:p><text:s/>18,72<text:s text:c="3"/></text:p>
          </table:table-cell>
          <table:table-cell office:value-type="float" office:value="3.1253950000000001" table:style-name="ce20">
            <text:p><text:s/>3,13<text:s text:c="3"/></text:p>
          </table:table-cell>
          <table:table-cell office:value-type="float" office:value="10.154917499999998" table:style-name="ce20">
            <text:p><text:s/>10,15<text:s text:c="3"/></text:p>
          </table:table-cell>
          <table:table-cell office:value-type="float" office:value="10.063007498000001" table:style-name="ce20">
            <text:p><text:s/>10,06<text:s text:c="3"/></text:p>
          </table:table-cell>
          <table:table-cell office:value-type="float" office:value="4.156842082999999" table:style-name="ce20">
            <text:p><text:s/>4,16<text:s text:c="3"/></text:p>
          </table:table-cell>
          <table:table-cell office:value-type="float" office:value="2.5320749989999998" table:style-name="ce20">
            <text:p><text:s/>2,53<text:s text:c="3"/></text:p>
          </table:table-cell>
          <table:table-cell office:value-type="float" office:value="9.9076249989999994" table:style-name="ce20">
            <text:p><text:s/>9,91<text:s text:c="3"/></text:p>
          </table:table-cell>
          <table:table-cell office:value-type="float" office:value="4.1259399999999999" table:style-name="ce20">
            <text:p><text:s/>4,13<text:s text:c="3"/></text:p>
          </table:table-cell>
          <table:table-cell office:value-type="float" office:value="74.608602078999994" table:style-name="ce20">
            <text:p><text:s/>74,61<text:s text:c="3"/></text:p>
          </table:table-cell>
          <table:table-cell office:value-type="float" office:value="6.2173835065833325" table:style-name="ce21">
            <text:p><text:s/>6,22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2.7673435610529262" table:style-name="ce27">
            <text:p>2,77</text:p>
          </table:table-cell>
          <table:table-cell office:value-type="float" office:value="1.7803910973950374" table:style-name="ce27">
            <text:p>1,78</text:p>
          </table:table-cell>
          <table:table-cell office:value-type="float" office:value="5.5651661390154263" table:style-name="ce28">
            <text:p>5,57</text:p>
          </table:table-cell>
          <table:table-cell table:style-name="ce21"/>
          <table:table-cell office:value-type="float" office:value="3.3890819117112594" table:style-name="ce21">
            <text:p><text:s/>3,39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00ml</text:p>
          </table:table-cell>
          <table:table-cell office:value-type="string" table:style-name="ce30">
            <text:p>Sunsilk shmp</text:p>
          </table:table-cell>
          <table:table-cell office:value-type="float" office:value="0.65660000000000007" table:style-name="ce20">
            <text:p><text:s/>0,66<text:s text:c="3"/></text:p>
          </table:table-cell>
          <table:table-cell office:value-type="float" office:value="7.7446000000000002" table:style-name="ce20">
            <text:p><text:s/>7,74<text:s text:c="3"/></text:p>
          </table:table-cell>
          <table:table-cell office:value-type="float" office:value="1.1526000000000001" table:style-name="ce20">
            <text:p><text:s/>1,15<text:s text:c="3"/></text:p>
          </table:table-cell>
          <table:table-cell office:value-type="float" office:value="29.726000000000003" table:style-name="ce20">
            <text:p><text:s/>29,73<text:s text:c="3"/></text:p>
          </table:table-cell>
          <table:table-cell office:value-type="float" office:value="-12.911999999999999" table:style-name="ce20">
            <text:p>-12,91<text:s text:c="3"/></text:p>
          </table:table-cell>
          <table:table-cell office:value-type="float" office:value="1.2509537129999999" table:style-name="ce20">
            <text:p><text:s/>1,25<text:s text:c="3"/></text:p>
          </table:table-cell>
          <table:table-cell office:value-type="float" office:value="2.0425216509999999" table:style-name="ce20">
            <text:p><text:s/>2,04<text:s text:c="3"/></text:p>
          </table:table-cell>
          <table:table-cell office:value-type="float" office:value="1.7469870589999998" table:style-name="ce20">
            <text:p><text:s/>1,75<text:s text:c="3"/></text:p>
          </table:table-cell>
          <table:table-cell office:value-type="float" office:value="5.149907904" table:style-name="ce20">
            <text:p><text:s/>5,15<text:s text:c="3"/></text:p>
          </table:table-cell>
          <table:table-cell office:value-type="float" office:value="4.4488179040000002" table:style-name="ce20">
            <text:p><text:s/>4,45<text:s text:c="3"/></text:p>
          </table:table-cell>
          <table:table-cell office:value-type="float" office:value="11.725945818" table:style-name="ce20">
            <text:p><text:s/>11,73<text:s text:c="3"/></text:p>
          </table:table-cell>
          <table:table-cell office:value-type="float" office:value="14.553184143999999" table:style-name="ce20">
            <text:p><text:s/>14,55<text:s text:c="3"/></text:p>
          </table:table-cell>
          <table:table-cell office:value-type="float" office:value="67.286118193000007" table:style-name="ce20">
            <text:p><text:s/>67,29<text:s text:c="3"/></text:p>
          </table:table-cell>
          <table:table-cell office:value-type="float" office:value="5.6071765160833342" table:style-name="ce21">
            <text:p><text:s/>5,61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5.2933613775250015" table:style-name="ce27">
            <text:p>5,29</text:p>
          </table:table-cell>
          <table:table-cell office:value-type="float" office:value="3.7761332195209465" table:style-name="ce27">
            <text:p>3,78</text:p>
          </table:table-cell>
          <table:table-cell office:value-type="float" office:value="7.8165908097625021" table:style-name="ce28">
            <text:p>7,82</text:p>
          </table:table-cell>
          <table:table-cell table:style-name="ce21"/>
          <table:table-cell office:value-type="float" office:value="5.8540790291333344" table:style-name="ce21">
            <text:p><text:s/>5,85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50ml</text:p>
          </table:table-cell>
          <table:table-cell office:value-type="string" table:style-name="ce30">
            <text:p>Signal</text:p>
          </table:table-cell>
          <table:table-cell office:value-type="float" office:value="0.23120000000000004" table:style-name="ce20">
            <text:p><text:s/>0,23<text:s text:c="3"/></text:p>
          </table:table-cell>
          <table:table-cell office:value-type="float" office:value="2.3264999999999998" table:style-name="ce20">
            <text:p><text:s/>2,33<text:s text:c="3"/></text:p>
          </table:table-cell>
          <table:table-cell office:value-type="float" office:value="3.3324000000000003" table:style-name="ce20">
            <text:p><text:s/>3,33<text:s text:c="3"/></text:p>
          </table:table-cell>
          <table:table-cell office:value-type="float" office:value="9.5850000000000009" table:style-name="ce20">
            <text:p><text:s/>9,59<text:s text:c="3"/></text:p>
          </table:table-cell>
          <table:table-cell office:value-type="float" office:value="7.0709999999999997" table:style-name="ce20">
            <text:p><text:s/>7,07<text:s text:c="3"/></text:p>
          </table:table-cell>
          <table:table-cell office:value-type="float" office:value="3.9049799910000003" table:style-name="ce20">
            <text:p><text:s/>3,90<text:s text:c="3"/></text:p>
          </table:table-cell>
          <table:table-cell office:value-type="float" office:value="4.4264349980000004" table:style-name="ce20">
            <text:p><text:s/>4,43<text:s text:c="3"/></text:p>
          </table:table-cell>
          <table:table-cell office:value-type="float" office:value="5.834211665999999" table:style-name="ce20">
            <text:p><text:s/>5,83<text:s text:c="3"/></text:p>
          </table:table-cell>
          <table:table-cell office:value-type="float" office:value="6.7079458330000001" table:style-name="ce20">
            <text:p><text:s/>6,71<text:s text:c="3"/></text:p>
          </table:table-cell>
          <table:table-cell office:value-type="float" office:value="3.4117725000000001" table:style-name="ce20">
            <text:p><text:s/>3,41<text:s text:c="3"/></text:p>
          </table:table-cell>
          <table:table-cell office:value-type="float" office:value="12.124370000000001" table:style-name="ce20">
            <text:p><text:s/>12,12<text:s text:c="3"/></text:p>
          </table:table-cell>
          <table:table-cell office:value-type="float" office:value="5.0933100000000007" table:style-name="ce20">
            <text:p><text:s/>5,09<text:s text:c="3"/></text:p>
          </table:table-cell>
          <table:table-cell office:value-type="float" office:value="64.049124988000003" table:style-name="ce20">
            <text:p><text:s/>64,05<text:s text:c="3"/></text:p>
          </table:table-cell>
          <table:table-cell office:value-type="float" office:value="5.3374270823333338" table:style-name="ce21">
            <text:p><text:s/>5,34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.6821413604998041" table:style-name="ce27">
            <text:p>1,68</text:p>
          </table:table-cell>
          <table:table-cell office:value-type="float" office:value="1.2606383821655369" table:style-name="ce27">
            <text:p>1,26</text:p>
          </table:table-cell>
          <table:table-cell office:value-type="float" office:value="4.0839835475498045" table:style-name="ce28">
            <text:p>4,08</text:p>
          </table:table-cell>
          <table:table-cell table:style-name="ce21"/>
          <table:table-cell office:value-type="float" office:value="2.2158840687331374" table:style-name="ce21">
            <text:p><text:s/>2,22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S120g</text:p>
          </table:table-cell>
          <table:table-cell office:value-type="string" table:style-name="ce19">
            <text:p>Skiphs</text:p>
          </table:table-cell>
          <table:table-cell office:value-type="float" office:value="5.3872" table:style-name="ce20">
            <text:p><text:s/>5,39<text:s text:c="3"/></text:p>
          </table:table-cell>
          <table:table-cell office:value-type="float" office:value="13.425000000000001" table:style-name="ce20">
            <text:p><text:s/>13,43<text:s text:c="3"/></text:p>
          </table:table-cell>
          <table:table-cell office:value-type="float" office:value="6.6881000000000004" table:style-name="ce20">
            <text:p><text:s/>6,69<text:s text:c="3"/></text:p>
          </table:table-cell>
          <table:table-cell office:value-type="float" office:value="15.908000000000001" table:style-name="ce20">
            <text:p><text:s/>15,91<text:s text:c="3"/></text:p>
          </table:table-cell>
          <table:table-cell office:value-type="float" office:value="-8.6859999999999999" table:style-name="ce20">
            <text:p>-8,69<text:s text:c="3"/></text:p>
          </table:table-cell>
          <table:table-cell office:value-type="float" office:value="6.2553600000000014" table:style-name="ce20">
            <text:p><text:s/>6,26<text:s text:c="3"/></text:p>
          </table:table-cell>
          <table:table-cell office:value-type="float" office:value="3.5097599999999991" table:style-name="ce20">
            <text:p><text:s/>3,51<text:s text:c="3"/></text:p>
          </table:table-cell>
          <table:table-cell office:value-type="float" office:value="5.7008399999999986" table:style-name="ce20">
            <text:p><text:s/>5,70<text:s text:c="3"/></text:p>
          </table:table-cell>
          <table:table-cell office:value-type="float" office:value="5.9008799999999999" table:style-name="ce20">
            <text:p><text:s/>5,90<text:s text:c="3"/></text:p>
          </table:table-cell>
          <table:table-cell office:value-type="float" office:value="4.26816" table:style-name="ce20">
            <text:p><text:s/>4,27<text:s text:c="3"/></text:p>
          </table:table-cell>
          <table:table-cell office:value-type="float" office:value="2.0474399999999999" table:style-name="ce20">
            <text:p><text:s/>2,05<text:s text:c="3"/></text:p>
          </table:table-cell>
          <table:table-cell office:value-type="float" office:value="0.2016" table:style-name="ce20">
            <text:p><text:s/>0,20<text:s text:c="3"/></text:p>
          </table:table-cell>
          <table:table-cell office:value-type="float" office:value="60.60634000000001" table:style-name="ce20">
            <text:p><text:s/>60,61<text:s text:c="3"/></text:p>
          </table:table-cell>
          <table:table-cell office:value-type="float" office:value="5.0505283333333342" table:style-name="ce21">
            <text:p><text:s/>5,05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3.204944546649497" table:style-name="ce27">
            <text:p>3,20</text:p>
          </table:table-cell>
          <table:table-cell office:value-type="float" office:value="2.5383043793632125" table:style-name="ce27">
            <text:p>2,54</text:p>
          </table:table-cell>
          <table:table-cell office:value-type="float" office:value="5.4776822966494976" table:style-name="ce28">
            <text:p>5,48</text:p>
          </table:table-cell>
          <table:table-cell table:style-name="ce21"/>
          <table:table-cell office:value-type="float" office:value="3.7099973799828305" table:style-name="ce21">
            <text:p><text:s/>3,71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S760g</text:p>
          </table:table-cell>
          <table:table-cell office:value-type="string" table:style-name="ce19">
            <text:p>Omo</text:p>
          </table:table-cell>
          <table:table-cell office:value-type="float" office:value="4.4736000000000011" table:style-name="ce20">
            <text:p><text:s/>4,47<text:s text:c="3"/></text:p>
          </table:table-cell>
          <table:table-cell office:value-type="float" office:value="2.7359999999999998" table:style-name="ce20">
            <text:p><text:s/>2,74<text:s text:c="3"/></text:p>
          </table:table-cell>
          <table:table-cell office:value-type="float" office:value="3.8686000000000007" table:style-name="ce20">
            <text:p><text:s/>3,87<text:s text:c="3"/></text:p>
          </table:table-cell>
          <table:table-cell office:value-type="float" office:value="5.3670000000000009" table:style-name="ce20">
            <text:p><text:s/>5,37<text:s text:c="3"/></text:p>
          </table:table-cell>
          <table:table-cell office:value-type="float" office:value="6.1449999999999996" table:style-name="ce20">
            <text:p><text:s/>6,15<text:s text:c="3"/></text:p>
          </table:table-cell>
          <table:table-cell office:value-type="float" office:value="4.6368000000000009" table:style-name="ce20">
            <text:p><text:s/>4,64<text:s text:c="3"/></text:p>
          </table:table-cell>
          <table:table-cell office:value-type="float" office:value="4.4400000000000004" table:style-name="ce20">
            <text:p><text:s/>4,44<text:s text:c="3"/></text:p>
          </table:table-cell>
          <table:table-cell office:value-type="float" office:value="4.8464000000000009" table:style-name="ce20">
            <text:p><text:s/>4,85<text:s text:c="3"/></text:p>
          </table:table-cell>
          <table:table-cell office:value-type="float" office:value="5.1711999999999989" table:style-name="ce20">
            <text:p><text:s/>5,17<text:s text:c="3"/></text:p>
          </table:table-cell>
          <table:table-cell office:value-type="float" office:value="4.4457599999999999" table:style-name="ce20">
            <text:p><text:s/>4,45<text:s text:c="3"/></text:p>
          </table:table-cell>
          <table:table-cell office:value-type="float" office:value="4.4834400000000016" table:style-name="ce20">
            <text:p><text:s/>4,48<text:s text:c="3"/></text:p>
          </table:table-cell>
          <table:table-cell office:value-type="float" office:value="3.6952800000000003" table:style-name="ce20">
            <text:p><text:s/>3,70<text:s text:c="3"/></text:p>
          </table:table-cell>
          <table:table-cell office:value-type="float" office:value="54.309080000000009" table:style-name="ce20">
            <text:p><text:s/>54,31<text:s text:c="3"/></text:p>
          </table:table-cell>
          <table:table-cell office:value-type="float" office:value="4.5257566666666671" table:style-name="ce21">
            <text:p><text:s/>4,53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0.44921560529619192" table:style-name="ce27">
            <text:p>0,45</text:p>
          </table:table-cell>
          <table:table-cell office:value-type="float" office:value="0.3970302765986316" table:style-name="ce27">
            <text:p>0,40</text:p>
          </table:table-cell>
          <table:table-cell office:value-type="float" office:value="2.4858061052961919" table:style-name="ce28">
            <text:p>2,49</text:p>
          </table:table-cell>
          <table:table-cell table:style-name="ce21"/>
          <table:table-cell office:value-type="float" office:value="0.90179127196285869" table:style-name="ce21">
            <text:p><text:s/>0,90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00 sachets</text:p>
          </table:table-cell>
          <table:table-cell office:value-type="string" table:style-name="ce19">
            <text:p>Sucre Vanille</text:p>
          </table:table-cell>
          <table:table-cell office:value-type="float" office:value="1.1008" table:style-name="ce20">
            <text:p><text:s/>1,10<text:s text:c="3"/></text:p>
          </table:table-cell>
          <table:table-cell office:value-type="float" office:value="4.9687999999999999" table:style-name="ce20">
            <text:p><text:s/>4,97<text:s text:c="3"/></text:p>
          </table:table-cell>
          <table:table-cell office:value-type="float" office:value="8.3504000000000005" table:style-name="ce20">
            <text:p><text:s/>8,35<text:s text:c="3"/></text:p>
          </table:table-cell>
          <table:table-cell office:value-type="float" office:value="14.863000000000005" table:style-name="ce20">
            <text:p><text:s/>14,86<text:s text:c="3"/></text:p>
          </table:table-cell>
          <table:table-cell office:value-type="float" office:value="-3.1079999999999997" table:style-name="ce20">
            <text:p>-3,11<text:s text:c="3"/></text:p>
          </table:table-cell>
          <table:table-cell office:value-type="float" office:value="2.4088000000000003" table:style-name="ce20">
            <text:p><text:s/>2,41<text:s text:c="3"/></text:p>
          </table:table-cell>
          <table:table-cell office:value-type="float" office:value="5.5888" table:style-name="ce20">
            <text:p><text:s/>5,59<text:s text:c="3"/></text:p>
          </table:table-cell>
          <table:table-cell office:value-type="float" office:value="3.6608000000000009" table:style-name="ce20">
            <text:p><text:s/>3,66<text:s text:c="3"/></text:p>
          </table:table-cell>
          <table:table-cell office:value-type="float" office:value="4.0160000000000009" table:style-name="ce20">
            <text:p><text:s/>4,02<text:s text:c="3"/></text:p>
          </table:table-cell>
          <table:table-cell office:value-type="float" office:value="5.0752000000000015" table:style-name="ce20">
            <text:p><text:s/>5,08<text:s text:c="3"/></text:p>
          </table:table-cell>
          <table:table-cell office:value-type="float" office:value="2.2448000000000001" table:style-name="ce20">
            <text:p><text:s/>2,24<text:s text:c="3"/></text:p>
          </table:table-cell>
          <table:table-cell office:value-type="float" office:value="4.6783840000000003" table:style-name="ce20">
            <text:p><text:s/>4,68<text:s text:c="3"/></text:p>
          </table:table-cell>
          <table:table-cell office:value-type="float" office:value="53.847784000000004" table:style-name="ce20">
            <text:p><text:s/>53,85<text:s text:c="3"/></text:p>
          </table:table-cell>
          <table:table-cell office:value-type="float" office:value="4.487315333333334" table:style-name="ce21">
            <text:p><text:s/>4,49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2.2389853934176038" table:style-name="ce27">
            <text:p>2,24</text:p>
          </table:table-cell>
          <table:table-cell office:value-type="float" office:value="1.9958351282207818" table:style-name="ce27">
            <text:p>2,00</text:p>
          </table:table-cell>
          <table:table-cell office:value-type="float" office:value="4.2582772934176045" table:style-name="ce28">
            <text:p>4,26</text:p>
          </table:table-cell>
          <table:table-cell table:style-name="ce21"/>
          <table:table-cell office:value-type="float" office:value="2.6877169267509373" table:style-name="ce21">
            <text:p><text:s/>2,69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31">
            <text:p>Bag 1 Kg</text:p>
          </table:table-cell>
          <table:table-cell office:value-type="string" table:style-name="ce32">
            <text:p>Skipls</text:p>
          </table:table-cell>
          <table:table-cell office:value-type="float" office:value="4.6680000000000001" table:style-name="ce20">
            <text:p><text:s/>4,67<text:s text:c="3"/></text:p>
          </table:table-cell>
          <table:table-cell office:value-type="float" office:value="12.5548" table:style-name="ce20">
            <text:p><text:s/>12,55<text:s text:c="3"/></text:p>
          </table:table-cell>
          <table:table-cell office:value-type="float" office:value="0.95680000000000076" table:style-name="ce20">
            <text:p><text:s/>0,96<text:s text:c="3"/></text:p>
          </table:table-cell>
          <table:table-cell office:value-type="float" office:value="-3.27" table:style-name="ce20">
            <text:p>-3,27<text:s text:c="3"/></text:p>
          </table:table-cell>
          <table:table-cell office:value-type="float" office:value="5.0040000000000004" table:style-name="ce20">
            <text:p><text:s/>5,00<text:s text:c="3"/></text:p>
          </table:table-cell>
          <table:table-cell office:value-type="float" office:value="3.9239999999999999" table:style-name="ce20">
            <text:p><text:s/>3,92<text:s text:c="3"/></text:p>
          </table:table-cell>
          <table:table-cell office:value-type="float" office:value="3.7080000000000002" table:style-name="ce20">
            <text:p><text:s/>3,71<text:s text:c="3"/></text:p>
          </table:table-cell>
          <table:table-cell office:value-type="float" office:value="2.9540000000000002" table:style-name="ce20">
            <text:p><text:s/>2,95<text:s text:c="3"/></text:p>
          </table:table-cell>
          <table:table-cell office:value-type="float" office:value="3.5030000000000006" table:style-name="ce20">
            <text:p><text:s/>3,50<text:s text:c="3"/></text:p>
          </table:table-cell>
          <table:table-cell office:value-type="float" office:value="5.4039999999999999" table:style-name="ce20">
            <text:p><text:s/>5,40<text:s text:c="3"/></text:p>
          </table:table-cell>
          <table:table-cell office:value-type="float" office:value="4.854000000000001" table:style-name="ce20">
            <text:p><text:s/>4,85<text:s text:c="3"/></text:p>
          </table:table-cell>
          <table:table-cell office:value-type="float" office:value="3.8289999999999997" table:style-name="ce20">
            <text:p><text:s/>3,83<text:s text:c="3"/></text:p>
          </table:table-cell>
          <table:table-cell office:value-type="float" office:value="48.089599999999997" table:style-name="ce20">
            <text:p><text:s/>48,09<text:s text:c="3"/></text:p>
          </table:table-cell>
          <table:table-cell office:value-type="float" office:value="4.0074666666666667" table:style-name="ce21">
            <text:p><text:s/>4,01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.8616931737345213" table:style-name="ce27">
            <text:p>1,86</text:p>
          </table:table-cell>
          <table:table-cell office:value-type="float" office:value="1.8582244880235439" table:style-name="ce27">
            <text:p>1,86</text:p>
          </table:table-cell>
          <table:table-cell office:value-type="float" office:value="3.6650531737345213" table:style-name="ce28">
            <text:p>3,67</text:p>
          </table:table-cell>
          <table:table-cell table:style-name="ce21"/>
          <table:table-cell office:value-type="float" office:value="2.2624398404011878" table:style-name="ce21">
            <text:p><text:s/>2,26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75grs</text:p>
          </table:table-cell>
          <table:table-cell office:value-type="string" table:style-name="ce30">
            <text:p>Lux bar</text:p>
          </table:table-cell>
          <table:table-cell office:value-type="float" office:value="0.88500000000000001" table:style-name="ce20">
            <text:p><text:s/>0,89<text:s text:c="3"/></text:p>
          </table:table-cell>
          <table:table-cell office:value-type="float" office:value="9.6877000000000013" table:style-name="ce20">
            <text:p><text:s/>9,69<text:s text:c="3"/></text:p>
          </table:table-cell>
          <table:table-cell office:value-type="float" office:value="-7.2299999999999989E-2" table:style-name="ce20">
            <text:p>-0,07<text:s text:c="3"/></text:p>
          </table:table-cell>
          <table:table-cell office:value-type="float" office:value="1.3440000000000001" table:style-name="ce20">
            <text:p><text:s/>1,34<text:s text:c="3"/></text:p>
          </table:table-cell>
          <table:table-cell office:value-type="float" office:value="3.2949999999999999" table:style-name="ce20">
            <text:p><text:s/>3,30<text:s text:c="3"/></text:p>
          </table:table-cell>
          <table:table-cell office:value-type="float" office:value="2.4358499999999998" table:style-name="ce20">
            <text:p><text:s/>2,44<text:s text:c="3"/></text:p>
          </table:table-cell>
          <table:table-cell office:value-type="float" office:value="2.9146500000000004" table:style-name="ce20">
            <text:p><text:s/>2,91<text:s text:c="3"/></text:p>
          </table:table-cell>
          <table:table-cell office:value-type="float" office:value="4.1251500000000005" table:style-name="ce20">
            <text:p><text:s/>4,13<text:s text:c="3"/></text:p>
          </table:table-cell>
          <table:table-cell office:value-type="float" office:value="4.6669499999999999" table:style-name="ce20">
            <text:p><text:s/>4,67<text:s text:c="3"/></text:p>
          </table:table-cell>
          <table:table-cell office:value-type="float" office:value="2.7499500000000001" table:style-name="ce20">
            <text:p><text:s/>2,75<text:s text:c="3"/></text:p>
          </table:table-cell>
          <table:table-cell office:value-type="float" office:value="4.9061250000000003" table:style-name="ce20">
            <text:p><text:s/>4,91<text:s text:c="3"/></text:p>
          </table:table-cell>
          <table:table-cell office:value-type="float" office:value="6.7070249999999998" table:style-name="ce20">
            <text:p><text:s/>6,71<text:s text:c="3"/></text:p>
          </table:table-cell>
          <table:table-cell office:value-type="float" office:value="43.645100000000006" table:style-name="ce20">
            <text:p><text:s/>43,65<text:s text:c="3"/></text:p>
          </table:table-cell>
          <table:table-cell office:value-type="float" office:value="3.6370916666666671" table:style-name="ce21">
            <text:p><text:s/>3,64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.3886768381202799" table:style-name="ce27">
            <text:p>1,39</text:p>
          </table:table-cell>
          <table:table-cell office:value-type="float" office:value="1.5272387560063656" table:style-name="ce27">
            <text:p>1,53</text:p>
          </table:table-cell>
          <table:table-cell office:value-type="float" office:value="3.0253680881202802" table:style-name="ce28">
            <text:p>3,03</text:p>
          </table:table-cell>
          <table:table-cell table:style-name="ce21"/>
          <table:table-cell office:value-type="float" office:value="1.7523860047869466" table:style-name="ce21">
            <text:p><text:s/>1,75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4*10 sachets</text:p>
          </table:table-cell>
          <table:table-cell office:value-type="string" table:style-name="ce19">
            <text:p>Levure Chimique</text:p>
          </table:table-cell>
          <table:table-cell office:value-type="float" office:value="3.3971999999999993" table:style-name="ce20">
            <text:p><text:s/>3,40<text:s text:c="3"/></text:p>
          </table:table-cell>
          <table:table-cell office:value-type="float" office:value="2.3938999999999999" table:style-name="ce20">
            <text:p><text:s/>2,39<text:s text:c="3"/></text:p>
          </table:table-cell>
          <table:table-cell office:value-type="float" office:value="2.9751999999999996" table:style-name="ce20">
            <text:p><text:s/>2,98<text:s text:c="3"/></text:p>
          </table:table-cell>
          <table:table-cell office:value-type="float" office:value="7.3789999999999996" table:style-name="ce20">
            <text:p><text:s/>7,38<text:s text:c="3"/></text:p>
          </table:table-cell>
          <table:table-cell office:value-type="float" office:value="-1.6119999999999997" table:style-name="ce20">
            <text:p>-1,61<text:s text:c="3"/></text:p>
          </table:table-cell>
          <table:table-cell office:value-type="float" office:value="1.7639999999999998" table:style-name="ce20">
            <text:p><text:s/>1,76<text:s text:c="3"/></text:p>
          </table:table-cell>
          <table:table-cell office:value-type="float" office:value="3.3339599999999998" table:style-name="ce20">
            <text:p><text:s/>3,33<text:s text:c="3"/></text:p>
          </table:table-cell>
          <table:table-cell office:value-type="float" office:value="3.0732800000000005" table:style-name="ce20">
            <text:p><text:s/>3,07<text:s text:c="3"/></text:p>
          </table:table-cell>
          <table:table-cell office:value-type="float" office:value="3.4829200000000009" table:style-name="ce20">
            <text:p><text:s/>3,48<text:s text:c="3"/></text:p>
          </table:table-cell>
          <table:table-cell office:value-type="float" office:value="4.6991000000000005" table:style-name="ce20">
            <text:p><text:s/>4,70<text:s text:c="3"/></text:p>
          </table:table-cell>
          <table:table-cell office:value-type="float" office:value="2.3343599999999993" table:style-name="ce20">
            <text:p><text:s/>2,33<text:s text:c="3"/></text:p>
          </table:table-cell>
          <table:table-cell office:value-type="float" office:value="5.79894" table:style-name="ce20">
            <text:p><text:s/>5,80<text:s text:c="3"/></text:p>
          </table:table-cell>
          <table:table-cell office:value-type="float" office:value="39.019860000000001" table:style-name="ce20">
            <text:p><text:s/>39,02<text:s text:c="3"/></text:p>
          </table:table-cell>
          <table:table-cell office:value-type="float" office:value="3.251655" table:style-name="ce21">
            <text:p><text:s/>3,25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.1444753063660629" table:style-name="ce27">
            <text:p>1,14</text:p>
          </table:table-cell>
          <table:table-cell office:value-type="float" office:value="1.4078680627139877" table:style-name="ce27">
            <text:p>1,41</text:p>
          </table:table-cell>
          <table:table-cell office:value-type="float" office:value="2.6077200563660625" table:style-name="ce28">
            <text:p>2,61</text:p>
          </table:table-cell>
          <table:table-cell table:style-name="ce21"/>
          <table:table-cell office:value-type="float" office:value="1.4696408063660629" table:style-name="ce21">
            <text:p><text:s/>1,47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95ml</text:p>
          </table:table-cell>
          <table:table-cell office:value-type="string" table:style-name="ce19">
            <text:p>Clearshmp</text:p>
          </table:table-cell>
          <table:table-cell office:value-type="float" office:value="0.15379999999999999" table:style-name="ce20">
            <text:p><text:s/>0,15<text:s text:c="3"/></text:p>
          </table:table-cell>
          <table:table-cell office:value-type="float" office:value="2.8656999999999995" table:style-name="ce20">
            <text:p><text:s/>2,87<text:s text:c="3"/></text:p>
          </table:table-cell>
          <table:table-cell office:value-type="float" office:value="2.1087000000000002" table:style-name="ce20">
            <text:p><text:s/>2,11<text:s text:c="3"/></text:p>
          </table:table-cell>
          <table:table-cell office:value-type="float" office:value="1.284" table:style-name="ce20">
            <text:p><text:s/>1,28<text:s text:c="3"/></text:p>
          </table:table-cell>
          <table:table-cell office:value-type="float" office:value="2.7309999999999999" table:style-name="ce20">
            <text:p><text:s/>2,73<text:s text:c="3"/></text:p>
          </table:table-cell>
          <table:table-cell office:value-type="float" office:value="1.3666366539999999" table:style-name="ce20">
            <text:p><text:s/>1,37<text:s text:c="3"/></text:p>
          </table:table-cell>
          <table:table-cell office:value-type="float" office:value="3.33831831" table:style-name="ce20">
            <text:p><text:s/>3,34<text:s text:c="3"/></text:p>
          </table:table-cell>
          <table:table-cell office:value-type="float" office:value="4.0098366520000006" table:style-name="ce20">
            <text:p><text:s/>4,01<text:s text:c="3"/></text:p>
          </table:table-cell>
          <table:table-cell office:value-type="float" office:value="2.566008327" table:style-name="ce20">
            <text:p><text:s/>2,57<text:s text:c="3"/></text:p>
          </table:table-cell>
          <table:table-cell office:value-type="float" office:value="3.0051649980000001" table:style-name="ce20">
            <text:p><text:s/>3,01<text:s text:c="3"/></text:p>
          </table:table-cell>
          <table:table-cell office:value-type="float" office:value="2.444369998" table:style-name="ce20">
            <text:p><text:s/>2,44<text:s text:c="3"/></text:p>
          </table:table-cell>
          <table:table-cell office:value-type="float" office:value="2.5324766629999997" table:style-name="ce20">
            <text:p><text:s/>2,53<text:s text:c="3"/></text:p>
          </table:table-cell>
          <table:table-cell office:value-type="float" office:value="28.406011602" table:style-name="ce20">
            <text:p><text:s/>28,41<text:s text:c="3"/></text:p>
          </table:table-cell>
          <table:table-cell office:value-type="float" office:value="2.3671676334999998" table:style-name="ce21">
            <text:p><text:s/>2,37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0.53512088253089163" table:style-name="ce27">
            <text:p>0,54</text:p>
          </table:table-cell>
          <table:table-cell office:value-type="float" office:value="0.90423825496411203" table:style-name="ce27">
            <text:p>0,90</text:p>
          </table:table-cell>
          <table:table-cell office:value-type="float" office:value="1.6003463176058914" table:style-name="ce28">
            <text:p>1,60</text:p>
          </table:table-cell>
          <table:table-cell table:style-name="ce21"/>
          <table:table-cell office:value-type="float" office:value="0.77183764588089154" table:style-name="ce21">
            <text:p><text:s/>0,77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Box 1 Kg</text:p>
          </table:table-cell>
          <table:table-cell office:value-type="string" table:style-name="ce19">
            <text:p>Skipls</text:p>
          </table:table-cell>
          <table:table-cell office:value-type="float" office:value="2.3720000000000003" table:style-name="ce20">
            <text:p><text:s/>2,37<text:s text:c="3"/></text:p>
          </table:table-cell>
          <table:table-cell office:value-type="float" office:value="2.9406999999999996" table:style-name="ce20">
            <text:p><text:s/>2,94<text:s text:c="3"/></text:p>
          </table:table-cell>
          <table:table-cell office:value-type="float" office:value="7.9447999999999999" table:style-name="ce20">
            <text:p><text:s/>7,94<text:s text:c="3"/></text:p>
          </table:table-cell>
          <table:table-cell office:value-type="float" office:value="0.32899999999999996" table:style-name="ce20">
            <text:p><text:s/>0,33<text:s text:c="3"/></text:p>
          </table:table-cell>
          <table:table-cell office:value-type="float" office:value="-2.2410000000000001" table:style-name="ce20">
            <text:p>-2,24<text:s text:c="3"/></text:p>
          </table:table-cell>
          <table:table-cell office:value-type="float" office:value="1.6239999999999999" table:style-name="ce20">
            <text:p><text:s/>1,62<text:s text:c="3"/></text:p>
          </table:table-cell>
          <table:table-cell office:value-type="float" office:value="2.1560000000000006" table:style-name="ce20">
            <text:p><text:s/>2,16<text:s text:c="3"/></text:p>
          </table:table-cell>
          <table:table-cell office:value-type="float" office:value="2.4219999989999996" table:style-name="ce20">
            <text:p><text:s/>2,42<text:s text:c="3"/></text:p>
          </table:table-cell>
          <table:table-cell office:value-type="float" office:value="3.7919999999999989" table:style-name="ce20">
            <text:p><text:s/>3,79<text:s text:c="3"/></text:p>
          </table:table-cell>
          <table:table-cell office:value-type="float" office:value="2.2720000000000002" table:style-name="ce20">
            <text:p><text:s/>2,27<text:s text:c="3"/></text:p>
          </table:table-cell>
          <table:table-cell office:value-type="float" office:value="2.0439999990000004" table:style-name="ce20">
            <text:p><text:s/>2,04<text:s text:c="3"/></text:p>
          </table:table-cell>
          <table:table-cell office:value-type="float" office:value="2.2450000000000001" table:style-name="ce20">
            <text:p><text:s/>2,25<text:s text:c="3"/></text:p>
          </table:table-cell>
          <table:table-cell office:value-type="float" office:value="27.900499998000004" table:style-name="ce20">
            <text:p><text:s/>27,90<text:s text:c="3"/></text:p>
          </table:table-cell>
          <table:table-cell office:value-type="float" office:value="2.3250416665000002" table:style-name="ce21">
            <text:p><text:s/>2,33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.2103978009157026" table:style-name="ce27">
            <text:p>1,21</text:p>
          </table:table-cell>
          <table:table-cell office:value-type="float" office:value="2.0823675005149891" table:style-name="ce27">
            <text:p>2,08</text:p>
          </table:table-cell>
          <table:table-cell office:value-type="float" office:value="2.2566665508407029" table:style-name="ce28">
            <text:p>2,26</text:p>
          </table:table-cell>
          <table:table-cell table:style-name="ce21"/>
          <table:table-cell office:value-type="float" office:value="1.4429019675657027" table:style-name="ce21">
            <text:p><text:s/>1,44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0kg</text:p>
          </table:table-cell>
          <table:table-cell office:value-type="string" table:style-name="ce19">
            <text:p>Zed</text:p>
          </table:table-cell>
          <table:table-cell table:number-columns-repeated="3" table:style-name="ce20"/>
          <table:table-cell office:value-type="float" office:value="3.58" table:style-name="ce20">
            <text:p><text:s/>3,58<text:s text:c="3"/></text:p>
          </table:table-cell>
          <table:table-cell office:value-type="float" office:value="2.5299999999999998" table:style-name="ce20">
            <text:p><text:s/>2,53<text:s text:c="3"/></text:p>
          </table:table-cell>
          <table:table-cell office:value-type="float" office:value="2.96" table:style-name="ce20">
            <text:p><text:s/>2,96<text:s text:c="3"/></text:p>
          </table:table-cell>
          <table:table-cell office:value-type="float" office:value="3.17" table:style-name="ce20">
            <text:p><text:s/>3,17<text:s text:c="3"/></text:p>
          </table:table-cell>
          <table:table-cell office:value-type="float" office:value="3.21" table:style-name="ce20">
            <text:p><text:s/>3,21<text:s text:c="3"/></text:p>
          </table:table-cell>
          <table:table-cell office:value-type="float" office:value="3.34" table:style-name="ce20">
            <text:p><text:s/>3,34<text:s text:c="3"/></text:p>
          </table:table-cell>
          <table:table-cell office:value-type="float" office:value="4.05" table:style-name="ce20">
            <text:p><text:s/>4,05<text:s text:c="3"/></text:p>
          </table:table-cell>
          <table:table-cell office:value-type="float" office:value="1.53" table:style-name="ce20">
            <text:p><text:s/>1,53<text:s text:c="3"/></text:p>
          </table:table-cell>
          <table:table-cell office:value-type="float" office:value="2.34" table:style-name="ce20">
            <text:p><text:s/>2,34<text:s text:c="3"/></text:p>
          </table:table-cell>
          <table:table-cell office:value-type="float" office:value="26.71" table:style-name="ce20">
            <text:p><text:s/>26,71<text:s text:c="3"/></text:p>
          </table:table-cell>
          <table:table-cell office:value-type="float" office:value="2.9677777777777781" table:style-name="ce21">
            <text:p><text:s/>2,97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0.38737767695326097" table:style-name="ce27">
            <text:p>0,39</text:p>
          </table:table-cell>
          <table:table-cell office:value-type="float" office:value="0.52211143280858829" table:style-name="ce27">
            <text:p>0,52</text:p>
          </table:table-cell>
          <table:table-cell office:value-type="float" office:value="1.722877676953261" table:style-name="ce28">
            <text:p>1,72</text:p>
          </table:table-cell>
          <table:table-cell table:style-name="ce21"/>
          <table:table-cell office:value-type="float" office:value="0.68415545473103878" table:style-name="ce21">
            <text:p><text:s/>0,68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S160g<text:s/></text:p>
          </table:table-cell>
          <table:table-cell office:value-type="string" table:style-name="ce19">
            <text:p>Skipls</text:p>
          </table:table-cell>
          <table:table-cell office:value-type="float" office:value="2.2333000000000003" table:style-name="ce20">
            <text:p><text:s/>2,23<text:s text:c="3"/></text:p>
          </table:table-cell>
          <table:table-cell office:value-type="float" office:value="5.4069999999999991" table:style-name="ce20">
            <text:p><text:s/>5,41<text:s text:c="3"/></text:p>
          </table:table-cell>
          <table:table-cell office:value-type="float" office:value="2.5730999999999997" table:style-name="ce20">
            <text:p><text:s/>2,57<text:s text:c="3"/></text:p>
          </table:table-cell>
          <table:table-cell office:value-type="float" office:value="-0.88799999999999923" table:style-name="ce20">
            <text:p>-0,89<text:s text:c="3"/></text:p>
          </table:table-cell>
          <table:table-cell office:value-type="float" office:value="3.1070000000000002" table:style-name="ce20">
            <text:p><text:s/>3,11<text:s text:c="3"/></text:p>
          </table:table-cell>
          <table:table-cell office:value-type="float" office:value="4.0999999999999996" table:style-name="ce20">
            <text:p><text:s/>4,10<text:s text:c="3"/></text:p>
          </table:table-cell>
          <table:table-cell office:value-type="float" office:value="0.55871999999999999" table:style-name="ce20">
            <text:p><text:s/>0,56<text:s text:c="3"/></text:p>
          </table:table-cell>
          <table:table-cell office:value-type="float" office:value="-5.1839999999999997E-2" table:style-name="ce20">
            <text:p>-0,05<text:s text:c="3"/></text:p>
          </table:table-cell>
          <table:table-cell office:value-type="float" office:value="2.81088" table:style-name="ce20">
            <text:p><text:s/>2,81<text:s text:c="3"/></text:p>
          </table:table-cell>
          <table:table-cell office:value-type="float" office:value="0.9676800000000001" table:style-name="ce20">
            <text:p><text:s/>0,97<text:s text:c="3"/></text:p>
          </table:table-cell>
          <table:table-cell office:value-type="float" office:value="2.1081599999999998" table:style-name="ce20">
            <text:p><text:s/>2,11<text:s text:c="3"/></text:p>
          </table:table-cell>
          <table:table-cell office:value-type="float" office:value="2.4846400000000002" table:style-name="ce20">
            <text:p><text:s/>2,48<text:s text:c="3"/></text:p>
          </table:table-cell>
          <table:table-cell office:value-type="float" office:value="25.410640000000008" table:style-name="ce20">
            <text:p><text:s/>25,41<text:s text:c="3"/></text:p>
          </table:table-cell>
          <table:table-cell office:value-type="float" office:value="2.1175533333333338" table:style-name="ce21">
            <text:p><text:s/>2,12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0.91524902127112995" table:style-name="ce27">
            <text:p>0,92</text:p>
          </table:table-cell>
          <table:table-cell office:value-type="float" office:value="1.7288802258036093" table:style-name="ce27">
            <text:p>1,73</text:p>
          </table:table-cell>
          <table:table-cell office:value-type="float" office:value="1.8681480212711301" table:style-name="ce28">
            <text:p>1,87</text:p>
          </table:table-cell>
          <table:table-cell table:style-name="ce21"/>
          <table:table-cell office:value-type="float" office:value="1.1270043546044632" table:style-name="ce21">
            <text:p><text:s/>1,13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00grs</text:p>
          </table:table-cell>
          <table:table-cell office:value-type="string" table:style-name="ce30">
            <text:p>Dove Bar</text:p>
          </table:table-cell>
          <table:table-cell office:value-type="float" office:value="0.85739999999999994" table:style-name="ce20">
            <text:p><text:s/>0,86<text:s text:c="3"/></text:p>
          </table:table-cell>
          <table:table-cell office:value-type="float" office:value="4.4866000000000001" table:style-name="ce20">
            <text:p><text:s/>4,49<text:s text:c="3"/></text:p>
          </table:table-cell>
          <table:table-cell office:value-type="float" office:value="2.9333999999999998" table:style-name="ce20">
            <text:p><text:s/>2,93<text:s text:c="3"/></text:p>
          </table:table-cell>
          <table:table-cell office:value-type="float" office:value="2.2840000000000003" table:style-name="ce20">
            <text:p><text:s/>2,28<text:s text:c="3"/></text:p>
          </table:table-cell>
          <table:table-cell office:value-type="float" office:value="2.7860000000000005" table:style-name="ce20">
            <text:p><text:s/>2,79<text:s text:c="3"/></text:p>
          </table:table-cell>
          <table:table-cell office:value-type="float" office:value="1.6828999999999998" table:style-name="ce20">
            <text:p><text:s/>1,68<text:s text:c="3"/></text:p>
          </table:table-cell>
          <table:table-cell office:value-type="float" office:value="1.5720999999999998" table:style-name="ce20">
            <text:p><text:s/>1,57<text:s text:c="3"/></text:p>
          </table:table-cell>
          <table:table-cell office:value-type="float" office:value="1.7662" table:style-name="ce20">
            <text:p><text:s/>1,77<text:s text:c="3"/></text:p>
          </table:table-cell>
          <table:table-cell office:value-type="float" office:value="1.6235999999999999" table:style-name="ce20">
            <text:p><text:s/>1,62<text:s text:c="3"/></text:p>
          </table:table-cell>
          <table:table-cell office:value-type="float" office:value="1.5196000000000001" table:style-name="ce20">
            <text:p><text:s/>1,52<text:s text:c="3"/></text:p>
          </table:table-cell>
          <table:table-cell office:value-type="float" office:value="2.0152999999999999" table:style-name="ce20">
            <text:p><text:s/>2,02<text:s text:c="3"/></text:p>
          </table:table-cell>
          <table:table-cell office:value-type="float" office:value="1.5543" table:style-name="ce20">
            <text:p><text:s/>1,55<text:s text:c="3"/></text:p>
          </table:table-cell>
          <table:table-cell office:value-type="float" office:value="25.081400000000002" table:style-name="ce20">
            <text:p><text:s/>25,08<text:s text:c="3"/></text:p>
          </table:table-cell>
          <table:table-cell office:value-type="float" office:value="2.0901166666666668" table:style-name="ce21">
            <text:p><text:s/>2,09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0.49272300241529715" table:style-name="ce27">
            <text:p>0,49</text:p>
          </table:table-cell>
          <table:table-cell office:value-type="float" office:value="0.94295789373536809" table:style-name="ce27">
            <text:p>0,94</text:p>
          </table:table-cell>
          <table:table-cell office:value-type="float" office:value="1.4332755024152972" table:style-name="ce28">
            <text:p>1,43</text:p>
          </table:table-cell>
          <table:table-cell table:style-name="ce21"/>
          <table:table-cell office:value-type="float" office:value="0.7017346690819638" table:style-name="ce21">
            <text:p><text:s/>0,70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4L</text:p>
          </table:table-cell>
          <table:table-cell office:value-type="string" table:style-name="ce30">
            <text:p>Bouillon</text:p>
          </table:table-cell>
          <table:table-cell office:value-type="float" office:value="3.6523000000000008" table:style-name="ce20">
            <text:p><text:s/>3,65<text:s text:c="3"/></text:p>
          </table:table-cell>
          <table:table-cell office:value-type="float" office:value="5.7676999999999996" table:style-name="ce20">
            <text:p><text:s/>5,77<text:s text:c="3"/></text:p>
          </table:table-cell>
          <table:table-cell office:value-type="float" office:value="1.956" table:style-name="ce20">
            <text:p><text:s/>1,96<text:s text:c="3"/></text:p>
          </table:table-cell>
          <table:table-cell office:value-type="float" office:value="0.75099999999999989" table:style-name="ce20">
            <text:p><text:s/>0,75<text:s text:c="3"/></text:p>
          </table:table-cell>
          <table:table-cell office:value-type="float" office:value="9.2139999999999986" table:style-name="ce20">
            <text:p><text:s/>9,21<text:s text:c="3"/></text:p>
          </table:table-cell>
          <table:table-cell office:value-type="float" office:value="-1.1020100240000001" table:style-name="ce20">
            <text:p>-1,10<text:s text:c="3"/></text:p>
          </table:table-cell>
          <table:table-cell office:value-type="float" office:value="-1.5570017000000269E-2" table:style-name="ce20">
            <text:p>-0,02<text:s text:c="3"/></text:p>
          </table:table-cell>
          <table:table-cell office:value-type="float" office:value="-4.1019381349999984" table:style-name="ce20">
            <text:p>-4,10<text:s text:c="3"/></text:p>
          </table:table-cell>
          <table:table-cell office:value-type="float" office:value="2.2698681199999999" table:style-name="ce20">
            <text:p><text:s/>2,27<text:s text:c="3"/></text:p>
          </table:table-cell>
          <table:table-cell office:value-type="float" office:value="2.2835999939999998" table:style-name="ce20">
            <text:p><text:s/>2,28<text:s text:c="3"/></text:p>
          </table:table-cell>
          <table:table-cell office:value-type="float" office:value="1.716159998" table:style-name="ce20">
            <text:p><text:s/>1,72<text:s text:c="3"/></text:p>
          </table:table-cell>
          <table:table-cell office:value-type="float" office:value="2.5482899980000004" table:style-name="ce20">
            <text:p><text:s/>2,55<text:s text:c="3"/></text:p>
          </table:table-cell>
          <table:table-cell office:value-type="float" office:value="24.939399933999997" table:style-name="ce20">
            <text:p><text:s/>24,94<text:s text:c="3"/></text:p>
          </table:table-cell>
          <table:table-cell office:value-type="float" office:value="2.0782833278333332" table:style-name="ce21">
            <text:p><text:s/>2,08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.7316044068019665" table:style-name="ce27">
            <text:p>1,73</text:p>
          </table:table-cell>
          <table:table-cell office:value-type="float" office:value="3.3327590778629999" table:style-name="ce27">
            <text:p>3,33</text:p>
          </table:table-cell>
          <table:table-cell office:value-type="float" office:value="2.6668319043269664" table:style-name="ce28">
            <text:p>2,67</text:p>
          </table:table-cell>
          <table:table-cell table:style-name="ce21"/>
          <table:table-cell office:value-type="float" office:value="1.9394327395852997" table:style-name="ce21">
            <text:p><text:s/>1,94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Bad</text:p>
          </table:table-cell>
          <table:table-cell office:value-type="string" table:style-name="ce19">
            <text:p>Brosse</text:p>
          </table:table-cell>
          <table:table-cell office:value-type="float" office:value="0.74399999999999999" table:style-name="ce20">
            <text:p><text:s/>0,74<text:s text:c="3"/></text:p>
          </table:table-cell>
          <table:table-cell office:value-type="float" office:value="-4.4160000000000004" table:style-name="ce20">
            <text:p>-4,42<text:s text:c="3"/></text:p>
          </table:table-cell>
          <table:table-cell office:value-type="float" office:value="6.27" table:style-name="ce20">
            <text:p><text:s/>6,27<text:s text:c="3"/></text:p>
          </table:table-cell>
          <table:table-cell office:value-type="float" office:value="-1.135" table:style-name="ce20">
            <text:p>-1,14<text:s text:c="3"/></text:p>
          </table:table-cell>
          <table:table-cell office:value-type="float" office:value="3.093" table:style-name="ce20">
            <text:p><text:s/>3,09<text:s text:c="3"/></text:p>
          </table:table-cell>
          <table:table-cell office:value-type="float" office:value="2.861999999" table:style-name="ce20">
            <text:p><text:s/>2,86<text:s text:c="3"/></text:p>
          </table:table-cell>
          <table:table-cell office:value-type="float" office:value="3.9679999990000003" table:style-name="ce20">
            <text:p><text:s/>3,97<text:s text:c="3"/></text:p>
          </table:table-cell>
          <table:table-cell office:value-type="float" office:value="3.3140000000000001" table:style-name="ce20">
            <text:p><text:s/>3,31<text:s text:c="3"/></text:p>
          </table:table-cell>
          <table:table-cell office:value-type="float" office:value="1.9259999990000001" table:style-name="ce20">
            <text:p><text:s/>1,93<text:s text:c="3"/></text:p>
          </table:table-cell>
          <table:table-cell office:value-type="float" office:value="1.4980000000000002" table:style-name="ce20">
            <text:p><text:s/>1,50<text:s text:c="3"/></text:p>
          </table:table-cell>
          <table:table-cell office:value-type="float" office:value="3.8929999999999998" table:style-name="ce20">
            <text:p><text:s/>3,89<text:s text:c="3"/></text:p>
          </table:table-cell>
          <table:table-cell office:value-type="float" office:value="1.55" table:style-name="ce20">
            <text:p><text:s/>1,55<text:s text:c="3"/></text:p>
          </table:table-cell>
          <table:table-cell office:value-type="float" office:value="23.566999997000003" table:style-name="ce20">
            <text:p><text:s/>23,57<text:s text:c="3"/></text:p>
          </table:table-cell>
          <table:table-cell office:value-type="float" office:value="1.963916666416667" table:style-name="ce21">
            <text:p><text:s/>1,96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.4233521959692528" table:style-name="ce27">
            <text:p>1,42</text:p>
          </table:table-cell>
          <table:table-cell office:value-type="float" office:value="2.8990073159596532" table:style-name="ce27">
            <text:p>2,90</text:p>
          </table:table-cell>
          <table:table-cell office:value-type="float" office:value="2.307114695856753" table:style-name="ce28">
            <text:p>2,31</text:p>
          </table:table-cell>
          <table:table-cell table:style-name="ce21"/>
          <table:table-cell office:value-type="float" office:value="1.6197438626109195" table:style-name="ce21">
            <text:p><text:s/>1,62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S425g</text:p>
          </table:table-cell>
          <table:table-cell office:value-type="string" table:style-name="ce19">
            <text:p>Skiphs</text:p>
          </table:table-cell>
          <table:table-cell office:value-type="float" office:value="2.3179000000000003" table:style-name="ce20">
            <text:p><text:s/>2,32<text:s text:c="3"/></text:p>
          </table:table-cell>
          <table:table-cell office:value-type="float" office:value="2.1720999999999995" table:style-name="ce20">
            <text:p><text:s/>2,17<text:s text:c="3"/></text:p>
          </table:table-cell>
          <table:table-cell office:value-type="float" office:value="5.4381999999999993" table:style-name="ce20">
            <text:p><text:s/>5,44<text:s text:c="3"/></text:p>
          </table:table-cell>
          <table:table-cell office:value-type="float" office:value="-3.6850000000000001" table:style-name="ce20">
            <text:p>-3,69<text:s text:c="3"/></text:p>
          </table:table-cell>
          <table:table-cell office:value-type="float" office:value="1.8840000000000001" table:style-name="ce20">
            <text:p><text:s/>1,88<text:s text:c="3"/></text:p>
          </table:table-cell>
          <table:table-cell office:value-type="float" office:value="1.7185199999999996" table:style-name="ce20">
            <text:p><text:s/>1,72<text:s text:c="3"/></text:p>
          </table:table-cell>
          <table:table-cell office:value-type="float" office:value="1.2626749999999998" table:style-name="ce20">
            <text:p><text:s/>1,26<text:s text:c="3"/></text:p>
          </table:table-cell>
          <table:table-cell office:value-type="float" office:value="2.2257249999999997" table:style-name="ce20">
            <text:p><text:s/>2,23<text:s text:c="3"/></text:p>
          </table:table-cell>
          <table:table-cell office:value-type="float" office:value="2.2503749999999996" table:style-name="ce20">
            <text:p><text:s/>2,25<text:s text:c="3"/></text:p>
          </table:table-cell>
          <table:table-cell office:value-type="float" office:value="2.5461749999999999" table:style-name="ce20">
            <text:p><text:s/>2,55<text:s text:c="3"/></text:p>
          </table:table-cell>
          <table:table-cell office:value-type="float" office:value="1.8904000000000001" table:style-name="ce20">
            <text:p><text:s/>1,89<text:s text:c="3"/></text:p>
          </table:table-cell>
          <table:table-cell office:value-type="float" office:value="3.3363699999999996" table:style-name="ce20">
            <text:p><text:s/>3,34<text:s text:c="3"/></text:p>
          </table:table-cell>
          <table:table-cell office:value-type="float" office:value="23.357439999999997" table:style-name="ce20">
            <text:p><text:s/>23,36<text:s text:c="3"/></text:p>
          </table:table-cell>
          <table:table-cell office:value-type="float" office:value="1.9464533333333331" table:style-name="ce21">
            <text:p><text:s/>1,95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3">
            <text:p>7</text:p>
          </table:table-cell>
          <table:table-cell office:value-type="float" office:value="1.0761244338052367" table:style-name="ce27">
            <text:p>1,08</text:p>
          </table:table-cell>
          <table:table-cell office:value-type="float" office:value="2.2114569414563996" table:style-name="ce27">
            <text:p>2,21</text:p>
          </table:table-cell>
          <table:table-cell office:value-type="float" office:value="1.9520284338052365" table:style-name="ce28">
            <text:p>1,95</text:p>
          </table:table-cell>
          <table:table-cell table:style-name="ce21"/>
          <table:table-cell office:value-type="float" office:value="1.27076976713857" table:style-name="ce21">
            <text:p><text:s/>1,27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30*10 sachets</text:p>
          </table:table-cell>
          <table:table-cell office:value-type="string" table:style-name="ce19">
            <text:p>SEAS</text:p>
          </table:table-cell>
          <table:table-cell office:value-type="float" office:value="0.42720000000000002" table:style-name="ce20">
            <text:p><text:s/>0,43<text:s text:c="3"/></text:p>
          </table:table-cell>
          <table:table-cell office:value-type="float" office:value="0.1356" table:style-name="ce20">
            <text:p><text:s/>0,14<text:s text:c="3"/></text:p>
          </table:table-cell>
          <table:table-cell office:value-type="float" office:value="1.2335" table:style-name="ce20">
            <text:p><text:s/>1,23<text:s text:c="3"/></text:p>
          </table:table-cell>
          <table:table-cell office:value-type="float" office:value="3.5860000000000007" table:style-name="ce20">
            <text:p><text:s/>3,59<text:s text:c="3"/></text:p>
          </table:table-cell>
          <table:table-cell office:value-type="float" office:value="1.94" table:style-name="ce20">
            <text:p><text:s/>1,94<text:s text:c="3"/></text:p>
          </table:table-cell>
          <table:table-cell office:value-type="float" office:value="3.4308000000000001" table:style-name="ce20">
            <text:p><text:s/>3,43<text:s text:c="3"/></text:p>
          </table:table-cell>
          <table:table-cell office:value-type="float" office:value="1.8814" table:style-name="ce20">
            <text:p><text:s/>1,88<text:s text:c="3"/></text:p>
          </table:table-cell>
          <table:table-cell office:value-type="float" office:value="2.681" table:style-name="ce20">
            <text:p><text:s/>2,68<text:s text:c="3"/></text:p>
          </table:table-cell>
          <table:table-cell office:value-type="float" office:value="1.6296000000000002" table:style-name="ce20">
            <text:p><text:s/>1,63<text:s text:c="3"/></text:p>
          </table:table-cell>
          <table:table-cell office:value-type="float" office:value="1.5383999999999998" table:style-name="ce20">
            <text:p><text:s/>1,54<text:s text:c="3"/></text:p>
          </table:table-cell>
          <table:table-cell office:value-type="float" office:value="1.782" table:style-name="ce20">
            <text:p><text:s/>1,78<text:s text:c="3"/></text:p>
          </table:table-cell>
          <table:table-cell office:value-type="float" office:value="1.7891999999999999" table:style-name="ce20">
            <text:p><text:s/>1,79<text:s text:c="3"/></text:p>
          </table:table-cell>
          <table:table-cell office:value-type="float" office:value="22.0547" table:style-name="ce20">
            <text:p><text:s/>22,05<text:s text:c="3"/></text:p>
          </table:table-cell>
          <table:table-cell office:value-type="float" office:value="1.8378916666666667" table:style-name="ce21">
            <text:p><text:s/>1,84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53662905436418795" table:style-name="ce27">
            <text:p>0,54</text:p>
          </table:table-cell>
          <table:table-cell office:value-type="float" office:value="1.1679231460632438" table:style-name="ce27">
            <text:p>1,17</text:p>
          </table:table-cell>
          <table:table-cell office:value-type="float" office:value="2.0988369710308548" table:style-name="ce28">
            <text:p>2,10</text:p>
          </table:table-cell>
          <table:table-cell table:style-name="ce21"/>
          <table:table-cell office:value-type="float" office:value="0.72041822103085462" table:style-name="ce21">
            <text:p><text:s/>0,72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00L</text:p>
          </table:table-cell>
          <table:table-cell office:value-type="string" table:style-name="ce30">
            <text:p>Bouillon</text:p>
          </table:table-cell>
          <table:table-cell office:value-type="float" office:value="5.6501999999999999" table:style-name="ce20">
            <text:p><text:s/>5,65<text:s text:c="3"/></text:p>
          </table:table-cell>
          <table:table-cell office:value-type="float" office:value="3.3551999999999995" table:style-name="ce20">
            <text:p><text:s/>3,36<text:s text:c="3"/></text:p>
          </table:table-cell>
          <table:table-cell office:value-type="float" office:value="7.199999999999962E-2" table:style-name="ce20">
            <text:p><text:s/>0,07<text:s text:c="3"/></text:p>
          </table:table-cell>
          <table:table-cell office:value-type="float" office:value="-5.2259999999999991" table:style-name="ce20">
            <text:p>-5,23<text:s text:c="3"/></text:p>
          </table:table-cell>
          <table:table-cell office:value-type="float" office:value="8.7580000000000009" table:style-name="ce20">
            <text:p><text:s/>8,76<text:s text:c="3"/></text:p>
          </table:table-cell>
          <table:table-cell office:value-type="float" office:value="0.41761599999999977" table:style-name="ce20">
            <text:p><text:s/>0,42<text:s text:c="3"/></text:p>
          </table:table-cell>
          <table:table-cell office:value-type="float" office:value="-6.5016000000000074E-2" table:style-name="ce20">
            <text:p>-0,07<text:s text:c="3"/></text:p>
          </table:table-cell>
          <table:table-cell office:value-type="float" office:value="0" table:style-name="ce20">
            <text:p><text:s/>-<text:s text:c="5"/></text:p>
          </table:table-cell>
          <table:table-cell office:value-type="float" office:value="2.4055199999999992" table:style-name="ce20">
            <text:p><text:s/>2,41<text:s text:c="3"/></text:p>
          </table:table-cell>
          <table:table-cell office:value-type="float" office:value="2.8268399999999998" table:style-name="ce20">
            <text:p><text:s/>2,83<text:s text:c="3"/></text:p>
          </table:table-cell>
          <table:table-cell office:value-type="float" office:value="1.5757200000000005" table:style-name="ce20">
            <text:p><text:s/>1,58<text:s text:c="3"/></text:p>
          </table:table-cell>
          <table:table-cell office:value-type="float" office:value="1.77684" table:style-name="ce20">
            <text:p><text:s/>1,78<text:s text:c="3"/></text:p>
          </table:table-cell>
          <table:table-cell office:value-type="float" office:value="21.54692" table:style-name="ce20">
            <text:p><text:s/>21,55<text:s text:c="3"/></text:p>
          </table:table-cell>
          <table:table-cell office:value-type="float" office:value="1.7955766666666666" table:style-name="ce21">
            <text:p><text:s/>1,80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1.7750848046794716" table:style-name="ce27">
            <text:p>1,78</text:p>
          </table:table-cell>
          <table:table-cell office:value-type="float" office:value="3.9543503491271439" table:style-name="ce27">
            <text:p>3,95</text:p>
          </table:table-cell>
          <table:table-cell office:value-type="float" office:value="3.3013249713461383" table:style-name="ce28">
            <text:p>3,30</text:p>
          </table:table-cell>
          <table:table-cell table:style-name="ce21"/>
          <table:table-cell office:value-type="float" office:value="1.9546424713461383" table:style-name="ce21">
            <text:p><text:s/>1,95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90ml</text:p>
          </table:table-cell>
          <table:table-cell office:value-type="string" table:style-name="ce19">
            <text:p>Clearshmp</text:p>
          </table:table-cell>
          <table:table-cell office:value-type="float" office:value="0.67279999999999995" table:style-name="ce20">
            <text:p><text:s/>0,67<text:s text:c="3"/></text:p>
          </table:table-cell>
          <table:table-cell office:value-type="float" office:value="4.4131000000000009" table:style-name="ce20">
            <text:p><text:s/>4,41<text:s text:c="3"/></text:p>
          </table:table-cell>
          <table:table-cell office:value-type="float" office:value="2.2019000000000002" table:style-name="ce20">
            <text:p><text:s/>2,20<text:s text:c="3"/></text:p>
          </table:table-cell>
          <table:table-cell office:value-type="float" office:value="-0.98200000000000021" table:style-name="ce20">
            <text:p>-0,98<text:s text:c="3"/></text:p>
          </table:table-cell>
          <table:table-cell office:value-type="float" office:value="1.5739999999999998" table:style-name="ce20">
            <text:p><text:s/>1,57<text:s text:c="3"/></text:p>
          </table:table-cell>
          <table:table-cell office:value-type="float" office:value="2.453809964" table:style-name="ce20">
            <text:p><text:s/>2,45<text:s text:c="3"/></text:p>
          </table:table-cell>
          <table:table-cell office:value-type="float" office:value="1.492109964" table:style-name="ce20">
            <text:p><text:s/>1,49<text:s text:c="3"/></text:p>
          </table:table-cell>
          <table:table-cell office:value-type="float" office:value="1.4657566399999999" table:style-name="ce20">
            <text:p><text:s/>1,47<text:s text:c="3"/></text:p>
          </table:table-cell>
          <table:table-cell office:value-type="float" office:value="1.4789333240000002" table:style-name="ce20">
            <text:p><text:s/>1,48<text:s text:c="3"/></text:p>
          </table:table-cell>
          <table:table-cell office:value-type="float" office:value="2.0870266470000001" table:style-name="ce20">
            <text:p><text:s/>2,09<text:s text:c="3"/></text:p>
          </table:table-cell>
          <table:table-cell office:value-type="float" office:value="1.0562966570000001" table:style-name="ce20">
            <text:p><text:s/>1,06<text:s text:c="3"/></text:p>
          </table:table-cell>
          <table:table-cell office:value-type="float" office:value="2.0229133300000002" table:style-name="ce20">
            <text:p><text:s/>2,02<text:s text:c="3"/></text:p>
          </table:table-cell>
          <table:table-cell office:value-type="float" office:value="19.936646526000004" table:style-name="ce20">
            <text:p><text:s/>19,94<text:s text:c="3"/></text:p>
          </table:table-cell>
          <table:table-cell office:value-type="float" office:value="1.6613872105000003" table:style-name="ce21">
            <text:p><text:s/>1,66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65122813239904165" table:style-name="ce27">
            <text:p>0,65</text:p>
          </table:table-cell>
          <table:table-cell office:value-type="float" office:value="1.567914158200489" table:style-name="ce27">
            <text:p>1,57</text:p>
          </table:table-cell>
          <table:table-cell office:value-type="float" office:value="2.0634072613240417" table:style-name="ce28">
            <text:p>2,06</text:p>
          </table:table-cell>
          <table:table-cell table:style-name="ce21"/>
          <table:table-cell office:value-type="float" office:value="0.8173668534490417" table:style-name="ce21">
            <text:p><text:s/>0,82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200ml</text:p>
          </table:table-cell>
          <table:table-cell office:value-type="string" table:style-name="ce30">
            <text:p>Sunsilk shmp</text:p>
          </table:table-cell>
          <table:table-cell office:value-type="float" office:value="0.6754" table:style-name="ce20">
            <text:p><text:s/>0,68<text:s text:c="3"/></text:p>
          </table:table-cell>
          <table:table-cell office:value-type="float" office:value="4.8643000000000001" table:style-name="ce20">
            <text:p><text:s/>4,86<text:s text:c="3"/></text:p>
          </table:table-cell>
          <table:table-cell office:value-type="float" office:value="0.25890000000000002" table:style-name="ce20">
            <text:p><text:s/>0,26<text:s text:c="3"/></text:p>
          </table:table-cell>
          <table:table-cell office:value-type="float" office:value="-1.7949999999999999" table:style-name="ce20">
            <text:p>-1,80<text:s text:c="3"/></text:p>
          </table:table-cell>
          <table:table-cell office:value-type="float" office:value="1.72" table:style-name="ce20">
            <text:p><text:s/>1,72<text:s text:c="3"/></text:p>
          </table:table-cell>
          <table:table-cell office:value-type="float" office:value="0.95725831299999997" table:style-name="ce20">
            <text:p><text:s/>0,96<text:s text:c="3"/></text:p>
          </table:table-cell>
          <table:table-cell office:value-type="float" office:value="0.87424998799999998" table:style-name="ce20">
            <text:p><text:s/>0,87<text:s text:c="3"/></text:p>
          </table:table-cell>
          <table:table-cell office:value-type="float" office:value="1.8234766609999999" table:style-name="ce20">
            <text:p><text:s/>1,82<text:s text:c="3"/></text:p>
          </table:table-cell>
          <table:table-cell office:value-type="float" office:value="2.0438858309999999" table:style-name="ce20">
            <text:p><text:s/>2,04<text:s text:c="3"/></text:p>
          </table:table-cell>
          <table:table-cell office:value-type="float" office:value="1.7876799990000001" table:style-name="ce20">
            <text:p><text:s/>1,79<text:s text:c="3"/></text:p>
          </table:table-cell>
          <table:table-cell office:value-type="float" office:value="2.8788249920000002" table:style-name="ce20">
            <text:p><text:s/>2,88<text:s text:c="3"/></text:p>
          </table:table-cell>
          <table:table-cell office:value-type="float" office:value="3.79578331" table:style-name="ce20">
            <text:p><text:s/>3,80<text:s text:c="3"/></text:p>
          </table:table-cell>
          <table:table-cell office:value-type="float" office:value="19.884759094" table:style-name="ce20">
            <text:p><text:s/>19,88<text:s text:c="3"/></text:p>
          </table:table-cell>
          <table:table-cell office:value-type="float" office:value="1.6570632578333333" table:style-name="ce21">
            <text:p><text:s/>1,66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89392539064671706" table:style-name="ce27">
            <text:p>0,89</text:p>
          </table:table-cell>
          <table:table-cell office:value-type="float" office:value="2.1578545934705113" table:style-name="ce27">
            <text:p>2,16</text:p>
          </table:table-cell>
          <table:table-cell office:value-type="float" office:value="2.3024291598050501" table:style-name="ce28">
            <text:p>2,30</text:p>
          </table:table-cell>
          <table:table-cell table:style-name="ce21"/>
          <table:table-cell office:value-type="float" office:value="1.0596317164300504" table:style-name="ce21">
            <text:p><text:s/>1,06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Bag 5 Kg</text:p>
          </table:table-cell>
          <table:table-cell office:value-type="string" table:style-name="ce19">
            <text:p>Skipls</text:p>
          </table:table-cell>
          <table:table-cell office:value-type="float" office:value="1.98" table:style-name="ce20">
            <text:p><text:s/>1,98<text:s text:c="3"/></text:p>
          </table:table-cell>
          <table:table-cell office:value-type="float" office:value="1.4097000000000002" table:style-name="ce20">
            <text:p><text:s/>1,41<text:s text:c="3"/></text:p>
          </table:table-cell>
          <table:table-cell office:value-type="float" office:value="0.54" table:style-name="ce20">
            <text:p><text:s/>0,54<text:s text:c="3"/></text:p>
          </table:table-cell>
          <table:table-cell office:value-type="float" office:value="4.1550000000000002" table:style-name="ce20">
            <text:p><text:s/>4,16<text:s text:c="3"/></text:p>
          </table:table-cell>
          <table:table-cell office:value-type="float" office:value="-2.1150000000000002" table:style-name="ce20">
            <text:p>-2,12<text:s text:c="3"/></text:p>
          </table:table-cell>
          <table:table-cell office:value-type="float" office:value="-0.71" table:style-name="ce20">
            <text:p>-0,71<text:s text:c="3"/></text:p>
          </table:table-cell>
          <table:table-cell office:value-type="float" office:value="1.7150000000000001" table:style-name="ce20">
            <text:p><text:s/>1,72<text:s text:c="3"/></text:p>
          </table:table-cell>
          <table:table-cell office:value-type="float" office:value="0.5" table:style-name="ce20">
            <text:p><text:s/>0,50<text:s text:c="3"/></text:p>
          </table:table-cell>
          <table:table-cell office:value-type="float" office:value="0.67500000000000004" table:style-name="ce20">
            <text:p><text:s/>0,68<text:s text:c="3"/></text:p>
          </table:table-cell>
          <table:table-cell office:value-type="float" office:value="2.57" table:style-name="ce20">
            <text:p><text:s/>2,57<text:s text:c="3"/></text:p>
          </table:table-cell>
          <table:table-cell office:value-type="float" office:value="4.2" table:style-name="ce20">
            <text:p><text:s/>4,20<text:s text:c="3"/></text:p>
          </table:table-cell>
          <table:table-cell office:value-type="float" office:value="3.17" table:style-name="ce20">
            <text:p><text:s/>3,17<text:s text:c="3"/></text:p>
          </table:table-cell>
          <table:table-cell office:value-type="float" office:value="18.089700000000001" table:style-name="ce20">
            <text:p><text:s/>18,09<text:s text:c="3"/></text:p>
          </table:table-cell>
          <table:table-cell office:value-type="float" office:value="1.5074750000000001" table:style-name="ce21">
            <text:p><text:s/>1,51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98080587638474415" table:style-name="ce27">
            <text:p>0,98</text:p>
          </table:table-cell>
          <table:table-cell office:value-type="float" office:value="2.6025131465125302" table:style-name="ce27">
            <text:p>2,60</text:p>
          </table:table-cell>
          <table:table-cell office:value-type="float" office:value="2.2621596263847441" table:style-name="ce28">
            <text:p>2,26</text:p>
          </table:table-cell>
          <table:table-cell table:style-name="ce21"/>
          <table:table-cell office:value-type="float" office:value="1.1315533763847441" table:style-name="ce21">
            <text:p><text:s/>1,13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70 grs</text:p>
          </table:table-cell>
          <table:table-cell office:value-type="string" table:style-name="ce30">
            <text:p>Maizena</text:p>
          </table:table-cell>
          <table:table-cell office:value-type="float" office:value="1.5856999999999997" table:style-name="ce20">
            <text:p><text:s/>1,59<text:s text:c="3"/></text:p>
          </table:table-cell>
          <table:table-cell office:value-type="float" office:value="0.93440000000000001" table:style-name="ce20">
            <text:p><text:s/>0,93<text:s text:c="3"/></text:p>
          </table:table-cell>
          <table:table-cell office:value-type="float" office:value="2.0621" table:style-name="ce20">
            <text:p><text:s/>2,06<text:s text:c="3"/></text:p>
          </table:table-cell>
          <table:table-cell office:value-type="float" office:value="3.9629999999999996" table:style-name="ce20">
            <text:p><text:s/>3,96<text:s text:c="3"/></text:p>
          </table:table-cell>
          <table:table-cell office:value-type="float" office:value="1.075" table:style-name="ce20">
            <text:p><text:s/>1,08<text:s text:c="3"/></text:p>
          </table:table-cell>
          <table:table-cell office:value-type="float" office:value="0.86427999999999994" table:style-name="ce20">
            <text:p><text:s/>0,86<text:s text:c="3"/></text:p>
          </table:table-cell>
          <table:table-cell office:value-type="float" office:value="0.85986000000000007" table:style-name="ce20">
            <text:p><text:s/>0,86<text:s text:c="3"/></text:p>
          </table:table-cell>
          <table:table-cell office:value-type="float" office:value="1.2821400000000001" table:style-name="ce20">
            <text:p><text:s/>1,28<text:s text:c="3"/></text:p>
          </table:table-cell>
          <table:table-cell office:value-type="float" office:value="1.1289700000000003" table:style-name="ce20">
            <text:p><text:s/>1,13<text:s text:c="3"/></text:p>
          </table:table-cell>
          <table:table-cell office:value-type="float" office:value="1.5519300000000005" table:style-name="ce20">
            <text:p><text:s/>1,55<text:s text:c="3"/></text:p>
          </table:table-cell>
          <table:table-cell office:value-type="float" office:value="1.5923900000000004" table:style-name="ce20">
            <text:p><text:s/>1,59<text:s text:c="3"/></text:p>
          </table:table-cell>
          <table:table-cell office:value-type="float" office:value="1.0596100000000002" table:style-name="ce20">
            <text:p><text:s/>1,06<text:s text:c="3"/></text:p>
          </table:table-cell>
          <table:table-cell office:value-type="float" office:value="17.959379999999999" table:style-name="ce20">
            <text:p><text:s/>17,96<text:s text:c="3"/></text:p>
          </table:table-cell>
          <table:table-cell office:value-type="float" office:value="1.496615" table:style-name="ce21">
            <text:p><text:s/>1,50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44619025731434814" table:style-name="ce27">
            <text:p>0,45</text:p>
          </table:table-cell>
          <table:table-cell office:value-type="float" office:value="1.1925318330080832" table:style-name="ce27">
            <text:p>1,19</text:p>
          </table:table-cell>
          <table:table-cell office:value-type="float" office:value="1.7183130073143482" table:style-name="ce28">
            <text:p>1,72</text:p>
          </table:table-cell>
          <table:table-cell table:style-name="ce21"/>
          <table:table-cell office:value-type="float" office:value="0.59585175731434814" table:style-name="ce21">
            <text:p><text:s/>0,60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big nose</text:p>
          </table:table-cell>
          <table:table-cell office:value-type="string" table:style-name="ce30">
            <text:p>Signal</text:p>
          </table:table-cell>
          <table:table-cell office:value-type="float" office:value="6.1600000000000002E-2" table:style-name="ce20">
            <text:p><text:s/>0,06<text:s text:c="3"/></text:p>
          </table:table-cell>
          <table:table-cell office:value-type="float" office:value="0.10929999999999999" table:style-name="ce20">
            <text:p><text:s/>0,11<text:s text:c="3"/></text:p>
          </table:table-cell>
          <table:table-cell office:value-type="float" office:value="1.4420999999999999" table:style-name="ce20">
            <text:p><text:s/>1,44<text:s text:c="3"/></text:p>
          </table:table-cell>
          <table:table-cell office:value-type="float" office:value="0" table:style-name="ce20">
            <text:p><text:s/>-<text:s text:c="5"/></text:p>
          </table:table-cell>
          <table:table-cell office:value-type="float" office:value="2.984" table:style-name="ce20">
            <text:p><text:s/>2,98<text:s text:c="3"/></text:p>
          </table:table-cell>
          <table:table-cell office:value-type="float" office:value="0.27413999999999999" table:style-name="ce20">
            <text:p><text:s/>0,27<text:s text:c="3"/></text:p>
          </table:table-cell>
          <table:table-cell office:value-type="float" office:value="1.64178" table:style-name="ce20">
            <text:p><text:s/>1,64<text:s text:c="3"/></text:p>
          </table:table-cell>
          <table:table-cell office:value-type="float" office:value="4.1659199999999998" table:style-name="ce20">
            <text:p><text:s/>4,17<text:s text:c="3"/></text:p>
          </table:table-cell>
          <table:table-cell office:value-type="float" office:value="0.34667999999999999" table:style-name="ce20">
            <text:p><text:s/>0,35<text:s text:c="3"/></text:p>
          </table:table-cell>
          <table:table-cell office:value-type="float" office:value="6.4620000000000011E-2" table:style-name="ce20">
            <text:p><text:s/>0,06<text:s text:c="3"/></text:p>
          </table:table-cell>
          <table:table-cell office:value-type="float" office:value="5.5799999999999999E-3" table:style-name="ce20">
            <text:p><text:s/>0,01<text:s text:c="3"/></text:p>
          </table:table-cell>
          <table:table-cell office:value-type="float" office:value="1.4147999999999998" table:style-name="ce20">
            <text:p><text:s/>1,41<text:s text:c="3"/></text:p>
          </table:table-cell>
          <table:table-cell office:value-type="float" office:value="12.510519999999998" table:style-name="ce20">
            <text:p><text:s/>12,51<text:s text:c="3"/></text:p>
          </table:table-cell>
          <table:table-cell office:value-type="float" office:value="1.0425433333333332" table:style-name="ce21">
            <text:p><text:s/>1,04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70501307023174464" table:style-name="ce27">
            <text:p>0,71</text:p>
          </table:table-cell>
          <table:table-cell office:value-type="float" office:value="2.704973683837582" table:style-name="ce27">
            <text:p>2,70</text:p>
          </table:table-cell>
          <table:table-cell office:value-type="float" office:value="1.5911749035650777" table:style-name="ce28">
            <text:p>1,59</text:p>
          </table:table-cell>
          <table:table-cell table:style-name="ce21"/>
          <table:table-cell office:value-type="float" office:value="0.80926740356507798" table:style-name="ce21">
            <text:p><text:s/>0,81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4*10 sachets</text:p>
          </table:table-cell>
          <table:table-cell office:value-type="string" table:style-name="ce19">
            <text:p>Sucre Vanille</text:p>
          </table:table-cell>
          <table:table-cell office:value-type="float" office:value="0.49119999999999997" table:style-name="ce20">
            <text:p><text:s/>0,49<text:s text:c="3"/></text:p>
          </table:table-cell>
          <table:table-cell office:value-type="float" office:value="2.1903999999999999" table:style-name="ce20">
            <text:p><text:s/>2,19<text:s text:c="3"/></text:p>
          </table:table-cell>
          <table:table-cell office:value-type="float" office:value="0.65970000000000006" table:style-name="ce20">
            <text:p><text:s/>0,66<text:s text:c="3"/></text:p>
          </table:table-cell>
          <table:table-cell office:value-type="float" office:value="3.78" table:style-name="ce20">
            <text:p><text:s/>3,78<text:s text:c="3"/></text:p>
          </table:table-cell>
          <table:table-cell office:value-type="float" office:value="-1.5999999999999792E-2" table:style-name="ce20">
            <text:p>-0,02<text:s text:c="3"/></text:p>
          </table:table-cell>
          <table:table-cell office:value-type="float" office:value="-3.0240000000000045E-2" table:style-name="ce20">
            <text:p>-0,03<text:s text:c="3"/></text:p>
          </table:table-cell>
          <table:table-cell office:value-type="float" office:value="-0.41215999999999997" table:style-name="ce20">
            <text:p>-0,41<text:s text:c="3"/></text:p>
          </table:table-cell>
          <table:table-cell office:value-type="float" office:value="0.95648" table:style-name="ce20">
            <text:p><text:s/>0,96<text:s text:c="3"/></text:p>
          </table:table-cell>
          <table:table-cell office:value-type="float" office:value="0.93856000000000006" table:style-name="ce20">
            <text:p><text:s/>0,94<text:s text:c="3"/></text:p>
          </table:table-cell>
          <table:table-cell office:value-type="float" office:value="1.4167999999999998" table:style-name="ce20">
            <text:p><text:s/>1,42<text:s text:c="3"/></text:p>
          </table:table-cell>
          <table:table-cell office:value-type="float" office:value="0.81872000000000011" table:style-name="ce20">
            <text:p><text:s/>0,82<text:s text:c="3"/></text:p>
          </table:table-cell>
          <table:table-cell office:value-type="float" office:value="1.7136" table:style-name="ce20">
            <text:p><text:s/>1,71<text:s text:c="3"/></text:p>
          </table:table-cell>
          <table:table-cell office:value-type="float" office:value="12.507060000000001" table:style-name="ce20">
            <text:p><text:s/>12,51<text:s text:c="3"/></text:p>
          </table:table-cell>
          <table:table-cell office:value-type="float" office:value="1.0422550000000002" table:style-name="ce21">
            <text:p><text:s/>1,04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59322695488130495" table:style-name="ce27">
            <text:p>0,59</text:p>
          </table:table-cell>
          <table:table-cell office:value-type="float" office:value="2.2767056234081098" table:style-name="ce27">
            <text:p>2,28</text:p>
          </table:table-cell>
          <table:table-cell office:value-type="float" office:value="1.479143704881305" table:style-name="ce28">
            <text:p>1,48</text:p>
          </table:table-cell>
          <table:table-cell table:style-name="ce21"/>
          <table:table-cell office:value-type="float" office:value="0.69745245488130492" table:style-name="ce21">
            <text:p><text:s/>0,70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25ml</text:p>
          </table:table-cell>
          <table:table-cell office:value-type="string" table:style-name="ce19">
            <text:p>Close up</text:p>
          </table:table-cell>
          <table:table-cell office:value-type="float" office:value="5.6300000000000003E-2" table:style-name="ce20">
            <text:p><text:s/>0,06<text:s text:c="3"/></text:p>
          </table:table-cell>
          <table:table-cell office:value-type="float" office:value="0.20559999999999998" table:style-name="ce20">
            <text:p><text:s/>0,21<text:s text:c="3"/></text:p>
          </table:table-cell>
          <table:table-cell office:value-type="float" office:value="1.3077999999999999" table:style-name="ce20">
            <text:p><text:s/>1,31<text:s text:c="3"/></text:p>
          </table:table-cell>
          <table:table-cell office:value-type="float" office:value="0.84099999999999997" table:style-name="ce20">
            <text:p><text:s/>0,84<text:s text:c="3"/></text:p>
          </table:table-cell>
          <table:table-cell office:value-type="float" office:value="1.4750000000000001" table:style-name="ce20">
            <text:p><text:s/>1,48<text:s text:c="3"/></text:p>
          </table:table-cell>
          <table:table-cell office:value-type="float" office:value="1.0788000000000002" table:style-name="ce20">
            <text:p><text:s/>1,08<text:s text:c="3"/></text:p>
          </table:table-cell>
          <table:table-cell office:value-type="float" office:value="0.65559999999999996" table:style-name="ce20">
            <text:p><text:s/>0,66<text:s text:c="3"/></text:p>
          </table:table-cell>
          <table:table-cell office:value-type="float" office:value="0.82719999999999994" table:style-name="ce20">
            <text:p><text:s/>0,83<text:s text:c="3"/></text:p>
          </table:table-cell>
          <table:table-cell office:value-type="float" office:value="0.75159999899999996" table:style-name="ce20">
            <text:p><text:s/>0,75<text:s text:c="3"/></text:p>
          </table:table-cell>
          <table:table-cell office:value-type="float" office:value="0.89400000000000002" table:style-name="ce20">
            <text:p><text:s/>0,89<text:s text:c="3"/></text:p>
          </table:table-cell>
          <table:table-cell office:value-type="float" office:value="2.8632" table:style-name="ce20">
            <text:p><text:s/>2,86<text:s text:c="3"/></text:p>
          </table:table-cell>
          <table:table-cell office:value-type="float" office:value="1.0287999999999999" table:style-name="ce20">
            <text:p><text:s/>1,03<text:s text:c="3"/></text:p>
          </table:table-cell>
          <table:table-cell office:value-type="float" office:value="11.984899999" table:style-name="ce20">
            <text:p><text:s/>11,98<text:s text:c="3"/></text:p>
          </table:table-cell>
          <table:table-cell office:value-type="float" office:value="0.9987416665833333" table:style-name="ce21">
            <text:p><text:s/>1,00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37004161279311426" table:style-name="ce27">
            <text:p>0,37</text:p>
          </table:table-cell>
          <table:table-cell office:value-type="float" office:value="1.4820313407330488" table:style-name="ce27">
            <text:p>1,48</text:p>
          </table:table-cell>
          <table:table-cell office:value-type="float" office:value="1.2189720293889477" table:style-name="ce28">
            <text:p>1,22</text:p>
          </table:table-cell>
          <table:table-cell table:style-name="ce21"/>
          <table:table-cell office:value-type="float" office:value="0.46991577945144758" table:style-name="ce21">
            <text:p><text:s/>0,47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75ml</text:p>
          </table:table-cell>
          <table:table-cell office:value-type="string" table:style-name="ce30">
            <text:p>Sunsilk huile</text:p>
          </table:table-cell>
          <table:table-cell office:value-type="float" office:value="2.0658000000000003" table:style-name="ce20">
            <text:p><text:s/>2,07<text:s text:c="3"/></text:p>
          </table:table-cell>
          <table:table-cell office:value-type="float" office:value="1.1271" table:style-name="ce20">
            <text:p><text:s/>1,13<text:s text:c="3"/></text:p>
          </table:table-cell>
          <table:table-cell office:value-type="float" office:value="0.74940000000000007" table:style-name="ce20">
            <text:p><text:s/>0,75<text:s text:c="3"/></text:p>
          </table:table-cell>
          <table:table-cell office:value-type="float" office:value="0.497" table:style-name="ce20">
            <text:p><text:s/>0,50<text:s text:c="3"/></text:p>
          </table:table-cell>
          <table:table-cell office:value-type="float" office:value="0.25600000000000001" table:style-name="ce20">
            <text:p><text:s/>0,26<text:s text:c="3"/></text:p>
          </table:table-cell>
          <table:table-cell office:value-type="float" office:value="0.79832999900000012" table:style-name="ce20">
            <text:p><text:s/>0,80<text:s text:c="3"/></text:p>
          </table:table-cell>
          <table:table-cell office:value-type="float" office:value="0.71629999799999999" table:style-name="ce20">
            <text:p><text:s/>0,72<text:s text:c="3"/></text:p>
          </table:table-cell>
          <table:table-cell office:value-type="float" office:value="2.7728349990000001" table:style-name="ce20">
            <text:p><text:s/>2,77<text:s text:c="3"/></text:p>
          </table:table-cell>
          <table:table-cell office:value-type="float" office:value="0.48574500000000004" table:style-name="ce20">
            <text:p><text:s/>0,49<text:s text:c="3"/></text:p>
          </table:table-cell>
          <table:table-cell office:value-type="float" office:value="0.15015000000000001" table:style-name="ce20">
            <text:p><text:s/>0,15<text:s text:c="3"/></text:p>
          </table:table-cell>
          <table:table-cell office:value-type="float" office:value="0.10919999999999999" table:style-name="ce20">
            <text:p><text:s/>0,11<text:s text:c="3"/></text:p>
          </table:table-cell>
          <table:table-cell office:value-type="float" office:value="1.809729999" table:style-name="ce20">
            <text:p><text:s/>1,81<text:s text:c="3"/></text:p>
          </table:table-cell>
          <table:table-cell office:value-type="float" office:value="11.537589994999999" table:style-name="ce20">
            <text:p><text:s/>11,54<text:s text:c="3"/></text:p>
          </table:table-cell>
          <table:table-cell office:value-type="float" office:value="0.96146583291666665" table:style-name="ce21">
            <text:p><text:s/>0,96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4352891344722683" table:style-name="ce27">
            <text:p>0,44</text:p>
          </table:table-cell>
          <table:table-cell office:value-type="float" office:value="1.8109395864928097" table:style-name="ce27">
            <text:p>1,81</text:p>
          </table:table-cell>
          <table:table-cell office:value-type="float" office:value="1.2525350924514349" table:style-name="ce28">
            <text:p>1,25</text:p>
          </table:table-cell>
          <table:table-cell table:style-name="ce21"/>
          <table:table-cell office:value-type="float" office:value="0.53143571776393494" table:style-name="ce21">
            <text:p><text:s/>0,53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50ml</text:p>
          </table:table-cell>
          <table:table-cell office:value-type="string" table:style-name="ce19">
            <text:p>Close up</text:p>
          </table:table-cell>
          <table:table-cell office:value-type="float" office:value="0.1709" table:style-name="ce20">
            <text:p><text:s/>0,17<text:s text:c="3"/></text:p>
          </table:table-cell>
          <table:table-cell office:value-type="float" office:value="-0.19010000000000005" table:style-name="ce20">
            <text:p>-0,19<text:s text:c="3"/></text:p>
          </table:table-cell>
          <table:table-cell office:value-type="float" office:value="0.48860000000000015" table:style-name="ce20">
            <text:p><text:s/>0,49<text:s text:c="3"/></text:p>
          </table:table-cell>
          <table:table-cell office:value-type="float" office:value="1.0269999999999999" table:style-name="ce20">
            <text:p><text:s/>1,03<text:s text:c="3"/></text:p>
          </table:table-cell>
          <table:table-cell office:value-type="float" office:value="1.014" table:style-name="ce20">
            <text:p><text:s/>1,01<text:s text:c="3"/></text:p>
          </table:table-cell>
          <table:table-cell office:value-type="float" office:value="1.0167299990000001" table:style-name="ce20">
            <text:p><text:s/>1,02<text:s text:c="3"/></text:p>
          </table:table-cell>
          <table:table-cell office:value-type="float" office:value="0.66755000000000009" table:style-name="ce20">
            <text:p><text:s/>0,67<text:s text:c="3"/></text:p>
          </table:table-cell>
          <table:table-cell office:value-type="float" office:value="0.46135999900000002" table:style-name="ce20">
            <text:p><text:s/>0,46<text:s text:c="3"/></text:p>
          </table:table-cell>
          <table:table-cell office:value-type="float" office:value="0.77183000000000002" table:style-name="ce20">
            <text:p><text:s/>0,77<text:s text:c="3"/></text:p>
          </table:table-cell>
          <table:table-cell office:value-type="float" office:value="1.8596599999999999" table:style-name="ce20">
            <text:p><text:s/>1,86<text:s text:c="3"/></text:p>
          </table:table-cell>
          <table:table-cell office:value-type="float" office:value="1.7798699999999998" table:style-name="ce20">
            <text:p><text:s/>1,78<text:s text:c="3"/></text:p>
          </table:table-cell>
          <table:table-cell office:value-type="float" office:value="2.2593999989999998" table:style-name="ce20">
            <text:p><text:s/>2,26<text:s text:c="3"/></text:p>
          </table:table-cell>
          <table:table-cell office:value-type="float" office:value="11.326799996999998" table:style-name="ce20">
            <text:p><text:s/>11,33<text:s text:c="3"/></text:p>
          </table:table-cell>
          <table:table-cell office:value-type="float" office:value="0.94389999974999983" table:style-name="ce21">
            <text:p><text:s/>0,94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3749115628194335" table:style-name="ce27">
            <text:p>0,37</text:p>
          </table:table-cell>
          <table:table-cell office:value-type="float" office:value="1.588776620060312" table:style-name="ce27">
            <text:p>1,59</text:p>
          </table:table-cell>
          <table:table-cell office:value-type="float" office:value="1.1772265626069334" table:style-name="ce28">
            <text:p>1,18</text:p>
          </table:table-cell>
          <table:table-cell table:style-name="ce21"/>
          <table:table-cell office:value-type="float" office:value="0.46930156279443347" table:style-name="ce21">
            <text:p><text:s/>0,47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Box 5 Kg</text:p>
          </table:table-cell>
          <table:table-cell office:value-type="string" table:style-name="ce19">
            <text:p>Skipls</text:p>
          </table:table-cell>
          <table:table-cell office:value-type="float" office:value="1.9950000000000001" table:style-name="ce20">
            <text:p><text:s/>2,00<text:s text:c="3"/></text:p>
          </table:table-cell>
          <table:table-cell office:value-type="float" office:value="3.165" table:style-name="ce20">
            <text:p><text:s/>3,17<text:s text:c="3"/></text:p>
          </table:table-cell>
          <table:table-cell office:value-type="float" office:value="-0.18" table:style-name="ce20">
            <text:p>-0,18<text:s text:c="3"/></text:p>
          </table:table-cell>
          <table:table-cell office:value-type="float" office:value="0.36" table:style-name="ce20">
            <text:p><text:s/>0,36<text:s text:c="3"/></text:p>
          </table:table-cell>
          <table:table-cell office:value-type="float" office:value="0.19500000000000001" table:style-name="ce20">
            <text:p><text:s/>0,20<text:s text:c="3"/></text:p>
          </table:table-cell>
          <table:table-cell office:value-type="float" office:value="-0.88500000000000001" table:style-name="ce20">
            <text:p>-0,89<text:s text:c="3"/></text:p>
          </table:table-cell>
          <table:table-cell office:value-type="float" office:value="1.45" table:style-name="ce20">
            <text:p><text:s/>1,45<text:s text:c="3"/></text:p>
          </table:table-cell>
          <table:table-cell office:value-type="float" office:value="1.1850000000000001" table:style-name="ce20">
            <text:p><text:s/>1,19<text:s text:c="3"/></text:p>
          </table:table-cell>
          <table:table-cell office:value-type="float" office:value="0.45" table:style-name="ce20">
            <text:p><text:s/>0,45<text:s text:c="3"/></text:p>
          </table:table-cell>
          <table:table-cell office:value-type="float" office:value="1.41" table:style-name="ce20">
            <text:p><text:s/>1,41<text:s text:c="3"/></text:p>
          </table:table-cell>
          <table:table-cell office:value-type="float" office:value="0.91500000000000004" table:style-name="ce20">
            <text:p><text:s/>0,92<text:s text:c="3"/></text:p>
          </table:table-cell>
          <table:table-cell office:value-type="float" office:value="1.0900000000000001" table:style-name="ce20">
            <text:p><text:s/>1,09<text:s text:c="3"/></text:p>
          </table:table-cell>
          <table:table-cell office:value-type="float" office:value="11.150000000000002" table:style-name="ce20">
            <text:p><text:s/>11,15<text:s text:c="3"/></text:p>
          </table:table-cell>
          <table:table-cell office:value-type="float" office:value="0.92916666666666681" table:style-name="ce21">
            <text:p><text:s/>0,93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55098560474952107" table:style-name="ce27">
            <text:p>0,55</text:p>
          </table:table-cell>
          <table:table-cell office:value-type="float" office:value="2.371955966634709" table:style-name="ce27">
            <text:p>2,37</text:p>
          </table:table-cell>
          <table:table-cell office:value-type="float" office:value="1.3407772714161879" table:style-name="ce28">
            <text:p>1,34</text:p>
          </table:table-cell>
          <table:table-cell table:style-name="ce21"/>
          <table:table-cell office:value-type="float" office:value="0.64390227141618772" table:style-name="ce21">
            <text:p><text:s/>0,64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60ml</text:p>
          </table:table-cell>
          <table:table-cell office:value-type="string" table:style-name="ce19">
            <text:p>Axe</text:p>
          </table:table-cell>
          <table:table-cell office:value-type="float" office:value="0.61670000000000003" table:style-name="ce20">
            <text:p><text:s/>0,62<text:s text:c="3"/></text:p>
          </table:table-cell>
          <table:table-cell office:value-type="float" office:value="0.98449999999999993" table:style-name="ce20">
            <text:p><text:s/>0,98<text:s text:c="3"/></text:p>
          </table:table-cell>
          <table:table-cell office:value-type="float" office:value="1.0974999999999999" table:style-name="ce20">
            <text:p><text:s/>1,10<text:s text:c="3"/></text:p>
          </table:table-cell>
          <table:table-cell office:value-type="float" office:value="1.4780000000000002" table:style-name="ce20">
            <text:p><text:s/>1,48<text:s text:c="3"/></text:p>
          </table:table-cell>
          <table:table-cell office:value-type="float" office:value="1.228" table:style-name="ce20">
            <text:p><text:s/>1,23<text:s text:c="3"/></text:p>
          </table:table-cell>
          <table:table-cell office:value-type="float" office:value="0.80387330199999996" table:style-name="ce20">
            <text:p><text:s/>0,80<text:s text:c="3"/></text:p>
          </table:table-cell>
          <table:table-cell office:value-type="float" office:value="0.77689997700000002" table:style-name="ce20">
            <text:p><text:s/>0,78<text:s text:c="3"/></text:p>
          </table:table-cell>
          <table:table-cell office:value-type="float" office:value="0.66322664399999998" table:style-name="ce20">
            <text:p><text:s/>0,66<text:s text:c="3"/></text:p>
          </table:table-cell>
          <table:table-cell office:value-type="float" office:value="0.801719976" table:style-name="ce20">
            <text:p><text:s/>0,80<text:s text:c="3"/></text:p>
          </table:table-cell>
          <table:table-cell office:value-type="float" office:value="0.73485331700000001" table:style-name="ce20">
            <text:p><text:s/>0,73<text:s text:c="3"/></text:p>
          </table:table-cell>
          <table:table-cell office:value-type="float" office:value="0.44290666200000001" table:style-name="ce20">
            <text:p><text:s/>0,44<text:s text:c="3"/></text:p>
          </table:table-cell>
          <table:table-cell office:value-type="float" office:value="1.1649533280000002" table:style-name="ce20">
            <text:p><text:s/>1,16<text:s text:c="3"/></text:p>
          </table:table-cell>
          <table:table-cell office:value-type="float" office:value="10.793133206" table:style-name="ce20">
            <text:p><text:s/>10,79<text:s text:c="3"/></text:p>
          </table:table-cell>
          <table:table-cell office:value-type="float" office:value="0.89942776716666673" table:style-name="ce21">
            <text:p><text:s/>0,90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1540290886073902" table:style-name="ce27">
            <text:p>0,15</text:p>
          </table:table-cell>
          <table:table-cell office:value-type="float" office:value="0.68500926580287858" table:style-name="ce27">
            <text:p>0,69</text:p>
          </table:table-cell>
          <table:table-cell office:value-type="float" office:value="0.91854269069905692" table:style-name="ce28">
            <text:p>0,92</text:p>
          </table:table-cell>
          <table:table-cell table:style-name="ce21"/>
          <table:table-cell office:value-type="float" office:value="0.24397186532405687" table:style-name="ce21">
            <text:p><text:s/>0,24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200ml</text:p>
          </table:table-cell>
          <table:table-cell office:value-type="string" table:style-name="ce30">
            <text:p>Dove shmp</text:p>
          </table:table-cell>
          <table:table-cell office:value-type="float" office:value="0.12850000000000006" table:style-name="ce20">
            <text:p><text:s/>0,13<text:s text:c="3"/></text:p>
          </table:table-cell>
          <table:table-cell office:value-type="float" office:value="0.18809999999999993" table:style-name="ce20">
            <text:p><text:s/>0,19<text:s text:c="3"/></text:p>
          </table:table-cell>
          <table:table-cell office:value-type="float" office:value="2.2850999999999999" table:style-name="ce20">
            <text:p><text:s/>2,29<text:s text:c="3"/></text:p>
          </table:table-cell>
          <table:table-cell office:value-type="float" office:value="-0.27" table:style-name="ce20">
            <text:p>-0,27<text:s text:c="3"/></text:p>
          </table:table-cell>
          <table:table-cell office:value-type="float" office:value="1.3470000000000002" table:style-name="ce20">
            <text:p><text:s/>1,35<text:s text:c="3"/></text:p>
          </table:table-cell>
          <table:table-cell office:value-type="float" office:value="1.4933783270000001" table:style-name="ce20">
            <text:p><text:s/>1,49<text:s text:c="3"/></text:p>
          </table:table-cell>
          <table:table-cell office:value-type="float" office:value="0.73205666299999994" table:style-name="ce20">
            <text:p><text:s/>0,73<text:s text:c="3"/></text:p>
          </table:table-cell>
          <table:table-cell office:value-type="float" office:value="1.4514449900000002" table:style-name="ce20">
            <text:p><text:s/>1,45<text:s text:c="3"/></text:p>
          </table:table-cell>
          <table:table-cell office:value-type="float" office:value="0.88008998799999993" table:style-name="ce20">
            <text:p><text:s/>0,88<text:s text:c="3"/></text:p>
          </table:table-cell>
          <table:table-cell office:value-type="float" office:value="0.79420999599999997" table:style-name="ce20">
            <text:p><text:s/>0,79<text:s text:c="3"/></text:p>
          </table:table-cell>
          <table:table-cell office:value-type="float" office:value="0.876864164" table:style-name="ce20">
            <text:p><text:s/>0,88<text:s text:c="3"/></text:p>
          </table:table-cell>
          <table:table-cell office:value-type="float" office:value="0.70593583000000004" table:style-name="ce20">
            <text:p><text:s/>0,71<text:s text:c="3"/></text:p>
          </table:table-cell>
          <table:table-cell office:value-type="float" office:value="10.612679957999999" table:style-name="ce20">
            <text:p><text:s/>10,61<text:s text:c="3"/></text:p>
          </table:table-cell>
          <table:table-cell office:value-type="float" office:value="0.88438999649999994" table:style-name="ce21">
            <text:p><text:s/>0,88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36174812817186575" table:style-name="ce27">
            <text:p>0,36</text:p>
          </table:table-cell>
          <table:table-cell office:value-type="float" office:value="1.6361475349268755" table:style-name="ce27">
            <text:p>1,64</text:p>
          </table:table-cell>
          <table:table-cell office:value-type="float" office:value="1.1134796251968657" table:style-name="ce28">
            <text:p>1,11</text:p>
          </table:table-cell>
          <table:table-cell table:style-name="ce21"/>
          <table:table-cell office:value-type="float" office:value="0.45018712782186576" table:style-name="ce21">
            <text:p><text:s/>0,45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Flan</text:p>
          </table:table-cell>
          <table:table-cell office:value-type="string" table:style-name="ce30">
            <text:p>Flan</text:p>
          </table:table-cell>
          <table:table-cell office:value-type="float" office:value="0.33860000000000001" table:style-name="ce20">
            <text:p><text:s/>0,34<text:s text:c="3"/></text:p>
          </table:table-cell>
          <table:table-cell office:value-type="float" office:value="1.9460999999999997" table:style-name="ce20">
            <text:p><text:s/>1,95<text:s text:c="3"/></text:p>
          </table:table-cell>
          <table:table-cell office:value-type="float" office:value="4.4083000000000006" table:style-name="ce20">
            <text:p><text:s/>4,41<text:s text:c="3"/></text:p>
          </table:table-cell>
          <table:table-cell office:value-type="float" office:value="3.02" table:style-name="ce20">
            <text:p><text:s/>3,02<text:s text:c="3"/></text:p>
          </table:table-cell>
          <table:table-cell office:value-type="float" office:value="0.16900000000000004" table:style-name="ce20">
            <text:p><text:s/>0,17<text:s text:c="3"/></text:p>
          </table:table-cell>
          <table:table-cell office:value-type="float" office:value="-6.8649999999999989E-2" table:style-name="ce20">
            <text:p>-0,07<text:s text:c="3"/></text:p>
          </table:table-cell>
          <table:table-cell office:value-type="float" office:value="0.21129000000000003" table:style-name="ce20">
            <text:p><text:s/>0,21<text:s text:c="3"/></text:p>
          </table:table-cell>
          <table:table-cell office:value-type="float" office:value="0.11990000000000001" table:style-name="ce20">
            <text:p><text:s/>0,12<text:s text:c="3"/></text:p>
          </table:table-cell>
          <table:table-cell office:value-type="float" office:value="6.0029999999999993E-2" table:style-name="ce20">
            <text:p><text:s/>0,06<text:s text:c="3"/></text:p>
          </table:table-cell>
          <table:table-cell office:value-type="float" office:value="6.7310000000000009E-2" table:style-name="ce20">
            <text:p><text:s/>0,07<text:s text:c="3"/></text:p>
          </table:table-cell>
          <table:table-cell office:value-type="float" office:value="0.12132000000000001" table:style-name="ce20">
            <text:p><text:s/>0,12<text:s text:c="3"/></text:p>
          </table:table-cell>
          <table:table-cell office:value-type="float" office:value="0.15204000000000001" table:style-name="ce20">
            <text:p><text:s/>0,15<text:s text:c="3"/></text:p>
          </table:table-cell>
          <table:table-cell office:value-type="float" office:value="10.545240000000002" table:style-name="ce20">
            <text:p><text:s/>10,55<text:s text:c="3"/></text:p>
          </table:table-cell>
          <table:table-cell office:value-type="float" office:value="0.87877000000000016" table:style-name="ce21">
            <text:p><text:s/>0,88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75745928799005457" table:style-name="ce27">
            <text:p>0,76</text:p>
          </table:table-cell>
          <table:table-cell office:value-type="float" office:value="3.4478158698638071" table:style-name="ce27">
            <text:p>3,45</text:p>
          </table:table-cell>
          <table:table-cell office:value-type="float" office:value="1.5044137879900545" table:style-name="ce28">
            <text:p>1,50</text:p>
          </table:table-cell>
          <table:table-cell table:style-name="ce21"/>
          <table:table-cell office:value-type="float" office:value="0.84533628799005456" table:style-name="ce21">
            <text:p><text:s/>0,85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250ml</text:p>
          </table:table-cell>
          <table:table-cell office:value-type="string" table:style-name="ce30">
            <text:p>Dove Crm</text:p>
          </table:table-cell>
          <table:table-cell office:value-type="float" office:value="3.2300000000000002E-2" table:style-name="ce20">
            <text:p><text:s/>0,03<text:s text:c="3"/></text:p>
          </table:table-cell>
          <table:table-cell office:value-type="float" office:value="1.7600999999999998" table:style-name="ce20">
            <text:p><text:s/>1,76<text:s text:c="3"/></text:p>
          </table:table-cell>
          <table:table-cell office:value-type="float" office:value="4.2800000000000005E-2" table:style-name="ce20">
            <text:p><text:s/>0,04<text:s text:c="3"/></text:p>
          </table:table-cell>
          <table:table-cell office:value-type="float" office:value="1.5740000000000001" table:style-name="ce20">
            <text:p><text:s/>1,57<text:s text:c="3"/></text:p>
          </table:table-cell>
          <table:table-cell office:value-type="float" office:value="1.1259999999999999" table:style-name="ce20">
            <text:p><text:s/>1,13<text:s text:c="3"/></text:p>
          </table:table-cell>
          <table:table-cell office:value-type="float" office:value="0.94400000000000006" table:style-name="ce20">
            <text:p><text:s/>0,94<text:s text:c="3"/></text:p>
          </table:table-cell>
          <table:table-cell office:value-type="float" office:value="0.7277499999999999" table:style-name="ce20">
            <text:p><text:s/>0,73<text:s text:c="3"/></text:p>
          </table:table-cell>
          <table:table-cell office:value-type="float" office:value="0.17899999999999999" table:style-name="ce20">
            <text:p><text:s/>0,18<text:s text:c="3"/></text:p>
          </table:table-cell>
          <table:table-cell office:value-type="float" office:value="1.2030000000000001" table:style-name="ce20">
            <text:p><text:s/>1,20<text:s text:c="3"/></text:p>
          </table:table-cell>
          <table:table-cell office:value-type="float" office:value="0.85424999999999995" table:style-name="ce20">
            <text:p><text:s/>0,85<text:s text:c="3"/></text:p>
          </table:table-cell>
          <table:table-cell office:value-type="float" office:value="1.19225" table:style-name="ce20">
            <text:p><text:s/>1,19<text:s text:c="3"/></text:p>
          </table:table-cell>
          <table:table-cell office:value-type="float" office:value="0.89500000000000002" table:style-name="ce20">
            <text:p><text:s/>0,90<text:s text:c="3"/></text:p>
          </table:table-cell>
          <table:table-cell office:value-type="float" office:value="10.530449999999998" table:style-name="ce20">
            <text:p><text:s/>10,53<text:s text:c="3"/></text:p>
          </table:table-cell>
          <table:table-cell office:value-type="float" office:value="0.87753749999999986" table:style-name="ce21">
            <text:p><text:s/>0,88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29161849104945914" table:style-name="ce27">
            <text:p>0,29</text:p>
          </table:table-cell>
          <table:table-cell office:value-type="float" office:value="1.3292582530066654" table:style-name="ce27">
            <text:p>1,33</text:p>
          </table:table-cell>
          <table:table-cell office:value-type="float" office:value="1.0375253660494592" table:style-name="ce28">
            <text:p>1,04</text:p>
          </table:table-cell>
          <table:table-cell table:style-name="ce21"/>
          <table:table-cell office:value-type="float" office:value="0.3793722410494591" table:style-name="ce21">
            <text:p><text:s/>0,38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Big nose</text:p>
          </table:table-cell>
          <table:table-cell office:value-type="string" table:style-name="ce30">
            <text:p>F&amp;L</text:p>
          </table:table-cell>
          <table:table-cell office:value-type="float" office:value="-3.4999999999999996E-3" table:style-name="ce20">
            <text:p>-0,00<text:s text:c="3"/></text:p>
          </table:table-cell>
          <table:table-cell office:value-type="float" office:value="1.2912999999999999" table:style-name="ce20">
            <text:p><text:s/>1,29<text:s text:c="3"/></text:p>
          </table:table-cell>
          <table:table-cell office:value-type="float" office:value="0.64600000000000002" table:style-name="ce20">
            <text:p><text:s/>0,65<text:s text:c="3"/></text:p>
          </table:table-cell>
          <table:table-cell office:value-type="float" office:value="0.16500000000000001" table:style-name="ce20">
            <text:p><text:s/>0,17<text:s text:c="3"/></text:p>
          </table:table-cell>
          <table:table-cell office:value-type="float" office:value="0.49099999999999999" table:style-name="ce20">
            <text:p><text:s/>0,49<text:s text:c="3"/></text:p>
          </table:table-cell>
          <table:table-cell office:value-type="float" office:value="4.3779999999999999E-2" table:style-name="ce20">
            <text:p><text:s/>0,04<text:s text:c="3"/></text:p>
          </table:table-cell>
          <table:table-cell office:value-type="float" office:value="0.91893999999999998" table:style-name="ce20">
            <text:p><text:s/>0,92<text:s text:c="3"/></text:p>
          </table:table-cell>
          <table:table-cell office:value-type="float" office:value="0.84963999999999995" table:style-name="ce20">
            <text:p><text:s/>0,85<text:s text:c="3"/></text:p>
          </table:table-cell>
          <table:table-cell office:value-type="float" office:value="3.0589899999999997" table:style-name="ce20">
            <text:p><text:s/>3,06<text:s text:c="3"/></text:p>
          </table:table-cell>
          <table:table-cell office:value-type="float" office:value="0.81939000000000006" table:style-name="ce20">
            <text:p><text:s/>0,82<text:s text:c="3"/></text:p>
          </table:table-cell>
          <table:table-cell office:value-type="float" office:value="1.2914000000000001" table:style-name="ce20">
            <text:p><text:s/>1,29<text:s text:c="3"/></text:p>
          </table:table-cell>
          <table:table-cell office:value-type="float" office:value="0.33307999999999999" table:style-name="ce20">
            <text:p><text:s/>0,33<text:s text:c="3"/></text:p>
          </table:table-cell>
          <table:table-cell office:value-type="float" office:value="9.9050200000000004" table:style-name="ce20">
            <text:p><text:s/>9,91<text:s text:c="3"/></text:p>
          </table:table-cell>
          <table:table-cell office:value-type="float" office:value="0.82541833333333336" table:style-name="ce21">
            <text:p><text:s/>0,83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43101432422016445" table:style-name="ce27">
            <text:p>0,43</text:p>
          </table:table-cell>
          <table:table-cell office:value-type="float" office:value="2.088707298174854" table:style-name="ce27">
            <text:p>2,09</text:p>
          </table:table-cell>
          <table:table-cell office:value-type="float" office:value="1.132619907553498" table:style-name="ce28">
            <text:p>1,13</text:p>
          </table:table-cell>
          <table:table-cell table:style-name="ce21"/>
          <table:table-cell office:value-type="float" office:value="0.51355615755349782" table:style-name="ce21">
            <text:p><text:s/>0,51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00 sachets</text:p>
          </table:table-cell>
          <table:table-cell office:value-type="string" table:style-name="ce30">
            <text:p>Lipton Noir</text:p>
          </table:table-cell>
          <table:table-cell office:value-type="float" office:value="0.68520000000000003" table:style-name="ce20">
            <text:p><text:s/>0,69<text:s text:c="3"/></text:p>
          </table:table-cell>
          <table:table-cell office:value-type="float" office:value="8.199999999999999E-2" table:style-name="ce20">
            <text:p><text:s/>0,08<text:s text:c="3"/></text:p>
          </table:table-cell>
          <table:table-cell office:value-type="float" office:value="0.73639999999999994" table:style-name="ce20">
            <text:p><text:s/>0,74<text:s text:c="3"/></text:p>
          </table:table-cell>
          <table:table-cell office:value-type="float" office:value="0.27299999999999996" table:style-name="ce20">
            <text:p><text:s/>0,27<text:s text:c="3"/></text:p>
          </table:table-cell>
          <table:table-cell office:value-type="float" office:value="0.27300000000000002" table:style-name="ce20">
            <text:p><text:s/>0,27<text:s text:c="3"/></text:p>
          </table:table-cell>
          <table:table-cell office:value-type="float" office:value="0.6956" table:style-name="ce20">
            <text:p><text:s/>0,70<text:s text:c="3"/></text:p>
          </table:table-cell>
          <table:table-cell office:value-type="float" office:value="0.78039999999999998" table:style-name="ce20">
            <text:p><text:s/>0,78<text:s text:c="3"/></text:p>
          </table:table-cell>
          <table:table-cell office:value-type="float" office:value="1.5538000000000001" table:style-name="ce20">
            <text:p><text:s/>1,55<text:s text:c="3"/></text:p>
          </table:table-cell>
          <table:table-cell office:value-type="float" office:value="0.19640000000000002" table:style-name="ce20">
            <text:p><text:s/>0,20<text:s text:c="3"/></text:p>
          </table:table-cell>
          <table:table-cell office:value-type="float" office:value="0.56120000000000014" table:style-name="ce20">
            <text:p><text:s/>0,56<text:s text:c="3"/></text:p>
          </table:table-cell>
          <table:table-cell office:value-type="float" office:value="4.7199999999999992E-2" table:style-name="ce20">
            <text:p><text:s/>0,05<text:s text:c="3"/></text:p>
          </table:table-cell>
          <table:table-cell office:value-type="float" office:value="2.9823000000000013" table:style-name="ce20">
            <text:p><text:s/>2,98<text:s text:c="3"/></text:p>
          </table:table-cell>
          <table:table-cell office:value-type="float" office:value="8.866500000000002" table:style-name="ce20">
            <text:p><text:s/>8,87<text:s text:c="3"/></text:p>
          </table:table-cell>
          <table:table-cell office:value-type="float" office:value="0.73887500000000017" table:style-name="ce21">
            <text:p><text:s/>0,74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42585708598781302" table:style-name="ce27">
            <text:p>0,43</text:p>
          </table:table-cell>
          <table:table-cell office:value-type="float" office:value="2.3054350789392681" table:style-name="ce27">
            <text:p>2,31</text:p>
          </table:table-cell>
          <table:table-cell office:value-type="float" office:value="1.0539008359878133" table:style-name="ce28">
            <text:p>1,05</text:p>
          </table:table-cell>
          <table:table-cell table:style-name="ce21"/>
          <table:table-cell office:value-type="float" office:value="0.49974458598781302" table:style-name="ce21">
            <text:p><text:s/>0,50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5ml</text:p>
          </table:table-cell>
          <table:table-cell office:value-type="string" table:style-name="ce30">
            <text:p>Dove shmp</text:p>
          </table:table-cell>
          <table:table-cell office:value-type="float" office:value="5.0900000000000001E-2" table:style-name="ce20">
            <text:p><text:s/>0,05<text:s text:c="3"/></text:p>
          </table:table-cell>
          <table:table-cell office:value-type="float" office:value="1.8600000000000005E-2" table:style-name="ce20">
            <text:p><text:s/>0,02<text:s text:c="3"/></text:p>
          </table:table-cell>
          <table:table-cell office:value-type="float" office:value="2.7115" table:style-name="ce20">
            <text:p><text:s/>2,71<text:s text:c="3"/></text:p>
          </table:table-cell>
          <table:table-cell office:value-type="float" office:value="-0.215" table:style-name="ce20">
            <text:p>-0,22<text:s text:c="3"/></text:p>
          </table:table-cell>
          <table:table-cell office:value-type="float" office:value="1.5489999999999999" table:style-name="ce20">
            <text:p><text:s/>1,55<text:s text:c="3"/></text:p>
          </table:table-cell>
          <table:table-cell office:value-type="float" office:value="1.7774366590000001" table:style-name="ce20">
            <text:p><text:s/>1,78<text:s text:c="3"/></text:p>
          </table:table-cell>
          <table:table-cell office:value-type="float" office:value="1.4335846619999999" table:style-name="ce20">
            <text:p><text:s/>1,43<text:s text:c="3"/></text:p>
          </table:table-cell>
          <table:table-cell office:value-type="float" office:value="1.6565573259999999" table:style-name="ce20">
            <text:p><text:s/>1,66<text:s text:c="3"/></text:p>
          </table:table-cell>
          <table:table-cell office:value-type="float" office:value="0.24897132900000002" table:style-name="ce20">
            <text:p><text:s/>0,25<text:s text:c="3"/></text:p>
          </table:table-cell>
          <table:table-cell office:value-type="float" office:value="-1.3593500070000002" table:style-name="ce20">
            <text:p>-1,36<text:s text:c="3"/></text:p>
          </table:table-cell>
          <table:table-cell office:value-type="float" office:value="0.11569199399999999" table:style-name="ce20">
            <text:p><text:s/>0,12<text:s text:c="3"/></text:p>
          </table:table-cell>
          <table:table-cell office:value-type="float" office:value="-0.48639000499999996" table:style-name="ce20">
            <text:p>-0,49<text:s text:c="3"/></text:p>
          </table:table-cell>
          <table:table-cell office:value-type="float" office:value="7.5015019580000004" table:style-name="ce20">
            <text:p><text:s/>7,50<text:s text:c="3"/></text:p>
          </table:table-cell>
          <table:table-cell office:value-type="float" office:value="0.62512516316666666" table:style-name="ce21">
            <text:p><text:s/>0,63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61203796977213742" table:style-name="ce27">
            <text:p>0,61</text:p>
          </table:table-cell>
          <table:table-cell office:value-type="float" office:value="3.9162587323905882" table:style-name="ce27">
            <text:p>3,92</text:p>
          </table:table-cell>
          <table:table-cell office:value-type="float" office:value="1.1433943584638042" table:style-name="ce28">
            <text:p>1,14</text:p>
          </table:table-cell>
          <table:table-cell table:style-name="ce21"/>
          <table:table-cell office:value-type="float" office:value="0.67455048608880408" table:style-name="ce21">
            <text:p><text:s/>0,67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25grs</text:p>
          </table:table-cell>
          <table:table-cell office:value-type="string" table:style-name="ce30">
            <text:p>F&amp;L</text:p>
          </table:table-cell>
          <table:table-cell office:value-type="float" office:value="6.8900000000000003E-2" table:style-name="ce20">
            <text:p><text:s/>0,07<text:s text:c="3"/></text:p>
          </table:table-cell>
          <table:table-cell office:value-type="float" office:value="-4.6999999999999958E-3" table:style-name="ce20">
            <text:p>-0,00<text:s text:c="3"/></text:p>
          </table:table-cell>
          <table:table-cell office:value-type="float" office:value="-6.8000000000000005E-3" table:style-name="ce20">
            <text:p>-0,01<text:s text:c="3"/></text:p>
          </table:table-cell>
          <table:table-cell office:value-type="float" office:value="0.27700000000000002" table:style-name="ce20">
            <text:p><text:s/>0,28<text:s text:c="3"/></text:p>
          </table:table-cell>
          <table:table-cell office:value-type="float" office:value="1.0089999999999999" table:style-name="ce20">
            <text:p><text:s/>1,01<text:s text:c="3"/></text:p>
          </table:table-cell>
          <table:table-cell office:value-type="float" office:value="0.29102666299999996" table:style-name="ce20">
            <text:p><text:s/>0,29<text:s text:c="3"/></text:p>
          </table:table-cell>
          <table:table-cell office:value-type="float" office:value="2.2559933299999999" table:style-name="ce20">
            <text:p><text:s/>2,26<text:s text:c="3"/></text:p>
          </table:table-cell>
          <table:table-cell office:value-type="float" office:value="-0.51497000300000007" table:style-name="ce20">
            <text:p>-0,51<text:s text:c="3"/></text:p>
          </table:table-cell>
          <table:table-cell office:value-type="float" office:value="0.77417999799999992" table:style-name="ce20">
            <text:p><text:s/>0,77<text:s text:c="3"/></text:p>
          </table:table-cell>
          <table:table-cell office:value-type="float" office:value="1.2776500000000002" table:style-name="ce20">
            <text:p><text:s/>1,28<text:s text:c="3"/></text:p>
          </table:table-cell>
          <table:table-cell office:value-type="float" office:value="0.44987999900000003" table:style-name="ce20">
            <text:p><text:s/>0,45<text:s text:c="3"/></text:p>
          </table:table-cell>
          <table:table-cell office:value-type="float" office:value="0.72222555499999996" table:style-name="ce20">
            <text:p><text:s/>0,72<text:s text:c="3"/></text:p>
          </table:table-cell>
          <table:table-cell office:value-type="float" office:value="6.5993855420000003" table:style-name="ce20">
            <text:p><text:s/>6,60<text:s text:c="3"/></text:p>
          </table:table-cell>
          <table:table-cell office:value-type="float" office:value="0.54994879516666673" table:style-name="ce21">
            <text:p><text:s/>0,55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37982308492079941" table:style-name="ce27">
            <text:p>0,38</text:p>
          </table:table-cell>
          <table:table-cell office:value-type="float" office:value="2.7626069063807348" table:style-name="ce27">
            <text:p>2,76</text:p>
          </table:table-cell>
          <table:table-cell office:value-type="float" office:value="0.84727956081246614" table:style-name="ce28">
            <text:p>0,85</text:p>
          </table:table-cell>
          <table:table-cell table:style-name="ce21"/>
          <table:table-cell office:value-type="float" office:value="0.43481796443746606" table:style-name="ce21">
            <text:p><text:s/>0,43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S215g</text:p>
          </table:table-cell>
          <table:table-cell office:value-type="string" table:style-name="ce19">
            <text:p>Skiphs</text:p>
          </table:table-cell>
          <table:table-cell office:value-type="float" office:value="0.43280000000000002" table:style-name="ce20">
            <text:p><text:s/>0,43<text:s text:c="3"/></text:p>
          </table:table-cell>
          <table:table-cell office:value-type="float" office:value="1.8718000000000004" table:style-name="ce20">
            <text:p><text:s/>1,87<text:s text:c="3"/></text:p>
          </table:table-cell>
          <table:table-cell office:value-type="float" office:value="4.6399999999999997E-2" table:style-name="ce20">
            <text:p><text:s/>0,05<text:s text:c="3"/></text:p>
          </table:table-cell>
          <table:table-cell office:value-type="float" office:value="4.5999999999999999E-2" table:style-name="ce20">
            <text:p><text:s/>0,05<text:s text:c="3"/></text:p>
          </table:table-cell>
          <table:table-cell table:style-name="ce20"/>
          <table:table-cell office:value-type="float" office:value="-1.5480000000000001E-2" table:style-name="ce20">
            <text:p>-0,02<text:s text:c="3"/></text:p>
          </table:table-cell>
          <table:table-cell table:number-columns-repeated="2" table:style-name="ce20"/>
          <table:table-cell office:value-type="float" office:value="2.8453200000000001" table:style-name="ce20">
            <text:p><text:s/>2,85<text:s text:c="3"/></text:p>
          </table:table-cell>
          <table:table-cell office:value-type="float" office:value="0.14147999999999999" table:style-name="ce20">
            <text:p><text:s/>0,14<text:s text:c="3"/></text:p>
          </table:table-cell>
          <table:table-cell office:value-type="float" office:value="3.1440000000000003E-2" table:style-name="ce20">
            <text:p><text:s/>0,03<text:s text:c="3"/></text:p>
          </table:table-cell>
          <table:table-cell office:value-type="float" office:value="7.8600000000000007E-3" table:style-name="ce20">
            <text:p><text:s/>0,01<text:s text:c="3"/></text:p>
          </table:table-cell>
          <table:table-cell office:value-type="float" office:value="5.4076199999999988" table:style-name="ce20">
            <text:p><text:s/>5,41<text:s text:c="3"/></text:p>
          </table:table-cell>
          <table:table-cell office:value-type="float" office:value="0.60084666666666653" table:style-name="ce21">
            <text:p><text:s/>0,60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53814692618316018" table:style-name="ce27">
            <text:p>0,54</text:p>
          </table:table-cell>
          <table:table-cell office:value-type="float" office:value="3.5825907409532789" table:style-name="ce27">
            <text:p>3,58</text:p>
          </table:table-cell>
          <table:table-cell office:value-type="float" office:value="1.0488665928498269" table:style-name="ce28">
            <text:p>1,05</text:p>
          </table:table-cell>
          <table:table-cell table:style-name="ce21"/>
          <table:table-cell office:value-type="float" office:value="0.59823159284982685" table:style-name="ce21">
            <text:p><text:s/>0,60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25 Sachets</text:p>
          </table:table-cell>
          <table:table-cell office:value-type="string" table:style-name="ce30">
            <text:p>Lipton Noir</text:p>
          </table:table-cell>
          <table:table-cell office:value-type="float" office:value="0.90010000000000001" table:style-name="ce20">
            <text:p><text:s/>0,90<text:s text:c="3"/></text:p>
          </table:table-cell>
          <table:table-cell office:value-type="float" office:value="0.19300000000000006" table:style-name="ce20">
            <text:p><text:s/>0,19<text:s text:c="3"/></text:p>
          </table:table-cell>
          <table:table-cell office:value-type="float" office:value="0.83709999999999996" table:style-name="ce20">
            <text:p><text:s/>0,84<text:s text:c="3"/></text:p>
          </table:table-cell>
          <table:table-cell office:value-type="float" office:value="0.69700000000000006" table:style-name="ce20">
            <text:p><text:s/>0,70<text:s text:c="3"/></text:p>
          </table:table-cell>
          <table:table-cell office:value-type="float" office:value="0.52900000000000003" table:style-name="ce20">
            <text:p><text:s/>0,53<text:s text:c="3"/></text:p>
          </table:table-cell>
          <table:table-cell office:value-type="float" office:value="0.72519999999999996" table:style-name="ce20">
            <text:p><text:s/>0,73<text:s text:c="3"/></text:p>
          </table:table-cell>
          <table:table-cell office:value-type="float" office:value="1.2237" table:style-name="ce20">
            <text:p><text:s/>1,22<text:s text:c="3"/></text:p>
          </table:table-cell>
          <table:table-cell table:number-columns-repeated="5" table:style-name="ce20"/>
          <table:table-cell office:value-type="float" office:value="5.1051000000000002" table:style-name="ce20">
            <text:p><text:s/>5,11<text:s text:c="3"/></text:p>
          </table:table-cell>
          <table:table-cell office:value-type="float" office:value="0.72930000000000006" table:style-name="ce21">
            <text:p><text:s/>0,73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16639637169330848" table:style-name="ce27">
            <text:p>0,17</text:p>
          </table:table-cell>
          <table:table-cell office:value-type="float" office:value="0.9126360712645466" table:style-name="ce27">
            <text:p>0,91</text:p>
          </table:table-cell>
          <table:table-cell office:value-type="float" office:value="0.78630137169330849" table:style-name="ce28">
            <text:p>0,79</text:p>
          </table:table-cell>
          <table:table-cell table:style-name="ce21"/>
          <table:table-cell office:value-type="float" office:value="0.2393263716933085" table:style-name="ce21">
            <text:p><text:s/>0,24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50grs</text:p>
          </table:table-cell>
          <table:table-cell office:value-type="string" table:style-name="ce19">
            <text:p>Dove deo</text:p>
          </table:table-cell>
          <table:table-cell office:value-type="float" office:value="0.10400000000000001" table:style-name="ce20">
            <text:p><text:s/>0,10<text:s text:c="3"/></text:p>
          </table:table-cell>
          <table:table-cell office:value-type="float" office:value="0.66910000000000003" table:style-name="ce20">
            <text:p><text:s/>0,67<text:s text:c="3"/></text:p>
          </table:table-cell>
          <table:table-cell office:value-type="float" office:value="0.23" table:style-name="ce20">
            <text:p><text:s/>0,23<text:s text:c="3"/></text:p>
          </table:table-cell>
          <table:table-cell office:value-type="float" office:value="0.17" table:style-name="ce20">
            <text:p><text:s/>0,17<text:s text:c="3"/></text:p>
          </table:table-cell>
          <table:table-cell office:value-type="float" office:value="0.47300000000000003" table:style-name="ce20">
            <text:p><text:s/>0,47<text:s text:c="3"/></text:p>
          </table:table-cell>
          <table:table-cell office:value-type="float" office:value="0.70269999900000002" table:style-name="ce20">
            <text:p><text:s/>0,70<text:s text:c="3"/></text:p>
          </table:table-cell>
          <table:table-cell office:value-type="float" office:value="0.25619999999999998" table:style-name="ce20">
            <text:p><text:s/>0,26<text:s text:c="3"/></text:p>
          </table:table-cell>
          <table:table-cell office:value-type="float" office:value="0.15620000000000001" table:style-name="ce20">
            <text:p><text:s/>0,16<text:s text:c="3"/></text:p>
          </table:table-cell>
          <table:table-cell office:value-type="float" office:value="0.1368" table:style-name="ce20">
            <text:p><text:s/>0,14<text:s text:c="3"/></text:p>
          </table:table-cell>
          <table:table-cell office:value-type="float" office:value="0.27389999999999998" table:style-name="ce20">
            <text:p><text:s/>0,27<text:s text:c="3"/></text:p>
          </table:table-cell>
          <table:table-cell office:value-type="float" office:value="0.44009999999999999" table:style-name="ce20">
            <text:p><text:s/>0,44<text:s text:c="3"/></text:p>
          </table:table-cell>
          <table:table-cell office:value-type="float" office:value="0.24495" table:style-name="ce20">
            <text:p><text:s/>0,24<text:s text:c="3"/></text:p>
          </table:table-cell>
          <table:table-cell office:value-type="float" office:value="3.8569499990000002" table:style-name="ce20">
            <text:p><text:s/>3,86<text:s text:c="3"/></text:p>
          </table:table-cell>
          <table:table-cell office:value-type="float" office:value="0.32141249991666671" table:style-name="ce21">
            <text:p><text:s/>0,32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10585963631186864" table:style-name="ce27">
            <text:p>0,11</text:p>
          </table:table-cell>
          <table:table-cell office:value-type="float" office:value="1.3174302348454412" table:style-name="ce27">
            <text:p>1,32</text:p>
          </table:table-cell>
          <table:table-cell office:value-type="float" office:value="0.37906026124103531" table:style-name="ce28">
            <text:p>0,38</text:p>
          </table:table-cell>
          <table:table-cell table:style-name="ce21"/>
          <table:table-cell office:value-type="float" office:value="0.1380008863035353" table:style-name="ce21">
            <text:p><text:s/>0,14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75grs</text:p>
          </table:table-cell>
          <table:table-cell office:value-type="string" table:style-name="ce30">
            <text:p>Lifebuoys</text:p>
          </table:table-cell>
          <table:table-cell table:style-name="ce20"/>
          <table:table-cell office:value-type="float" office:value="2.9889000000000001" table:style-name="ce20">
            <text:p><text:s/>2,99<text:s text:c="3"/></text:p>
          </table:table-cell>
          <table:table-cell office:value-type="float" office:value="9.1399999999999995E-2" table:style-name="ce20">
            <text:p><text:s/>0,09<text:s text:c="3"/></text:p>
          </table:table-cell>
          <table:table-cell office:value-type="float" office:value="-0.81499999999999995" table:style-name="ce20">
            <text:p>-0,82<text:s text:c="3"/></text:p>
          </table:table-cell>
          <table:table-cell office:value-type="float" office:value="0.23599999999999999" table:style-name="ce20">
            <text:p><text:s/>0,24<text:s text:c="3"/></text:p>
          </table:table-cell>
          <table:table-cell office:value-type="float" office:value="0.32550000000000001" table:style-name="ce20">
            <text:p><text:s/>0,33<text:s text:c="3"/></text:p>
          </table:table-cell>
          <table:table-cell office:value-type="float" office:value="0.26129999999999998" table:style-name="ce20">
            <text:p><text:s/>0,26<text:s text:c="3"/></text:p>
          </table:table-cell>
          <table:table-cell office:value-type="float" office:value="0.12645000000000001" table:style-name="ce20">
            <text:p><text:s/>0,13<text:s text:c="3"/></text:p>
          </table:table-cell>
          <table:table-cell office:value-type="float" office:value="0.18509999999999999" table:style-name="ce20">
            <text:p><text:s/>0,19<text:s text:c="3"/></text:p>
          </table:table-cell>
          <table:table-cell office:value-type="float" office:value="5.0774999999999994E-2" table:style-name="ce20">
            <text:p><text:s/>0,05<text:s text:c="3"/></text:p>
          </table:table-cell>
          <table:table-cell office:value-type="float" office:value="8.7224998999999998E-2" table:style-name="ce20">
            <text:p><text:s/>0,09<text:s text:c="3"/></text:p>
          </table:table-cell>
          <table:table-cell office:value-type="float" office:value="0.17970000000000003" table:style-name="ce20">
            <text:p><text:s/>0,18<text:s text:c="3"/></text:p>
          </table:table-cell>
          <table:table-cell office:value-type="float" office:value="3.7173499990000001" table:style-name="ce20">
            <text:p><text:s/>3,72<text:s text:c="3"/></text:p>
          </table:table-cell>
          <table:table-cell office:value-type="float" office:value="0.33794090900000001" table:style-name="ce21">
            <text:p><text:s/>0,34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48439505214269662" table:style-name="ce27">
            <text:p>0,48</text:p>
          </table:table-cell>
          <table:table-cell office:value-type="float" office:value="5.7334881837901026" table:style-name="ce27">
            <text:p>5,73</text:p>
          </table:table-cell>
          <table:table-cell office:value-type="float" office:value="0.77164482479269658" table:style-name="ce28">
            <text:p>0,77</text:p>
          </table:table-cell>
          <table:table-cell table:style-name="ce21"/>
          <table:table-cell office:value-type="float" office:value="0.51818914304269659" table:style-name="ce21">
            <text:p><text:s/>0,52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250ml</text:p>
          </table:table-cell>
          <table:table-cell office:value-type="string" table:style-name="ce30">
            <text:p>Rexona</text:p>
          </table:table-cell>
          <table:table-cell table:style-name="ce20"/>
          <table:table-cell office:value-type="float" office:value="0.67149999999999999" table:style-name="ce20">
            <text:p><text:s/>0,67<text:s text:c="3"/></text:p>
          </table:table-cell>
          <table:table-cell office:value-type="float" office:value="0.1116" table:style-name="ce20">
            <text:p><text:s/>0,11<text:s text:c="3"/></text:p>
          </table:table-cell>
          <table:table-cell office:value-type="float" office:value="7.0000000000000001E-3" table:style-name="ce20">
            <text:p><text:s/>0,01<text:s text:c="3"/></text:p>
          </table:table-cell>
          <table:table-cell office:value-type="float" office:value="-2.5999999999999999E-2" table:style-name="ce20">
            <text:p>-0,03<text:s text:c="3"/></text:p>
          </table:table-cell>
          <table:table-cell office:value-type="float" office:value="-1.44E-2" table:style-name="ce20">
            <text:p>-0,01<text:s text:c="3"/></text:p>
          </table:table-cell>
          <table:table-cell office:value-type="float" office:value="0.32865" table:style-name="ce20">
            <text:p><text:s/>0,33<text:s text:c="3"/></text:p>
          </table:table-cell>
          <table:table-cell office:value-type="float" office:value="1.224" table:style-name="ce20">
            <text:p><text:s/>1,22<text:s text:c="3"/></text:p>
          </table:table-cell>
          <table:table-cell office:value-type="float" office:value="8.3699999999999955E-2" table:style-name="ce20">
            <text:p><text:s/>0,08<text:s text:c="3"/></text:p>
          </table:table-cell>
          <table:table-cell office:value-type="float" office:value="0.19020000000000001" table:style-name="ce20">
            <text:p><text:s/>0,19<text:s text:c="3"/></text:p>
          </table:table-cell>
          <table:table-cell office:value-type="float" office:value="0.1203" table:style-name="ce20">
            <text:p><text:s/>0,12<text:s text:c="3"/></text:p>
          </table:table-cell>
          <table:table-cell office:value-type="float" office:value="0.51705000000000001" table:style-name="ce20">
            <text:p><text:s/>0,52<text:s text:c="3"/></text:p>
          </table:table-cell>
          <table:table-cell office:value-type="float" office:value="3.2135999999999996" table:style-name="ce20">
            <text:p><text:s/>3,21<text:s text:c="3"/></text:p>
          </table:table-cell>
          <table:table-cell office:value-type="float" office:value="0.29214545454545449" table:style-name="ce21">
            <text:p><text:s/>0,29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19851971966392146" table:style-name="ce27">
            <text:p>0,20</text:p>
          </table:table-cell>
          <table:table-cell office:value-type="float" office:value="2.7180942448383574" table:style-name="ce27">
            <text:p>2,72</text:p>
          </table:table-cell>
          <table:table-cell office:value-type="float" office:value="0.44684335602755776" table:style-name="ce28">
            <text:p>0,45</text:p>
          </table:table-cell>
          <table:table-cell table:style-name="ce21"/>
          <table:table-cell office:value-type="float" office:value="0.22773426511846689" table:style-name="ce21">
            <text:p><text:s/>0,23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Mousse</text:p>
          </table:table-cell>
          <table:table-cell office:value-type="string" table:style-name="ce30">
            <text:p>Etoui</text:p>
          </table:table-cell>
          <table:table-cell office:value-type="float" office:value="0.40650000000000003" table:style-name="ce20">
            <text:p><text:s/>0,41<text:s text:c="3"/></text:p>
          </table:table-cell>
          <table:table-cell office:value-type="float" office:value="0.40229999999999999" table:style-name="ce20">
            <text:p><text:s/>0,40<text:s text:c="3"/></text:p>
          </table:table-cell>
          <table:table-cell office:value-type="float" office:value="1.1637999999999997" table:style-name="ce20">
            <text:p><text:s/>1,16<text:s text:c="3"/></text:p>
          </table:table-cell>
          <table:table-cell office:value-type="float" office:value="-0.77500000000000002" table:style-name="ce20">
            <text:p>-0,78<text:s text:c="3"/></text:p>
          </table:table-cell>
          <table:table-cell office:value-type="float" office:value="0.14600000000000005" table:style-name="ce20">
            <text:p><text:s/>0,15<text:s text:c="3"/></text:p>
          </table:table-cell>
          <table:table-cell office:value-type="float" office:value="-0.102952602" table:style-name="ce20">
            <text:p>-0,10<text:s text:c="3"/></text:p>
          </table:table-cell>
          <table:table-cell office:value-type="float" office:value="0.29653221200000002" table:style-name="ce20">
            <text:p><text:s/>0,30<text:s text:c="3"/></text:p>
          </table:table-cell>
          <table:table-cell office:value-type="float" office:value="0.68512183599999998" table:style-name="ce20">
            <text:p><text:s/>0,69<text:s text:c="3"/></text:p>
          </table:table-cell>
          <table:table-cell office:value-type="float" office:value="0.12936776499999997" table:style-name="ce20">
            <text:p><text:s/>0,13<text:s text:c="3"/></text:p>
          </table:table-cell>
          <table:table-cell office:value-type="float" office:value="0.32973480300000002" table:style-name="ce20">
            <text:p><text:s/>0,33<text:s text:c="3"/></text:p>
          </table:table-cell>
          <table:table-cell office:value-type="float" office:value="0.30644665700000001" table:style-name="ce20">
            <text:p><text:s/>0,31<text:s text:c="3"/></text:p>
          </table:table-cell>
          <table:table-cell office:value-type="float" office:value="8.3567770999999957E-2" table:style-name="ce20">
            <text:p><text:s/>0,08<text:s text:c="3"/></text:p>
          </table:table-cell>
          <table:table-cell office:value-type="float" office:value="3.0714184419999992" table:style-name="ce20">
            <text:p><text:s/>3,07<text:s text:c="3"/></text:p>
          </table:table-cell>
          <table:table-cell office:value-type="float" office:value="0.25595153683333327" table:style-name="ce21">
            <text:p><text:s/>0,26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23844454431190765" table:style-name="ce27">
            <text:p>0,24</text:p>
          </table:table-cell>
          <table:table-cell office:value-type="float" office:value="3.7264014471173024" table:style-name="ce27">
            <text:p>3,73</text:p>
          </table:table-cell>
          <table:table-cell office:value-type="float" office:value="0.45600335062024089" table:style-name="ce28">
            <text:p>0,46</text:p>
          </table:table-cell>
          <table:table-cell table:style-name="ce21"/>
          <table:table-cell office:value-type="float" office:value="0.26403969799524096" table:style-name="ce21">
            <text:p><text:s/>0,26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75ml</text:p>
          </table:table-cell>
          <table:table-cell office:value-type="string" table:style-name="ce30">
            <text:p>Rexona</text:p>
          </table:table-cell>
          <table:table-cell office:value-type="float" office:value="1.1499999999999996E-2" table:style-name="ce20">
            <text:p><text:s/>0,01<text:s text:c="3"/></text:p>
          </table:table-cell>
          <table:table-cell office:value-type="float" office:value="0.44869999999999999" table:style-name="ce20">
            <text:p><text:s/>0,45<text:s text:c="3"/></text:p>
          </table:table-cell>
          <table:table-cell office:value-type="float" office:value="2.5199999999999997E-2" table:style-name="ce20">
            <text:p><text:s/>0,03<text:s text:c="3"/></text:p>
          </table:table-cell>
          <table:table-cell office:value-type="float" office:value="-0.187" table:style-name="ce20">
            <text:p>-0,19<text:s text:c="3"/></text:p>
          </table:table-cell>
          <table:table-cell office:value-type="float" office:value="0.30299999999999999" table:style-name="ce20">
            <text:p><text:s/>0,30<text:s text:c="3"/></text:p>
          </table:table-cell>
          <table:table-cell office:value-type="float" office:value="0.59461499999999989" table:style-name="ce20">
            <text:p><text:s/>0,59<text:s text:c="3"/></text:p>
          </table:table-cell>
          <table:table-cell office:value-type="float" office:value="0.21714" table:style-name="ce20">
            <text:p><text:s/>0,22<text:s text:c="3"/></text:p>
          </table:table-cell>
          <table:table-cell office:value-type="float" office:value="0.18879000000000001" table:style-name="ce20">
            <text:p><text:s/>0,19<text:s text:c="3"/></text:p>
          </table:table-cell>
          <table:table-cell office:value-type="float" office:value="0.22070999999999999" table:style-name="ce20">
            <text:p><text:s/>0,22<text:s text:c="3"/></text:p>
          </table:table-cell>
          <table:table-cell office:value-type="float" office:value="0.36046500000000004" table:style-name="ce20">
            <text:p><text:s/>0,36<text:s text:c="3"/></text:p>
          </table:table-cell>
          <table:table-cell office:value-type="float" office:value="0.26344499999999998" table:style-name="ce20">
            <text:p><text:s/>0,26<text:s text:c="3"/></text:p>
          </table:table-cell>
          <table:table-cell office:value-type="float" office:value="0.37905000000000005" table:style-name="ce20">
            <text:p><text:s/>0,38<text:s text:c="3"/></text:p>
          </table:table-cell>
          <table:table-cell office:value-type="float" office:value="2.8256149999999995" table:style-name="ce20">
            <text:p><text:s/>2,83<text:s text:c="3"/></text:p>
          </table:table-cell>
          <table:table-cell office:value-type="float" office:value="0.23546791666666664" table:style-name="ce21">
            <text:p><text:s/>0,24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10996320251486412" table:style-name="ce27">
            <text:p>0,11</text:p>
          </table:table-cell>
          <table:table-cell office:value-type="float" office:value="1.8679946562831378" table:style-name="ce27">
            <text:p>1,87</text:p>
          </table:table-cell>
          <table:table-cell office:value-type="float" office:value="0.31011093168153075" table:style-name="ce28">
            <text:p>0,31</text:p>
          </table:table-cell>
          <table:table-cell table:style-name="ce21"/>
          <table:table-cell office:value-type="float" office:value="0.13350999418153078" table:style-name="ce21">
            <text:p><text:s/>0,13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450 grs</text:p>
          </table:table-cell>
          <table:table-cell office:value-type="string" table:style-name="ce30">
            <text:p>Maizena</text:p>
          </table:table-cell>
          <table:table-cell office:value-type="float" office:value="0.17519999999999999" table:style-name="ce20">
            <text:p><text:s/>0,18<text:s text:c="3"/></text:p>
          </table:table-cell>
          <table:table-cell office:value-type="float" office:value="0.20040000000000002" table:style-name="ce20">
            <text:p><text:s/>0,20<text:s text:c="3"/></text:p>
          </table:table-cell>
          <table:table-cell office:value-type="float" office:value="1.5105" table:style-name="ce20">
            <text:p><text:s/>1,51<text:s text:c="3"/></text:p>
          </table:table-cell>
          <table:table-cell office:value-type="float" office:value="-0.55799999999999994" table:style-name="ce20">
            <text:p>-0,56<text:s text:c="3"/></text:p>
          </table:table-cell>
          <table:table-cell office:value-type="float" office:value="0.22399999999999992" table:style-name="ce20">
            <text:p><text:s/>0,22<text:s text:c="3"/></text:p>
          </table:table-cell>
          <table:table-cell office:value-type="float" office:value="-0.50939999999999985" table:style-name="ce20">
            <text:p>-0,51<text:s text:c="3"/></text:p>
          </table:table-cell>
          <table:table-cell office:value-type="float" office:value="8.2350000000000007E-2" table:style-name="ce20">
            <text:p><text:s/>0,08<text:s text:c="3"/></text:p>
          </table:table-cell>
          <table:table-cell office:value-type="float" office:value="0.46574999999999994" table:style-name="ce20">
            <text:p><text:s/>0,47<text:s text:c="3"/></text:p>
          </table:table-cell>
          <table:table-cell office:value-type="float" office:value="0.13995000000000002" table:style-name="ce20">
            <text:p><text:s/>0,14<text:s text:c="3"/></text:p>
          </table:table-cell>
          <table:table-cell office:value-type="float" office:value="0.23895" table:style-name="ce20">
            <text:p><text:s/>0,24<text:s text:c="3"/></text:p>
          </table:table-cell>
          <table:table-cell office:value-type="float" office:value="0.28844999999999998" table:style-name="ce20">
            <text:p><text:s/>0,29<text:s text:c="3"/></text:p>
          </table:table-cell>
          <table:table-cell office:value-type="float" office:value="0.54630000000000001" table:style-name="ce20">
            <text:p><text:s/>0,55<text:s text:c="3"/></text:p>
          </table:table-cell>
          <table:table-cell office:value-type="float" office:value="2.8044500000000001" table:style-name="ce20">
            <text:p><text:s/>2,80<text:s text:c="3"/></text:p>
          </table:table-cell>
          <table:table-cell office:value-type="float" office:value="0.23370416666666669" table:style-name="ce21">
            <text:p><text:s/>0,23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2716439306207159" table:style-name="ce27">
            <text:p>0,27</text:p>
          </table:table-cell>
          <table:table-cell office:value-type="float" office:value="4.6493639286827584" table:style-name="ce27">
            <text:p>4,65</text:p>
          </table:table-cell>
          <table:table-cell office:value-type="float" office:value="0.47029247228738258" table:style-name="ce28">
            <text:p>0,47</text:p>
          </table:table-cell>
          <table:table-cell table:style-name="ce21"/>
          <table:table-cell office:value-type="float" office:value="0.29501434728738257" table:style-name="ce21">
            <text:p><text:s/>0,30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20ml</text:p>
          </table:table-cell>
          <table:table-cell office:value-type="string" table:style-name="ce30">
            <text:p>Sunsilk creme</text:p>
          </table:table-cell>
          <table:table-cell table:number-columns-repeated="4" table:style-name="ce20"/>
          <table:table-cell office:value-type="float" office:value="2.1000000000000001E-2" table:style-name="ce20">
            <text:p><text:s/>0,02<text:s text:c="3"/></text:p>
          </table:table-cell>
          <table:table-cell office:value-type="float" office:value="0.25961666100000003" table:style-name="ce20">
            <text:p><text:s/>0,26<text:s text:c="3"/></text:p>
          </table:table-cell>
          <table:table-cell office:value-type="float" office:value="0.36198333300000002" table:style-name="ce20">
            <text:p><text:s/>0,36<text:s text:c="3"/></text:p>
          </table:table-cell>
          <table:table-cell office:value-type="float" office:value="0.28317333100000003" table:style-name="ce20">
            <text:p><text:s/>0,28<text:s text:c="3"/></text:p>
          </table:table-cell>
          <table:table-cell office:value-type="float" office:value="0.30882666600000003" table:style-name="ce20">
            <text:p><text:s/>0,31<text:s text:c="3"/></text:p>
          </table:table-cell>
          <table:table-cell office:value-type="float" office:value="0.37715333299999998" table:style-name="ce20">
            <text:p><text:s/>0,38<text:s text:c="3"/></text:p>
          </table:table-cell>
          <table:table-cell office:value-type="float" office:value="0.39466666500000003" table:style-name="ce20">
            <text:p><text:s/>0,39<text:s text:c="3"/></text:p>
          </table:table-cell>
          <table:table-cell office:value-type="float" office:value="0.43733999600000001" table:style-name="ce20">
            <text:p><text:s/>0,44<text:s text:c="3"/></text:p>
          </table:table-cell>
          <table:table-cell office:value-type="float" office:value="2.4437599849999998" table:style-name="ce20">
            <text:p><text:s/>2,44<text:s text:c="3"/></text:p>
          </table:table-cell>
          <table:table-cell office:value-type="float" office:value="0.30546999812499998" table:style-name="ce21">
            <text:p><text:s/>0,31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6.7307659686751453E-2" table:style-name="ce27">
            <text:p>0,07</text:p>
          </table:table-cell>
          <table:table-cell office:value-type="float" office:value="0.88136524175717967" table:style-name="ce27">
            <text:p>0,88</text:p>
          </table:table-cell>
          <table:table-cell office:value-type="float" office:value="0.32695715809300141" table:style-name="ce28">
            <text:p>0,33</text:p>
          </table:table-cell>
          <table:table-cell table:style-name="ce21"/>
          <table:table-cell office:value-type="float" office:value="9.7854659499251456E-2" table:style-name="ce21">
            <text:p><text:s/>0,10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400ml</text:p>
          </table:table-cell>
          <table:table-cell office:value-type="string" table:style-name="ce19">
            <text:p>Clearshmp</text:p>
          </table:table-cell>
          <table:table-cell office:value-type="float" office:value="-1.2900000000000002E-2" table:style-name="ce20">
            <text:p>-0,01<text:s text:c="3"/></text:p>
          </table:table-cell>
          <table:table-cell office:value-type="float" office:value="7.7200000000000005E-2" table:style-name="ce20">
            <text:p><text:s/>0,08<text:s text:c="3"/></text:p>
          </table:table-cell>
          <table:table-cell office:value-type="float" office:value="4.8999999999999998E-3" table:style-name="ce20">
            <text:p><text:s/>0,00<text:s text:c="3"/></text:p>
          </table:table-cell>
          <table:table-cell office:value-type="float" office:value="0.36600000000000005" table:style-name="ce20">
            <text:p><text:s/>0,37<text:s text:c="3"/></text:p>
          </table:table-cell>
          <table:table-cell office:value-type="float" office:value="4.5999999999999999E-2" table:style-name="ce20">
            <text:p><text:s/>0,05<text:s text:c="3"/></text:p>
          </table:table-cell>
          <table:table-cell office:value-type="float" office:value="0.17554500000000001" table:style-name="ce20">
            <text:p><text:s/>0,18<text:s text:c="3"/></text:p>
          </table:table-cell>
          <table:table-cell office:value-type="float" office:value="0.11868999899999998" table:style-name="ce20">
            <text:p><text:s/>0,12<text:s text:c="3"/></text:p>
          </table:table-cell>
          <table:table-cell office:value-type="float" office:value="4.1084999999999997E-2" table:style-name="ce20">
            <text:p><text:s/>0,04<text:s text:c="3"/></text:p>
          </table:table-cell>
          <table:table-cell office:value-type="float" office:value="0.10042999999999999" table:style-name="ce20">
            <text:p><text:s/>0,10<text:s text:c="3"/></text:p>
          </table:table-cell>
          <table:table-cell office:value-type="float" office:value="0.267675" table:style-name="ce20">
            <text:p><text:s/>0,27<text:s text:c="3"/></text:p>
          </table:table-cell>
          <table:table-cell office:value-type="float" office:value="0.60216499999999995" table:style-name="ce20">
            <text:p><text:s/>0,60<text:s text:c="3"/></text:p>
          </table:table-cell>
          <table:table-cell office:value-type="float" office:value="0.64034500000000005" table:style-name="ce20">
            <text:p><text:s/>0,64<text:s text:c="3"/></text:p>
          </table:table-cell>
          <table:table-cell office:value-type="float" office:value="2.4271349989999997" table:style-name="ce20">
            <text:p><text:s/>2,43<text:s text:c="3"/></text:p>
          </table:table-cell>
          <table:table-cell office:value-type="float" office:value="0.20226124991666664" table:style-name="ce21">
            <text:p><text:s/>0,20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11654940915460588" table:style-name="ce27">
            <text:p>0,12</text:p>
          </table:table-cell>
          <table:table-cell office:value-type="float" office:value="2.3049280908256073" table:style-name="ce27">
            <text:p>2,30</text:p>
          </table:table-cell>
          <table:table-cell office:value-type="float" office:value="0.28847147158377251" table:style-name="ce28">
            <text:p>0,29</text:p>
          </table:table-cell>
          <table:table-cell table:style-name="ce21"/>
          <table:table-cell office:value-type="float" office:value="0.13677553414627253" table:style-name="ce21">
            <text:p><text:s/>0,14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250ml</text:p>
          </table:table-cell>
          <table:table-cell office:value-type="string" table:style-name="ce30">
            <text:p>Dove gel</text:p>
          </table:table-cell>
          <table:table-cell office:value-type="float" office:value="5.4500000000000007E-2" table:style-name="ce20">
            <text:p><text:s/>0,05<text:s text:c="3"/></text:p>
          </table:table-cell>
          <table:table-cell office:value-type="float" office:value="6.6799999999999984E-2" table:style-name="ce20">
            <text:p><text:s/>0,07<text:s text:c="3"/></text:p>
          </table:table-cell>
          <table:table-cell office:value-type="float" office:value="1.2590000000000001" table:style-name="ce20">
            <text:p><text:s/>1,26<text:s text:c="3"/></text:p>
          </table:table-cell>
          <table:table-cell office:value-type="float" office:value="-0.84599999999999997" table:style-name="ce20">
            <text:p>-0,85<text:s text:c="3"/></text:p>
          </table:table-cell>
          <table:table-cell office:value-type="float" office:value="0.24" table:style-name="ce20">
            <text:p><text:s/>0,24<text:s text:c="3"/></text:p>
          </table:table-cell>
          <table:table-cell office:value-type="float" office:value="0.17125000000000001" table:style-name="ce20">
            <text:p><text:s/>0,17<text:s text:c="3"/></text:p>
          </table:table-cell>
          <table:table-cell office:value-type="float" office:value="0.17474999999999999" table:style-name="ce20">
            <text:p><text:s/>0,17<text:s text:c="3"/></text:p>
          </table:table-cell>
          <table:table-cell office:value-type="float" office:value="0.193" table:style-name="ce20">
            <text:p><text:s/>0,19<text:s text:c="3"/></text:p>
          </table:table-cell>
          <table:table-cell office:value-type="float" office:value="0.13550000000000001" table:style-name="ce20">
            <text:p><text:s/>0,14<text:s text:c="3"/></text:p>
          </table:table-cell>
          <table:table-cell office:value-type="float" office:value="0.28825000000000001" table:style-name="ce20">
            <text:p><text:s/>0,29<text:s text:c="3"/></text:p>
          </table:table-cell>
          <table:table-cell office:value-type="float" office:value="0.215" table:style-name="ce20">
            <text:p><text:s/>0,22<text:s text:c="3"/></text:p>
          </table:table-cell>
          <table:table-cell office:value-type="float" office:value="0.28749999999999998" table:style-name="ce20">
            <text:p><text:s/>0,29<text:s text:c="3"/></text:p>
          </table:table-cell>
          <table:table-cell office:value-type="float" office:value="2.2395499999999999" table:style-name="ce20">
            <text:p><text:s/>2,24<text:s text:c="3"/></text:p>
          </table:table-cell>
          <table:table-cell office:value-type="float" office:value="0.18662916666666665" table:style-name="ce21">
            <text:p><text:s/>0,19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23656522246205874" table:style-name="ce27">
            <text:p>0,24</text:p>
          </table:table-cell>
          <table:table-cell office:value-type="float" office:value="5.0702733487436404" table:style-name="ce27">
            <text:p>5,07</text:p>
          </table:table-cell>
          <table:table-cell office:value-type="float" office:value="0.39520001412872541" table:style-name="ce28">
            <text:p>0,40</text:p>
          </table:table-cell>
          <table:table-cell table:style-name="ce21"/>
          <table:table-cell office:value-type="float" office:value="0.25522813912872538" table:style-name="ce21">
            <text:p><text:s/>0,26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33">
            <text:p>Sucre Aromatisé</text:p>
          </table:table-cell>
          <table:table-cell office:value-type="string" table:style-name="ce34">
            <text:p>Sucre Aromatisé</text:p>
          </table:table-cell>
          <table:table-cell office:value-type="float" office:value="3.2900000000000013E-2" table:style-name="ce20">
            <text:p><text:s/>0,03<text:s text:c="3"/></text:p>
          </table:table-cell>
          <table:table-cell office:value-type="float" office:value="0.1169" table:style-name="ce20">
            <text:p><text:s/>0,12<text:s text:c="3"/></text:p>
          </table:table-cell>
          <table:table-cell office:value-type="float" office:value="0.51060000000000005" table:style-name="ce20">
            <text:p><text:s/>0,51<text:s text:c="3"/></text:p>
          </table:table-cell>
          <table:table-cell office:value-type="float" office:value="0.20600000000000004" table:style-name="ce20">
            <text:p><text:s/>0,21<text:s text:c="3"/></text:p>
          </table:table-cell>
          <table:table-cell office:value-type="float" office:value="0.11400000000000005" table:style-name="ce20">
            <text:p><text:s/>0,11<text:s text:c="3"/></text:p>
          </table:table-cell>
          <table:table-cell office:value-type="float" office:value="7.0349999999999996E-2" table:style-name="ce20">
            <text:p><text:s/>0,07<text:s text:c="3"/></text:p>
          </table:table-cell>
          <table:table-cell office:value-type="float" office:value="9.0299999999999991E-2" table:style-name="ce20">
            <text:p><text:s/>0,09<text:s text:c="3"/></text:p>
          </table:table-cell>
          <table:table-cell office:value-type="float" office:value="9.6600000000000005E-2" table:style-name="ce20">
            <text:p><text:s/>0,10<text:s text:c="3"/></text:p>
          </table:table-cell>
          <table:table-cell office:value-type="float" office:value="0.35489999999999999" table:style-name="ce20">
            <text:p><text:s/>0,35<text:s text:c="3"/></text:p>
          </table:table-cell>
          <table:table-cell office:value-type="float" office:value="0.27614999999999995" table:style-name="ce20">
            <text:p><text:s/>0,28<text:s text:c="3"/></text:p>
          </table:table-cell>
          <table:table-cell office:value-type="float" office:value="8.9249999999999982E-2" table:style-name="ce20">
            <text:p><text:s/>0,09<text:s text:c="3"/></text:p>
          </table:table-cell>
          <table:table-cell office:value-type="float" office:value="0.18" table:style-name="ce20">
            <text:p><text:s/>0,18<text:s text:c="3"/></text:p>
          </table:table-cell>
          <table:table-cell office:value-type="float" office:value="2.13795" table:style-name="ce20">
            <text:p><text:s/>2,14<text:s text:c="3"/></text:p>
          </table:table-cell>
          <table:table-cell office:value-type="float" office:value="0.1781625" table:style-name="ce21">
            <text:p><text:s/>0,18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7.2719888621160841E-2" table:style-name="ce27">
            <text:p>0,07</text:p>
          </table:table-cell>
          <table:table-cell office:value-type="float" office:value="1.632664306375603" table:style-name="ce27">
            <text:p>1,63</text:p>
          </table:table-cell>
          <table:table-cell office:value-type="float" office:value="0.22415801362116083" table:style-name="ce28">
            <text:p>0,22</text:p>
          </table:table-cell>
          <table:table-cell table:style-name="ce21"/>
          <table:table-cell office:value-type="float" office:value="9.0536138621160833E-2" table:style-name="ce21">
            <text:p><text:s/>0,09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Potage</text:p>
          </table:table-cell>
          <table:table-cell office:value-type="string" table:style-name="ce30">
            <text:p>Soupe</text:p>
          </table:table-cell>
          <table:table-cell office:value-type="float" office:value="9.1200000000000003E-2" table:style-name="ce20">
            <text:p><text:s/>0,09<text:s text:c="3"/></text:p>
          </table:table-cell>
          <table:table-cell office:value-type="float" office:value="8.0400000000000027E-2" table:style-name="ce20">
            <text:p><text:s/>0,08<text:s text:c="3"/></text:p>
          </table:table-cell>
          <table:table-cell office:value-type="float" office:value="0.29520000000000002" table:style-name="ce20">
            <text:p><text:s/>0,30<text:s text:c="3"/></text:p>
          </table:table-cell>
          <table:table-cell office:value-type="float" office:value="2.6000000000000044E-2" table:style-name="ce20">
            <text:p><text:s/>0,03<text:s text:c="3"/></text:p>
          </table:table-cell>
          <table:table-cell office:value-type="float" office:value="0.13400000000000001" table:style-name="ce20">
            <text:p><text:s/>0,13<text:s text:c="3"/></text:p>
          </table:table-cell>
          <table:table-cell office:value-type="float" office:value="0.27537999999999996" table:style-name="ce20">
            <text:p><text:s/>0,28<text:s text:c="3"/></text:p>
          </table:table-cell>
          <table:table-cell office:value-type="float" office:value="0.19985999999999998" table:style-name="ce20">
            <text:p><text:s/>0,20<text:s text:c="3"/></text:p>
          </table:table-cell>
          <table:table-cell office:value-type="float" office:value="0.22000999999999998" table:style-name="ce20">
            <text:p><text:s/>0,22<text:s text:c="3"/></text:p>
          </table:table-cell>
          <table:table-cell office:value-type="float" office:value="0.24347000000000002" table:style-name="ce20">
            <text:p><text:s/>0,24<text:s text:c="3"/></text:p>
          </table:table-cell>
          <table:table-cell office:value-type="float" office:value="0.16770999999999997" table:style-name="ce20">
            <text:p><text:s/>0,17<text:s text:c="3"/></text:p>
          </table:table-cell>
          <table:table-cell office:value-type="float" office:value="0.16975999999999997" table:style-name="ce20">
            <text:p><text:s/>0,17<text:s text:c="3"/></text:p>
          </table:table-cell>
          <table:table-cell office:value-type="float" office:value="0.15278999999999998" table:style-name="ce20">
            <text:p><text:s/>0,15<text:s text:c="3"/></text:p>
          </table:table-cell>
          <table:table-cell office:value-type="float" office:value="2.0557799999999999" table:style-name="ce20">
            <text:p><text:s/>2,06<text:s text:c="3"/></text:p>
          </table:table-cell>
          <table:table-cell office:value-type="float" office:value="0.171315" table:style-name="ce21">
            <text:p><text:s/>0,17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4.2117358168877843E-2" table:style-name="ce27">
            <text:p>0,04</text:p>
          </table:table-cell>
          <table:table-cell office:value-type="float" office:value="0.98338985305146298" table:style-name="ce27">
            <text:p>0,98</text:p>
          </table:table-cell>
          <table:table-cell office:value-type="float" office:value="0.18773510816887787" table:style-name="ce28">
            <text:p>0,19</text:p>
          </table:table-cell>
          <table:table-cell table:style-name="ce21"/>
          <table:table-cell office:value-type="float" office:value="5.9248858168877844E-2" table:style-name="ce21">
            <text:p><text:s/>0,06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500ml</text:p>
          </table:table-cell>
          <table:table-cell office:value-type="string" table:style-name="ce30">
            <text:p>Dove gel</text:p>
          </table:table-cell>
          <table:table-cell table:number-columns-repeated="3" table:style-name="ce20"/>
          <table:table-cell office:value-type="float" office:value="0.97799999999999998" table:style-name="ce20">
            <text:p><text:s/>0,98<text:s text:c="3"/></text:p>
          </table:table-cell>
          <table:table-cell office:value-type="float" office:value="-0.66900000000000004" table:style-name="ce20">
            <text:p>-0,67<text:s text:c="3"/></text:p>
          </table:table-cell>
          <table:table-cell office:value-type="float" office:value="0.79449999999999998" table:style-name="ce20">
            <text:p><text:s/>0,79<text:s text:c="3"/></text:p>
          </table:table-cell>
          <table:table-cell office:value-type="float" office:value="0.27400000000000002" table:style-name="ce20">
            <text:p><text:s/>0,27<text:s text:c="3"/></text:p>
          </table:table-cell>
          <table:table-cell office:value-type="float" office:value="0.29300000000000004" table:style-name="ce20">
            <text:p><text:s/>0,29<text:s text:c="3"/></text:p>
          </table:table-cell>
          <table:table-cell office:value-type="float" office:value="0.15949999999999998" table:style-name="ce20">
            <text:p><text:s/>0,16<text:s text:c="3"/></text:p>
          </table:table-cell>
          <table:table-cell office:value-type="float" office:value="4.5999999999999999E-2" table:style-name="ce20">
            <text:p><text:s/>0,05<text:s text:c="3"/></text:p>
          </table:table-cell>
          <table:table-cell office:value-type="float" office:value="5.0000000000000001E-4" table:style-name="ce20">
            <text:p><text:s/>0,00<text:s text:c="3"/></text:p>
          </table:table-cell>
          <table:table-cell office:value-type="float" office:value="5.6999999000000003E-2" table:style-name="ce20">
            <text:p><text:s/>0,06<text:s text:c="3"/></text:p>
          </table:table-cell>
          <table:table-cell office:value-type="float" office:value="1.9334999990000001" table:style-name="ce20">
            <text:p><text:s/>1,93<text:s text:c="3"/></text:p>
          </table:table-cell>
          <table:table-cell office:value-type="float" office:value="0.21483333322222223" table:style-name="ce21">
            <text:p><text:s/>0,21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24752352195426233" table:style-name="ce27">
            <text:p>0,25</text:p>
          </table:table-cell>
          <table:table-cell office:value-type="float" office:value="4.6086613886537915" table:style-name="ce27">
            <text:p>4,61</text:p>
          </table:table-cell>
          <table:table-cell office:value-type="float" office:value="0.43013185519315122" table:style-name="ce28">
            <text:p>0,43</text:p>
          </table:table-cell>
          <table:table-cell table:style-name="ce21"/>
          <table:table-cell office:value-type="float" office:value="0.26900685527648455" table:style-name="ce21">
            <text:p><text:s/>0,27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80 cubes</text:p>
          </table:table-cell>
          <table:table-cell office:value-type="string" table:style-name="ce19">
            <text:p>SEAS</text:p>
          </table:table-cell>
          <table:table-cell office:value-type="float" office:value="0.25370000000000004" table:style-name="ce20">
            <text:p><text:s/>0,25<text:s text:c="3"/></text:p>
          </table:table-cell>
          <table:table-cell office:value-type="float" office:value="0.73239999999999994" table:style-name="ce20">
            <text:p><text:s/>0,73<text:s text:c="3"/></text:p>
          </table:table-cell>
          <table:table-cell office:value-type="float" office:value="0.74939999999999996" table:style-name="ce20">
            <text:p><text:s/>0,75<text:s text:c="3"/></text:p>
          </table:table-cell>
          <table:table-cell office:value-type="float" office:value="-0.19799999999999995" table:style-name="ce20">
            <text:p>-0,20<text:s text:c="3"/></text:p>
          </table:table-cell>
          <table:table-cell office:value-type="float" office:value="0.10100000000000001" table:style-name="ce20">
            <text:p><text:s/>0,10<text:s text:c="3"/></text:p>
          </table:table-cell>
          <table:table-cell office:value-type="float" office:value="4.8239999999999991E-2" table:style-name="ce20">
            <text:p><text:s/>0,05<text:s text:c="3"/></text:p>
          </table:table-cell>
          <table:table-cell office:value-type="float" office:value="6.6960000000000006E-2" table:style-name="ce20">
            <text:p><text:s/>0,07<text:s text:c="3"/></text:p>
          </table:table-cell>
          <table:table-cell office:value-type="float" office:value="1.8720000000000001E-2" table:style-name="ce20">
            <text:p><text:s/>0,02<text:s text:c="3"/></text:p>
          </table:table-cell>
          <table:table-cell office:value-type="float" office:value="-4.3200000000000001E-3" table:style-name="ce20">
            <text:p>-0,00<text:s text:c="3"/></text:p>
          </table:table-cell>
          <table:table-cell office:value-type="float" office:value="5.7600000000000004E-3" table:style-name="ce20">
            <text:p><text:s/>0,01<text:s text:c="3"/></text:p>
          </table:table-cell>
          <table:table-cell office:value-type="float" office:value="6.4799999999999996E-3" table:style-name="ce20">
            <text:p><text:s/>0,01<text:s text:c="3"/></text:p>
          </table:table-cell>
          <table:table-cell office:value-type="float" office:value="3.5999999999999999E-3" table:style-name="ce20">
            <text:p><text:s/>0,00<text:s text:c="3"/></text:p>
          </table:table-cell>
          <table:table-cell office:value-type="float" office:value="1.7839400000000001" table:style-name="ce20">
            <text:p><text:s/>1,78<text:s text:c="3"/></text:p>
          </table:table-cell>
          <table:table-cell office:value-type="float" office:value="0.14866166666666666" table:style-name="ce21">
            <text:p><text:s/>0,15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15316848875580541" table:style-name="ce27">
            <text:p>0,15</text:p>
          </table:table-cell>
          <table:table-cell office:value-type="float" office:value="4.1212638655328426" table:style-name="ce27">
            <text:p>4,12</text:p>
          </table:table-cell>
          <table:table-cell office:value-type="float" office:value="0.27953090542247205" table:style-name="ce28">
            <text:p>0,28</text:p>
          </table:table-cell>
          <table:table-cell table:style-name="ce21"/>
          <table:table-cell office:value-type="float" office:value="0.16803465542247209" table:style-name="ce21">
            <text:p><text:s/>0,17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00ml</text:p>
          </table:table-cell>
          <table:table-cell office:value-type="string" table:style-name="ce30">
            <text:p>Sunsilk creme</text:p>
          </table:table-cell>
          <table:table-cell office:value-type="float" office:value="0.1832" table:style-name="ce20">
            <text:p><text:s/>0,18<text:s text:c="3"/></text:p>
          </table:table-cell>
          <table:table-cell office:value-type="float" office:value="0.47960000000000003" table:style-name="ce20">
            <text:p><text:s/>0,48<text:s text:c="3"/></text:p>
          </table:table-cell>
          <table:table-cell office:value-type="float" office:value="-3.8999999999999764E-3" table:style-name="ce20">
            <text:p>-0,00<text:s text:c="3"/></text:p>
          </table:table-cell>
          <table:table-cell office:value-type="float" office:value="0.27700000000000002" table:style-name="ce20">
            <text:p><text:s/>0,28<text:s text:c="3"/></text:p>
          </table:table-cell>
          <table:table-cell office:value-type="float" office:value="0.19900000000000001" table:style-name="ce20">
            <text:p><text:s/>0,20<text:s text:c="3"/></text:p>
          </table:table-cell>
          <table:table-cell office:value-type="float" office:value="0.41652000000000006" table:style-name="ce20">
            <text:p><text:s/>0,42<text:s text:c="3"/></text:p>
          </table:table-cell>
          <table:table-cell office:value-type="float" office:value="4.5824999999999998E-3" table:style-name="ce20">
            <text:p><text:s/>0,00<text:s text:c="3"/></text:p>
          </table:table-cell>
          <table:table-cell office:value-type="float" office:value="8.0925000000000007E-3" table:style-name="ce20">
            <text:p><text:s/>0,01<text:s text:c="3"/></text:p>
          </table:table-cell>
          <table:table-cell office:value-type="float" office:value="6.9225000000000007E-3" table:style-name="ce20">
            <text:p><text:s/>0,01<text:s text:c="3"/></text:p>
          </table:table-cell>
          <table:table-cell table:number-columns-repeated="3" table:style-name="ce20"/>
          <table:table-cell office:value-type="float" office:value="1.5710175" table:style-name="ce20">
            <text:p><text:s/>1,57<text:s text:c="3"/></text:p>
          </table:table-cell>
          <table:table-cell office:value-type="float" office:value="0.1745575" table:style-name="ce21">
            <text:p><text:s/>0,17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9.7191581297189147E-2" table:style-name="ce27">
            <text:p>0,10</text:p>
          </table:table-cell>
          <table:table-cell office:value-type="float" office:value="2.2271533746115555" table:style-name="ce27">
            <text:p>2,23</text:p>
          </table:table-cell>
          <table:table-cell office:value-type="float" office:value="0.24556545629718912" table:style-name="ce28">
            <text:p>0,25</text:p>
          </table:table-cell>
          <table:table-cell table:style-name="ce21"/>
          <table:table-cell office:value-type="float" office:value="0.11464733129718915" table:style-name="ce21">
            <text:p><text:s/>0,11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75ml</text:p>
          </table:table-cell>
          <table:table-cell office:value-type="string" table:style-name="ce30">
            <text:p>Signal</text:p>
          </table:table-cell>
          <table:table-cell office:value-type="float" office:value="7.46E-2" table:style-name="ce20">
            <text:p><text:s/>0,07<text:s text:c="3"/></text:p>
          </table:table-cell>
          <table:table-cell office:value-type="float" office:value="0.2235" table:style-name="ce20">
            <text:p><text:s/>0,22<text:s text:c="3"/></text:p>
          </table:table-cell>
          <table:table-cell office:value-type="float" office:value="1.7799999999999996E-2" table:style-name="ce20">
            <text:p><text:s/>0,02<text:s text:c="3"/></text:p>
          </table:table-cell>
          <table:table-cell office:value-type="float" office:value="-1.4999999999999999E-2" table:style-name="ce20">
            <text:p>-0,02<text:s text:c="3"/></text:p>
          </table:table-cell>
          <table:table-cell office:value-type="float" office:value="0.15" table:style-name="ce20">
            <text:p><text:s/>0,15<text:s text:c="3"/></text:p>
          </table:table-cell>
          <table:table-cell office:value-type="float" office:value="9.9474999999999994E-2" table:style-name="ce20">
            <text:p><text:s/>0,10<text:s text:c="3"/></text:p>
          </table:table-cell>
          <table:table-cell office:value-type="float" office:value="0.10677250000000001" table:style-name="ce20">
            <text:p><text:s/>0,11<text:s text:c="3"/></text:p>
          </table:table-cell>
          <table:table-cell office:value-type="float" office:value="7.5465000000000004E-2" table:style-name="ce20">
            <text:p><text:s/>0,08<text:s text:c="3"/></text:p>
          </table:table-cell>
          <table:table-cell office:value-type="float" office:value="4.7570000000000001E-2" table:style-name="ce20">
            <text:p><text:s/>0,05<text:s text:c="3"/></text:p>
          </table:table-cell>
          <table:table-cell office:value-type="float" office:value="0.160965" table:style-name="ce20">
            <text:p><text:s/>0,16<text:s text:c="3"/></text:p>
          </table:table-cell>
          <table:table-cell office:value-type="float" office:value="0.28384500000000001" table:style-name="ce20">
            <text:p><text:s/>0,28<text:s text:c="3"/></text:p>
          </table:table-cell>
          <table:table-cell office:value-type="float" office:value="0.20937500000000001" table:style-name="ce20">
            <text:p><text:s/>0,21<text:s text:c="3"/></text:p>
          </table:table-cell>
          <table:table-cell office:value-type="float" office:value="1.4343675" table:style-name="ce20">
            <text:p><text:s/>1,43<text:s text:c="3"/></text:p>
          </table:table-cell>
          <table:table-cell office:value-type="float" office:value="0.119530625" table:style-name="ce21">
            <text:p><text:s/>0,12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4.617258258436821E-2" table:style-name="ce27">
            <text:p>0,05</text:p>
          </table:table-cell>
          <table:table-cell office:value-type="float" office:value="1.5451297969660314" table:style-name="ce27">
            <text:p>1,55</text:p>
          </table:table-cell>
          <table:table-cell office:value-type="float" office:value="0.14777361383436821" table:style-name="ce28">
            <text:p>0,15</text:p>
          </table:table-cell>
          <table:table-cell table:style-name="ce21"/>
          <table:table-cell office:value-type="float" office:value="5.812564508436821E-2" table:style-name="ce21">
            <text:p><text:s/>0,06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69ml</text:p>
          </table:table-cell>
          <table:table-cell office:value-type="string" table:style-name="ce19">
            <text:p>Dove deo</text:p>
          </table:table-cell>
          <table:table-cell office:value-type="float" office:value="-2.0999999999999908E-3" table:style-name="ce20">
            <text:p>-0,00<text:s text:c="3"/></text:p>
          </table:table-cell>
          <table:table-cell office:value-type="float" office:value="1.3999999999999992E-2" table:style-name="ce20">
            <text:p><text:s/>0,01<text:s text:c="3"/></text:p>
          </table:table-cell>
          <table:table-cell office:value-type="float" office:value="0.1837" table:style-name="ce20">
            <text:p><text:s/>0,18<text:s text:c="3"/></text:p>
          </table:table-cell>
          <table:table-cell office:value-type="float" office:value="-1.7999999999999995E-2" table:style-name="ce20">
            <text:p>-0,02<text:s text:c="3"/></text:p>
          </table:table-cell>
          <table:table-cell office:value-type="float" office:value="9.6000000000000002E-2" table:style-name="ce20">
            <text:p><text:s/>0,10<text:s text:c="3"/></text:p>
          </table:table-cell>
          <table:table-cell office:value-type="float" office:value="0.16620000000000001" table:style-name="ce20">
            <text:p><text:s/>0,17<text:s text:c="3"/></text:p>
          </table:table-cell>
          <table:table-cell office:value-type="float" office:value="8.5100000000000009E-2" table:style-name="ce20">
            <text:p><text:s/>0,09<text:s text:c="3"/></text:p>
          </table:table-cell>
          <table:table-cell office:value-type="float" office:value="7.3899999999999993E-2" table:style-name="ce20">
            <text:p><text:s/>0,07<text:s text:c="3"/></text:p>
          </table:table-cell>
          <table:table-cell office:value-type="float" office:value="9.8000000000000004E-2" table:style-name="ce20">
            <text:p><text:s/>0,10<text:s text:c="3"/></text:p>
          </table:table-cell>
          <table:table-cell office:value-type="float" office:value="0.12060000000000001" table:style-name="ce20">
            <text:p><text:s/>0,12<text:s text:c="3"/></text:p>
          </table:table-cell>
          <table:table-cell office:value-type="float" office:value="0.1487" table:style-name="ce20">
            <text:p><text:s/>0,15<text:s text:c="3"/></text:p>
          </table:table-cell>
          <table:table-cell office:value-type="float" office:value="0.1452" table:style-name="ce20">
            <text:p><text:s/>0,15<text:s text:c="3"/></text:p>
          </table:table-cell>
          <table:table-cell office:value-type="float" office:value="1.1113" table:style-name="ce20">
            <text:p><text:s/>1,11<text:s text:c="3"/></text:p>
          </table:table-cell>
          <table:table-cell office:value-type="float" office:value="9.2608333333333334E-2" table:style-name="ce21">
            <text:p><text:s/>0,09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3.4445381876980839E-2" table:style-name="ce27">
            <text:p>0,03</text:p>
          </table:table-cell>
          <table:table-cell office:value-type="float" office:value="1.4877875731981285" table:style-name="ce27">
            <text:p>1,49</text:p>
          </table:table-cell>
          <table:table-cell office:value-type="float" office:value="0.11316246521031417" table:style-name="ce28">
            <text:p>0,11</text:p>
          </table:table-cell>
          <table:table-cell table:style-name="ce21"/>
          <table:table-cell office:value-type="float" office:value="4.3706215210314175E-2" table:style-name="ce21">
            <text:p><text:s/>0,04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Energise</text:p>
          </table:table-cell>
          <table:table-cell office:value-type="string" table:style-name="ce30">
            <text:p>Dove Crm</text:p>
          </table:table-cell>
          <table:table-cell office:value-type="float" office:value="6.2799999999999995E-2" table:style-name="ce20">
            <text:p><text:s/>0,06<text:s text:c="3"/></text:p>
          </table:table-cell>
          <table:table-cell office:value-type="float" office:value="0.1394" table:style-name="ce20">
            <text:p><text:s/>0,14<text:s text:c="3"/></text:p>
          </table:table-cell>
          <table:table-cell office:value-type="float" office:value="8.4799999999999986E-2" table:style-name="ce20">
            <text:p><text:s/>0,08<text:s text:c="3"/></text:p>
          </table:table-cell>
          <table:table-cell office:value-type="float" office:value="-0.17599999999999999" table:style-name="ce20">
            <text:p>-0,18<text:s text:c="3"/></text:p>
          </table:table-cell>
          <table:table-cell office:value-type="float" office:value="7.400000000000001E-2" table:style-name="ce20">
            <text:p><text:s/>0,07<text:s text:c="3"/></text:p>
          </table:table-cell>
          <table:table-cell office:value-type="float" office:value="0.41825000000000001" table:style-name="ce20">
            <text:p><text:s/>0,42<text:s text:c="3"/></text:p>
          </table:table-cell>
          <table:table-cell office:value-type="float" office:value="5.1249999999999997E-2" table:style-name="ce20">
            <text:p><text:s/>0,05<text:s text:c="3"/></text:p>
          </table:table-cell>
          <table:table-cell office:value-type="float" office:value="5.7250000000000002E-2" table:style-name="ce20">
            <text:p><text:s/>0,06<text:s text:c="3"/></text:p>
          </table:table-cell>
          <table:table-cell office:value-type="float" office:value="4.3499999999999997E-2" table:style-name="ce20">
            <text:p><text:s/>0,04<text:s text:c="3"/></text:p>
          </table:table-cell>
          <table:table-cell office:value-type="float" office:value="9.4E-2" table:style-name="ce20">
            <text:p><text:s/>0,09<text:s text:c="3"/></text:p>
          </table:table-cell>
          <table:table-cell office:value-type="float" office:value="9.4500000000000001E-2" table:style-name="ce20">
            <text:p><text:s/>0,09<text:s text:c="3"/></text:p>
          </table:table-cell>
          <table:table-cell office:value-type="float" office:value="0.14700000000000002" table:style-name="ce20">
            <text:p><text:s/>0,15<text:s text:c="3"/></text:p>
          </table:table-cell>
          <table:table-cell office:value-type="float" office:value="1.0907500000000001" table:style-name="ce20">
            <text:p><text:s/>1,09<text:s text:c="3"/></text:p>
          </table:table-cell>
          <table:table-cell office:value-type="float" office:value="9.0895833333333342E-2" table:style-name="ce21">
            <text:p><text:s/>0,09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6.8357166559257942E-2" table:style-name="ce27">
            <text:p>0,07</text:p>
          </table:table-cell>
          <table:table-cell office:value-type="float" office:value="3.0081540177349355" table:style-name="ce27">
            <text:p>3,01</text:p>
          </table:table-cell>
          <table:table-cell office:value-type="float" office:value="0.14561862489259131" table:style-name="ce28">
            <text:p>0,15</text:p>
          </table:table-cell>
          <table:table-cell table:style-name="ce21"/>
          <table:table-cell office:value-type="float" office:value="7.7446749892591274E-2" table:style-name="ce21">
            <text:p><text:s/>0,08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2L</text:p>
          </table:table-cell>
          <table:table-cell office:value-type="string" table:style-name="ce30">
            <text:p>Bouillon</text:p>
          </table:table-cell>
          <table:table-cell office:value-type="float" office:value="-2.6999999999999993E-3" table:style-name="ce20">
            <text:p>-0,00<text:s text:c="3"/></text:p>
          </table:table-cell>
          <table:table-cell office:value-type="float" office:value="1.5300000000000001E-2" table:style-name="ce20">
            <text:p><text:s/>0,02<text:s text:c="3"/></text:p>
          </table:table-cell>
          <table:table-cell office:value-type="float" office:value="9.06E-2" table:style-name="ce20">
            <text:p><text:s/>0,09<text:s text:c="3"/></text:p>
          </table:table-cell>
          <table:table-cell office:value-type="float" office:value="7.1000000000000008E-2" table:style-name="ce20">
            <text:p><text:s/>0,07<text:s text:c="3"/></text:p>
          </table:table-cell>
          <table:table-cell office:value-type="float" office:value="0.185" table:style-name="ce20">
            <text:p><text:s/>0,19<text:s text:c="3"/></text:p>
          </table:table-cell>
          <table:table-cell table:style-name="ce20"/>
          <table:table-cell office:value-type="float" office:value="0" table:style-name="ce20">
            <text:p><text:s/>-<text:s text:c="5"/></text:p>
          </table:table-cell>
          <table:table-cell office:value-type="float" office:value="2.5899999999999999E-3" table:style-name="ce20">
            <text:p><text:s/>0,00<text:s text:c="3"/></text:p>
          </table:table-cell>
          <table:table-cell table:number-columns-repeated="2" table:style-name="ce20"/>
          <table:table-cell office:value-type="float" office:value="0.31079999999999997" table:style-name="ce20">
            <text:p><text:s/>0,31<text:s text:c="3"/></text:p>
          </table:table-cell>
          <table:table-cell office:value-type="float" office:value="0.13727" table:style-name="ce20">
            <text:p><text:s/>0,14<text:s text:c="3"/></text:p>
          </table:table-cell>
          <table:table-cell office:value-type="float" office:value="0.80986000000000002" table:style-name="ce20">
            <text:p><text:s/>0,81<text:s text:c="3"/></text:p>
          </table:table-cell>
          <table:table-cell office:value-type="float" office:value="8.998444444444445E-2" table:style-name="ce21">
            <text:p><text:s/>0,09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5.5258067118991512E-2" table:style-name="ce27">
            <text:p>0,06</text:p>
          </table:table-cell>
          <table:table-cell office:value-type="float" office:value="2.4563386465360608" table:style-name="ce27">
            <text:p>2,46</text:p>
          </table:table-cell>
          <table:table-cell office:value-type="float" office:value="0.1317448448967693" table:style-name="ce28">
            <text:p>0,13</text:p>
          </table:table-cell>
          <table:table-cell table:style-name="ce21"/>
          <table:table-cell office:value-type="float" office:value="6.4256511563435953E-2" table:style-name="ce21">
            <text:p><text:s/>0,06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50ml</text:p>
          </table:table-cell>
          <table:table-cell office:value-type="string" table:style-name="ce19">
            <text:p>Dove deo</text:p>
          </table:table-cell>
          <table:table-cell office:value-type="float" office:value="6.13E-2" table:style-name="ce20">
            <text:p><text:s/>0,06<text:s text:c="3"/></text:p>
          </table:table-cell>
          <table:table-cell office:value-type="float" office:value="7.9399999999999998E-2" table:style-name="ce20">
            <text:p><text:s/>0,08<text:s text:c="3"/></text:p>
          </table:table-cell>
          <table:table-cell office:value-type="float" office:value="9.3900000000000011E-2" table:style-name="ce20">
            <text:p><text:s/>0,09<text:s text:c="3"/></text:p>
          </table:table-cell>
          <table:table-cell office:value-type="float" office:value="-0.159" table:style-name="ce20">
            <text:p>-0,16<text:s text:c="3"/></text:p>
          </table:table-cell>
          <table:table-cell office:value-type="float" office:value="0.04" table:style-name="ce20">
            <text:p><text:s/>0,04<text:s text:c="3"/></text:p>
          </table:table-cell>
          <table:table-cell office:value-type="float" office:value="0.23067000000000001" table:style-name="ce20">
            <text:p><text:s/>0,23<text:s text:c="3"/></text:p>
          </table:table-cell>
          <table:table-cell office:value-type="float" office:value="7.9915E-2" table:style-name="ce20">
            <text:p><text:s/>0,08<text:s text:c="3"/></text:p>
          </table:table-cell>
          <table:table-cell office:value-type="float" office:value="5.1864999999999994E-2" table:style-name="ce20">
            <text:p><text:s/>0,05<text:s text:c="3"/></text:p>
          </table:table-cell>
          <table:table-cell office:value-type="float" office:value="3.6740000000000002E-2" table:style-name="ce20">
            <text:p><text:s/>0,04<text:s text:c="3"/></text:p>
          </table:table-cell>
          <table:table-cell office:value-type="float" office:value="5.6980000000000003E-2" table:style-name="ce20">
            <text:p><text:s/>0,06<text:s text:c="3"/></text:p>
          </table:table-cell>
          <table:table-cell office:value-type="float" office:value="4.0094999999999999E-2" table:style-name="ce20">
            <text:p><text:s/>0,04<text:s text:c="3"/></text:p>
          </table:table-cell>
          <table:table-cell office:value-type="float" office:value="6.3964998999999995E-2" table:style-name="ce20">
            <text:p><text:s/>0,06<text:s text:c="3"/></text:p>
          </table:table-cell>
          <table:table-cell office:value-type="float" office:value="0.67582999900000007" table:style-name="ce20">
            <text:p><text:s/>0,68<text:s text:c="3"/></text:p>
          </table:table-cell>
          <table:table-cell office:value-type="float" office:value="5.6319166583333337E-2" table:style-name="ce21">
            <text:p><text:s/>0,06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4.4435628136193756E-2" table:style-name="ce27">
            <text:p>0,04</text:p>
          </table:table-cell>
          <table:table-cell office:value-type="float" office:value="3.1559862002179342" table:style-name="ce27">
            <text:p>3,16</text:p>
          </table:table-cell>
          <table:table-cell office:value-type="float" office:value="9.2306919732027093E-2" table:style-name="ce28">
            <text:p>0,09</text:p>
          </table:table-cell>
          <table:table-cell table:style-name="ce21"/>
          <table:table-cell office:value-type="float" office:value="5.0067544794527089E-2" table:style-name="ce21">
            <text:p><text:s/>0,05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50ml</text:p>
          </table:table-cell>
          <table:table-cell office:value-type="string" table:style-name="ce30">
            <text:p>Rexona</text:p>
          </table:table-cell>
          <table:table-cell office:value-type="float" office:value="7.3200000000000001E-2" table:style-name="ce20">
            <text:p><text:s/>0,07<text:s text:c="3"/></text:p>
          </table:table-cell>
          <table:table-cell office:value-type="float" office:value="0.1116" table:style-name="ce20">
            <text:p><text:s/>0,11<text:s text:c="3"/></text:p>
          </table:table-cell>
          <table:table-cell office:value-type="float" office:value="3.5900000000000001E-2" table:style-name="ce20">
            <text:p><text:s/>0,04<text:s text:c="3"/></text:p>
          </table:table-cell>
          <table:table-cell office:value-type="float" office:value="-4.9000000000000002E-2" table:style-name="ce20">
            <text:p>-0,05<text:s text:c="3"/></text:p>
          </table:table-cell>
          <table:table-cell office:value-type="float" office:value="2.4E-2" table:style-name="ce20">
            <text:p><text:s/>0,02<text:s text:c="3"/></text:p>
          </table:table-cell>
          <table:table-cell office:value-type="float" office:value="0.145813322" table:style-name="ce20">
            <text:p><text:s/>0,15<text:s text:c="3"/></text:p>
          </table:table-cell>
          <table:table-cell office:value-type="float" office:value="2.9066654000000004E-2" table:style-name="ce20">
            <text:p><text:s/>0,03<text:s text:c="3"/></text:p>
          </table:table-cell>
          <table:table-cell office:value-type="float" office:value="2.7039988000000001E-2" table:style-name="ce20">
            <text:p><text:s/>0,03<text:s text:c="3"/></text:p>
          </table:table-cell>
          <table:table-cell office:value-type="float" office:value="2.4586659E-2" table:style-name="ce20">
            <text:p><text:s/>0,02<text:s text:c="3"/></text:p>
          </table:table-cell>
          <table:table-cell office:value-type="float" office:value="3.7759992000000006E-2" table:style-name="ce20">
            <text:p><text:s/>0,04<text:s text:c="3"/></text:p>
          </table:table-cell>
          <table:table-cell office:value-type="float" office:value="3.7333319000000004E-2" table:style-name="ce20">
            <text:p><text:s/>0,04<text:s text:c="3"/></text:p>
          </table:table-cell>
          <table:table-cell office:value-type="float" office:value="5.1253328000000001E-2" table:style-name="ce20">
            <text:p><text:s/>0,05<text:s text:c="3"/></text:p>
          </table:table-cell>
          <table:table-cell office:value-type="float" office:value="0.5485532620000001" table:style-name="ce20">
            <text:p><text:s/>0,55<text:s text:c="3"/></text:p>
          </table:table-cell>
          <table:table-cell office:value-type="float" office:value="4.5712771833333339E-2" table:style-name="ce21">
            <text:p><text:s/>0,05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2.5235252331611644E-2" table:style-name="ce27">
            <text:p>0,03</text:p>
          </table:table-cell>
          <table:table-cell office:value-type="float" office:value="2.2081577046885901" table:style-name="ce27">
            <text:p>2,21</text:p>
          </table:table-cell>
          <table:table-cell office:value-type="float" office:value="6.4091108389944987E-2" table:style-name="ce28">
            <text:p>0,06</text:p>
          </table:table-cell>
          <table:table-cell table:style-name="ce21"/>
          <table:table-cell office:value-type="float" office:value="2.9806529514944977E-2" table:style-name="ce21">
            <text:p><text:s/>0,03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00ml</text:p>
          </table:table-cell>
          <table:table-cell office:value-type="string" table:style-name="ce30">
            <text:p>Signal</text:p>
          </table:table-cell>
          <table:table-cell office:value-type="float" office:value="-6.1899999999999997E-2" table:style-name="ce20">
            <text:p>-0,06<text:s text:c="3"/></text:p>
          </table:table-cell>
          <table:table-cell office:value-type="float" office:value="0.18259999999999998" table:style-name="ce20">
            <text:p><text:s/>0,18<text:s text:c="3"/></text:p>
          </table:table-cell>
          <table:table-cell office:value-type="float" office:value="-4.000000000000001E-3" table:style-name="ce20">
            <text:p>-0,00<text:s text:c="3"/></text:p>
          </table:table-cell>
          <table:table-cell office:value-type="float" office:value="4.4999999999999998E-2" table:style-name="ce20">
            <text:p><text:s/>0,05<text:s text:c="3"/></text:p>
          </table:table-cell>
          <table:table-cell office:value-type="float" office:value="0.03" table:style-name="ce20">
            <text:p><text:s/>0,03<text:s text:c="3"/></text:p>
          </table:table-cell>
          <table:table-cell office:value-type="float" office:value="4.1600000000000005E-3" table:style-name="ce20">
            <text:p><text:s/>0,00<text:s text:c="3"/></text:p>
          </table:table-cell>
          <table:table-cell office:value-type="float" office:value="1.1279999000000001E-2" table:style-name="ce20">
            <text:p><text:s/>0,01<text:s text:c="3"/></text:p>
          </table:table-cell>
          <table:table-cell office:value-type="float" office:value="4.2979999999999997E-2" table:style-name="ce20">
            <text:p><text:s/>0,04<text:s text:c="3"/></text:p>
          </table:table-cell>
          <table:table-cell office:value-type="float" office:value="3.5900000000000001E-2" table:style-name="ce20">
            <text:p><text:s/>0,04<text:s text:c="3"/></text:p>
          </table:table-cell>
          <table:table-cell office:value-type="float" office:value="8.4570000000000006E-2" table:style-name="ce20">
            <text:p><text:s/>0,08<text:s text:c="3"/></text:p>
          </table:table-cell>
          <table:table-cell office:value-type="float" office:value="5.8599999999999999E-2" table:style-name="ce20">
            <text:p><text:s/>0,06<text:s text:c="3"/></text:p>
          </table:table-cell>
          <table:table-cell office:value-type="float" office:value="9.06E-2" table:style-name="ce20">
            <text:p><text:s/>0,09<text:s text:c="3"/></text:p>
          </table:table-cell>
          <table:table-cell office:value-type="float" office:value="0.519789999" table:style-name="ce20">
            <text:p><text:s/>0,52<text:s text:c="3"/></text:p>
          </table:table-cell>
          <table:table-cell office:value-type="float" office:value="4.3315833249999998E-2" table:style-name="ce21">
            <text:p><text:s/>0,04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3.1238550398727246E-2" table:style-name="ce27">
            <text:p>0,03</text:p>
          </table:table-cell>
          <table:table-cell office:value-type="float" office:value="2.8847234883772894" table:style-name="ce27">
            <text:p>2,88</text:p>
          </table:table-cell>
          <table:table-cell office:value-type="float" office:value="6.8057008661227242E-2" table:style-name="ce28">
            <text:p>0,07</text:p>
          </table:table-cell>
          <table:table-cell table:style-name="ce21"/>
          <table:table-cell office:value-type="float" office:value="3.5570133723727249E-2" table:style-name="ce21">
            <text:p><text:s/>0,04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Harira</text:p>
          </table:table-cell>
          <table:table-cell office:value-type="string" table:style-name="ce30">
            <text:p>Soupe</text:p>
          </table:table-cell>
          <table:table-cell office:value-type="float" office:value="5.4000000000000003E-3" table:style-name="ce20">
            <text:p><text:s/>0,01<text:s text:c="3"/></text:p>
          </table:table-cell>
          <table:table-cell office:value-type="float" office:value="-2.1999999999999999E-2" table:style-name="ce20">
            <text:p>-0,02<text:s text:c="3"/></text:p>
          </table:table-cell>
          <table:table-cell office:value-type="float" office:value="0.13930000000000001" table:style-name="ce20">
            <text:p><text:s/>0,14<text:s text:c="3"/></text:p>
          </table:table-cell>
          <table:table-cell office:value-type="float" office:value="0.379" table:style-name="ce20">
            <text:p><text:s/>0,38<text:s text:c="3"/></text:p>
          </table:table-cell>
          <table:table-cell office:value-type="float" office:value="1.6E-2" table:style-name="ce20">
            <text:p><text:s/>0,02<text:s text:c="3"/></text:p>
          </table:table-cell>
          <table:table-cell office:value-type="float" office:value="-0.17762750499999999" table:style-name="ce20">
            <text:p>-0,18<text:s text:c="3"/></text:p>
          </table:table-cell>
          <table:table-cell office:value-type="float" office:value="9.9813333000000004E-2" table:style-name="ce20">
            <text:p><text:s/>0,10<text:s text:c="3"/></text:p>
          </table:table-cell>
          <table:table-cell office:value-type="float" office:value="1.6498744999999999E-2" table:style-name="ce20">
            <text:p><text:s/>0,02<text:s text:c="3"/></text:p>
          </table:table-cell>
          <table:table-cell office:value-type="float" office:value="1.8714993999999999E-2" table:style-name="ce20">
            <text:p><text:s/>0,02<text:s text:c="3"/></text:p>
          </table:table-cell>
          <table:table-cell table:style-name="ce20"/>
          <table:table-cell office:value-type="float" office:value="2.4625E-4" table:style-name="ce20">
            <text:p><text:s/>0,00<text:s text:c="3"/></text:p>
          </table:table-cell>
          <table:table-cell office:value-type="float" office:value="1.3625829000000002E-2" table:style-name="ce20">
            <text:p><text:s/>0,01<text:s text:c="3"/></text:p>
          </table:table-cell>
          <table:table-cell office:value-type="float" office:value="0.48897164599999998" table:style-name="ce20">
            <text:p><text:s/>0,49<text:s text:c="3"/></text:p>
          </table:table-cell>
          <table:table-cell office:value-type="float" office:value="4.4451967818181816E-2" table:style-name="ce21">
            <text:p><text:s/>0,04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7.0633261767663949E-2" table:style-name="ce27">
            <text:p>0,07</text:p>
          </table:table-cell>
          <table:table-cell office:value-type="float" office:value="6.355917655350539" table:style-name="ce27">
            <text:p>6,36</text:p>
          </table:table-cell>
          <table:table-cell office:value-type="float" office:value="0.10841743441311849" table:style-name="ce28">
            <text:p>0,11</text:p>
          </table:table-cell>
          <table:table-cell table:style-name="ce21"/>
          <table:table-cell office:value-type="float" office:value="7.5078458549482127E-2" table:style-name="ce21">
            <text:p><text:s/>0,08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400ml</text:p>
          </table:table-cell>
          <table:table-cell office:value-type="string" table:style-name="ce30">
            <text:p>Dove shmp</text:p>
          </table:table-cell>
          <table:table-cell table:number-columns-repeated="5" table:style-name="ce20"/>
          <table:table-cell office:value-type="float" office:value="0.10374666599999999" table:style-name="ce20">
            <text:p><text:s/>0,10<text:s text:c="3"/></text:p>
          </table:table-cell>
          <table:table-cell office:value-type="float" office:value="4.7689999000000004E-2" table:style-name="ce20">
            <text:p><text:s/>0,05<text:s text:c="3"/></text:p>
          </table:table-cell>
          <table:table-cell office:value-type="float" office:value="7.9483332000000004E-2" table:style-name="ce20">
            <text:p><text:s/>0,08<text:s text:c="3"/></text:p>
          </table:table-cell>
          <table:table-cell office:value-type="float" office:value="1.0039999000000001E-2" table:style-name="ce20">
            <text:p><text:s/>0,01<text:s text:c="3"/></text:p>
          </table:table-cell>
          <table:table-cell office:value-type="float" office:value="5.0200000000000002E-3" table:style-name="ce20">
            <text:p><text:s/>0,01<text:s text:c="3"/></text:p>
          </table:table-cell>
          <table:table-cell table:style-name="ce20"/>
          <table:table-cell office:value-type="float" office:value="0.15562000000000001" table:style-name="ce20">
            <text:p><text:s/>0,16<text:s text:c="3"/></text:p>
          </table:table-cell>
          <table:table-cell office:value-type="float" office:value="0.40159999599999996" table:style-name="ce20">
            <text:p><text:s/>0,40<text:s text:c="3"/></text:p>
          </table:table-cell>
          <table:table-cell office:value-type="float" office:value="6.6933332666666664E-2" table:style-name="ce21">
            <text:p><text:s/>0,07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3.0167231682128152E-2" table:style-name="ce27">
            <text:p>0,03</text:p>
          </table:table-cell>
          <table:table-cell office:value-type="float" office:value="1.8028226284421469" table:style-name="ce27">
            <text:p>1,80</text:p>
          </table:table-cell>
          <table:table-cell office:value-type="float" office:value="8.7060564448794814E-2" table:style-name="ce28">
            <text:p>0,09</text:p>
          </table:table-cell>
          <table:table-cell table:style-name="ce21"/>
          <table:table-cell office:value-type="float" office:value="3.6860564948794819E-2" table:style-name="ce21">
            <text:p><text:s/>0,04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400ml</text:p>
          </table:table-cell>
          <table:table-cell office:value-type="string" table:style-name="ce30">
            <text:p>Sunsilk shmp</text:p>
          </table:table-cell>
          <table:table-cell table:style-name="ce20"/>
          <table:table-cell office:value-type="float" office:value="-3.9399999999999991E-2" table:style-name="ce20">
            <text:p>-0,04<text:s text:c="3"/></text:p>
          </table:table-cell>
          <table:table-cell office:value-type="float" office:value="1.3864999999999998" table:style-name="ce20">
            <text:p><text:s/>1,39<text:s text:c="3"/></text:p>
          </table:table-cell>
          <table:table-cell office:value-type="float" office:value="-1.1679999999999999" table:style-name="ce20">
            <text:p>-1,17<text:s text:c="3"/></text:p>
          </table:table-cell>
          <table:table-cell office:value-type="float" office:value="-5.0000000000000001E-3" table:style-name="ce20">
            <text:p>-0,01<text:s text:c="3"/></text:p>
          </table:table-cell>
          <table:table-cell office:value-type="float" office:value="0.17165" table:style-name="ce20">
            <text:p><text:s/>0,17<text:s text:c="3"/></text:p>
          </table:table-cell>
          <table:table-cell office:value-type="float" office:value="-7.9216665999999991E-2" table:style-name="ce20">
            <text:p>-0,08<text:s text:c="3"/></text:p>
          </table:table-cell>
          <table:table-cell office:value-type="float" office:value="9.4000000000000004E-3" table:style-name="ce20">
            <text:p><text:s/>0,01<text:s text:c="3"/></text:p>
          </table:table-cell>
          <table:table-cell office:value-type="float" office:value="2.35E-2" table:style-name="ce20">
            <text:p><text:s/>0,02<text:s text:c="3"/></text:p>
          </table:table-cell>
          <table:table-cell office:value-type="float" office:value="1.4100000000000001E-2" table:style-name="ce20">
            <text:p><text:s/>0,01<text:s text:c="3"/></text:p>
          </table:table-cell>
          <table:table-cell office:value-type="float" office:value="0" table:style-name="ce20">
            <text:p><text:s/>-<text:s text:c="5"/></text:p>
          </table:table-cell>
          <table:table-cell office:value-type="float" office:value="2.4283333000000001E-2" table:style-name="ce20">
            <text:p><text:s/>0,02<text:s text:c="3"/></text:p>
          </table:table-cell>
          <table:table-cell office:value-type="float" office:value="0.33781666699999985" table:style-name="ce20">
            <text:p><text:s/>0,34<text:s text:c="3"/></text:p>
          </table:table-cell>
          <table:table-cell office:value-type="float" office:value="3.0710606090909077E-2" table:style-name="ce21">
            <text:p><text:s/>0,03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0.2994797948314632" table:style-name="ce27">
            <text:p>0,30</text:p>
          </table:table-cell>
          <table:table-cell office:value-type="float" office:value="39.006692859782397" table:style-name="ce27">
            <text:p>39,01</text:p>
          </table:table-cell>
          <table:table-cell office:value-type="float" office:value="0.32558381000873593" table:style-name="ce28">
            <text:p>0,33</text:p>
          </table:table-cell>
          <table:table-cell table:style-name="ce21"/>
          <table:table-cell office:value-type="float" office:value="0.3025508554405541" table:style-name="ce21">
            <text:p><text:s/>0,30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Freshtouch</text:p>
          </table:table-cell>
          <table:table-cell office:value-type="string" table:style-name="ce30">
            <text:p>Dove Crm</text:p>
          </table:table-cell>
          <table:table-cell office:value-type="float" office:value="-8.0000000000000002E-3" table:style-name="ce20">
            <text:p>-0,01<text:s text:c="3"/></text:p>
          </table:table-cell>
          <table:table-cell office:value-type="float" office:value="-5.0000000000000001E-3" table:style-name="ce20">
            <text:p>-0,01<text:s text:c="3"/></text:p>
          </table:table-cell>
          <table:table-cell office:value-type="float" office:value="4.2800000000000005E-2" table:style-name="ce20">
            <text:p><text:s/>0,04<text:s text:c="3"/></text:p>
          </table:table-cell>
          <table:table-cell office:value-type="float" office:value="-8.9999999999999976E-3" table:style-name="ce20">
            <text:p>-0,01<text:s text:c="3"/></text:p>
          </table:table-cell>
          <table:table-cell office:value-type="float" office:value="0.02" table:style-name="ce20">
            <text:p><text:s/>0,02<text:s text:c="3"/></text:p>
          </table:table-cell>
          <table:table-cell office:value-type="float" office:value="5.7499999999999999E-3" table:style-name="ce20">
            <text:p><text:s/>0,01<text:s text:c="3"/></text:p>
          </table:table-cell>
          <table:table-cell office:value-type="float" office:value="3.125E-2" table:style-name="ce20">
            <text:p><text:s/>0,03<text:s text:c="3"/></text:p>
          </table:table-cell>
          <table:table-cell office:value-type="float" office:value="3.4000000000000002E-2" table:style-name="ce20">
            <text:p><text:s/>0,03<text:s text:c="3"/></text:p>
          </table:table-cell>
          <table:table-cell office:value-type="float" office:value="1.525E-2" table:style-name="ce20">
            <text:p><text:s/>0,02<text:s text:c="3"/></text:p>
          </table:table-cell>
          <table:table-cell office:value-type="float" office:value="5.7250000000000002E-2" table:style-name="ce20">
            <text:p><text:s/>0,06<text:s text:c="3"/></text:p>
          </table:table-cell>
          <table:table-cell office:value-type="float" office:value="2.4E-2" table:style-name="ce20">
            <text:p><text:s/>0,02<text:s text:c="3"/></text:p>
          </table:table-cell>
          <table:table-cell office:value-type="float" office:value="0.11075000000000002" table:style-name="ce20">
            <text:p><text:s/>0,11<text:s text:c="3"/></text:p>
          </table:table-cell>
          <table:table-cell office:value-type="float" office:value="0.31905" table:style-name="ce20">
            <text:p><text:s/>0,32<text:s text:c="3"/></text:p>
          </table:table-cell>
          <table:table-cell office:value-type="float" office:value="2.65875E-2" table:style-name="ce21">
            <text:p><text:s/>0,03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1.7489542163276101E-2" table:style-name="ce27">
            <text:p>0,02</text:p>
          </table:table-cell>
          <table:table-cell office:value-type="float" office:value="2.6312428266329819" table:style-name="ce27">
            <text:p>2,63</text:p>
          </table:table-cell>
          <table:table-cell office:value-type="float" office:value="4.0088917163276103E-2" table:style-name="ce28">
            <text:p>0,04</text:p>
          </table:table-cell>
          <table:table-cell table:style-name="ce21"/>
          <table:table-cell office:value-type="float" office:value="2.0148292163276103E-2" table:style-name="ce21">
            <text:p><text:s/>0,02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200ml</text:p>
          </table:table-cell>
          <table:table-cell office:value-type="string" table:style-name="ce30">
            <text:p>Sunsilk creme</text:p>
          </table:table-cell>
          <table:table-cell table:number-columns-repeated="5" table:style-name="ce20"/>
          <table:table-cell office:value-type="float" office:value="1.7149999999999999E-2" table:style-name="ce20">
            <text:p><text:s/>0,02<text:s text:c="3"/></text:p>
          </table:table-cell>
          <table:table-cell office:value-type="float" office:value="1.8783332E-2" table:style-name="ce20">
            <text:p><text:s/>0,02<text:s text:c="3"/></text:p>
          </table:table-cell>
          <table:table-cell office:value-type="float" office:value="7.9624969999999989E-3" table:style-name="ce20">
            <text:p><text:s/>0,01<text:s text:c="3"/></text:p>
          </table:table-cell>
          <table:table-cell office:value-type="float" office:value="2.63375E-2" table:style-name="ce20">
            <text:p><text:s/>0,03<text:s text:c="3"/></text:p>
          </table:table-cell>
          <table:table-cell office:value-type="float" office:value="1.429165E-3" table:style-name="ce20">
            <text:p><text:s/>0,00<text:s text:c="3"/></text:p>
          </table:table-cell>
          <table:table-cell office:value-type="float" office:value="5.1041649999999999E-3" table:style-name="ce20">
            <text:p><text:s/>0,01<text:s text:c="3"/></text:p>
          </table:table-cell>
          <table:table-cell office:value-type="float" office:value="6.941666E-3" table:style-name="ce20">
            <text:p><text:s/>0,01<text:s text:c="3"/></text:p>
          </table:table-cell>
          <table:table-cell office:value-type="float" office:value="8.3708324999999986E-2" table:style-name="ce20">
            <text:p><text:s/>0,08<text:s text:c="3"/></text:p>
          </table:table-cell>
          <table:table-cell office:value-type="float" office:value="1.1958332142857141E-2" table:style-name="ce21">
            <text:p><text:s/>0,01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4.6488149386188799E-3" table:style-name="ce27">
            <text:p>0,00</text:p>
          </table:table-cell>
          <table:table-cell office:value-type="float" office:value="1.5550044548296558" table:style-name="ce27">
            <text:p>1,56</text:p>
          </table:table-cell>
          <table:table-cell office:value-type="float" office:value="1.481339726004745E-2" table:style-name="ce28">
            <text:p>0,01</text:p>
          </table:table-cell>
          <table:table-cell table:style-name="ce21"/>
          <table:table-cell office:value-type="float" office:value="5.8446481529045944E-3" table:style-name="ce21">
            <text:p><text:s/>0,01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30ml</text:p>
          </table:table-cell>
          <table:table-cell office:value-type="string" table:style-name="ce30">
            <text:p>Dove Crm</text:p>
          </table:table-cell>
          <table:table-cell office:value-type="float" office:value="-4.5000000000000005E-3" table:style-name="ce20">
            <text:p>-0,00<text:s text:c="3"/></text:p>
          </table:table-cell>
          <table:table-cell office:value-type="float" office:value="-0.10149999999999999" table:style-name="ce20">
            <text:p>-0,10<text:s text:c="3"/></text:p>
          </table:table-cell>
          <table:table-cell office:value-type="float" office:value="0.10149999999999999" table:style-name="ce20">
            <text:p><text:s/>0,10<text:s text:c="3"/></text:p>
          </table:table-cell>
          <table:table-cell office:value-type="float" office:value="-9.0999999999999998E-2" table:style-name="ce20">
            <text:p>-0,09<text:s text:c="3"/></text:p>
          </table:table-cell>
          <table:table-cell office:value-type="float" office:value="5.0000000000000001E-3" table:style-name="ce20">
            <text:p><text:s/>0,01<text:s text:c="3"/></text:p>
          </table:table-cell>
          <table:table-cell office:value-type="float" office:value="1.6920000000000001E-2" table:style-name="ce20">
            <text:p><text:s/>0,02<text:s text:c="3"/></text:p>
          </table:table-cell>
          <table:table-cell office:value-type="float" office:value="1.8539999999999997E-2" table:style-name="ce20">
            <text:p><text:s/>0,02<text:s text:c="3"/></text:p>
          </table:table-cell>
          <table:table-cell office:value-type="float" office:value="1.3949999999999999E-2" table:style-name="ce20">
            <text:p><text:s/>0,01<text:s text:c="3"/></text:p>
          </table:table-cell>
          <table:table-cell office:value-type="float" office:value="1.0079999999999999E-2" table:style-name="ce20">
            <text:p><text:s/>0,01<text:s text:c="3"/></text:p>
          </table:table-cell>
          <table:table-cell office:value-type="float" office:value="6.7499999999999999E-3" table:style-name="ce20">
            <text:p><text:s/>0,01<text:s text:c="3"/></text:p>
          </table:table-cell>
          <table:table-cell office:value-type="float" office:value="8.7899999999999992E-3" table:style-name="ce20">
            <text:p><text:s/>0,01<text:s text:c="3"/></text:p>
          </table:table-cell>
          <table:table-cell office:value-type="float" office:value="2.844E-2" table:style-name="ce20">
            <text:p><text:s/>0,03<text:s text:c="3"/></text:p>
          </table:table-cell>
          <table:table-cell office:value-type="float" office:value="1.2970000000000002E-2" table:style-name="ce20">
            <text:p><text:s/>0,01<text:s text:c="3"/></text:p>
          </table:table-cell>
          <table:table-cell office:value-type="float" office:value="1.0808333333333336E-3" table:style-name="ce21">
            <text:p><text:s/>0,00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2.7512322553807346E-2" table:style-name="ce27">
            <text:p>0,03</text:p>
          </table:table-cell>
          <table:table-cell office:value-type="float" office:value="101.81892695318059" table:style-name="ce27">
            <text:p>101,82</text:p>
          </table:table-cell>
          <table:table-cell office:value-type="float" office:value="2.843103088714068E-2" table:style-name="ce28">
            <text:p>0,03</text:p>
          </table:table-cell>
          <table:table-cell table:style-name="ce21"/>
          <table:table-cell office:value-type="float" office:value="2.7620405887140681E-2" table:style-name="ce21">
            <text:p><text:s/>0,03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175ml</text:p>
          </table:table-cell>
          <table:table-cell office:value-type="string" table:style-name="ce19">
            <text:p>Dove deo</text:p>
          </table:table-cell>
          <table:table-cell office:value-type="float" office:value="3.4999999999999996E-3" table:style-name="ce20">
            <text:p><text:s/>0,00<text:s text:c="3"/></text:p>
          </table:table-cell>
          <table:table-cell office:value-type="float" office:value="-8.9200000000000002E-2" table:style-name="ce20">
            <text:p>-0,09<text:s text:c="3"/></text:p>
          </table:table-cell>
          <table:table-cell office:value-type="float" office:value="9.0600000000000014E-2" table:style-name="ce20">
            <text:p><text:s/>0,09<text:s text:c="3"/></text:p>
          </table:table-cell>
          <table:table-cell office:value-type="float" office:value="-8.5999999999999993E-2" table:style-name="ce20">
            <text:p>-0,09<text:s text:c="3"/></text:p>
          </table:table-cell>
          <table:table-cell office:value-type="float" office:value="1E-3" table:style-name="ce20">
            <text:p><text:s/>0,00<text:s text:c="3"/></text:p>
          </table:table-cell>
          <table:table-cell office:value-type="float" office:value="2.789999E-3" table:style-name="ce20">
            <text:p><text:s/>0,00<text:s text:c="3"/></text:p>
          </table:table-cell>
          <table:table-cell office:value-type="float" office:value="2.48E-3" table:style-name="ce20">
            <text:p><text:s/>0,00<text:s text:c="3"/></text:p>
          </table:table-cell>
          <table:table-cell office:value-type="float" office:value="1.24E-3" table:style-name="ce20">
            <text:p><text:s/>0,00<text:s text:c="3"/></text:p>
          </table:table-cell>
          <table:table-cell office:value-type="float" office:value="8.4526666E-2" table:style-name="ce20">
            <text:p><text:s/>0,08<text:s text:c="3"/></text:p>
          </table:table-cell>
          <table:table-cell office:value-type="float" office:value="-7.8120000000000009E-2" table:style-name="ce20">
            <text:p>-0,08<text:s text:c="3"/></text:p>
          </table:table-cell>
          <table:table-cell office:value-type="float" office:value="0" table:style-name="ce20">
            <text:p><text:s/>-<text:s text:c="5"/></text:p>
          </table:table-cell>
          <table:table-cell office:value-type="float" office:value="1.24E-3" table:style-name="ce20">
            <text:p><text:s/>0,00<text:s text:c="3"/></text:p>
          </table:table-cell>
          <table:table-cell office:value-type="float" office:value="-6.5943334999999978E-2" table:style-name="ce20">
            <text:p>-0,07<text:s text:c="3"/></text:p>
          </table:table-cell>
          <table:table-cell office:value-type="float" office:value="-5.4952779166666651E-3" table:style-name="ce21">
            <text:p>-0,01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2.9952753099411304E-2" table:style-name="ce27">
            <text:p>0,03</text:p>
          </table:table-cell>
          <table:table-cell office:value-type="float" office:value="-21.802539237236683" table:style-name="ce27">
            <text:p>-21,80</text:p>
          </table:table-cell>
          <table:table-cell office:value-type="float" office:value="2.5281766870244637E-2" table:style-name="ce28">
            <text:p>0,03</text:p>
          </table:table-cell>
          <table:table-cell table:style-name="ce21"/>
          <table:table-cell office:value-type="float" office:value="2.9403225307744637E-2" table:style-name="ce21">
            <text:p><text:s/>0,03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3">
          <table:table-cell office:value-type="string" table:style-name="ce18">
            <text:p>300ml</text:p>
          </table:table-cell>
          <table:table-cell office:value-type="string" table:style-name="ce30">
            <text:p>Sunsilk creme</text:p>
          </table:table-cell>
          <table:table-cell office:value-type="float" office:value="0" table:style-name="ce20">
            <text:p><text:s/>-<text:s text:c="5"/></text:p>
          </table:table-cell>
          <table:table-cell office:value-type="float" office:value="-0.1313" table:style-name="ce20">
            <text:p>-0,13<text:s text:c="3"/></text:p>
          </table:table-cell>
          <table:table-cell office:value-type="float" office:value="0.1168" table:style-name="ce20">
            <text:p><text:s/>0,12<text:s text:c="3"/></text:p>
          </table:table-cell>
          <table:table-cell office:value-type="float" office:value="-0.11700000000000001" table:style-name="ce20">
            <text:p>-0,12<text:s text:c="3"/></text:p>
          </table:table-cell>
          <table:table-cell office:value-type="float" office:value="0" table:style-name="ce20">
            <text:p><text:s/>-<text:s text:c="5"/></text:p>
          </table:table-cell>
          <table:table-cell office:value-type="float" office:value="0" table:style-name="ce20">
            <text:p><text:s/>-<text:s text:c="5"/></text:p>
          </table:table-cell>
          <table:table-cell office:value-type="float" office:value="1.17E-3" table:style-name="ce20">
            <text:p><text:s/>0,00<text:s text:c="3"/></text:p>
          </table:table-cell>
          <table:table-cell office:value-type="float" office:value="7.9624969999999989E-3" table:style-name="ce20">
            <text:p><text:s/>0,01<text:s text:c="3"/></text:p>
          </table:table-cell>
          <table:table-cell office:value-type="float" office:value="2.5167499999999999E-2" table:style-name="ce20">
            <text:p><text:s/>0,03<text:s text:c="3"/></text:p>
          </table:table-cell>
          <table:table-cell office:value-type="float" office:value="1.429165E-3" table:style-name="ce20">
            <text:p><text:s/>0,00<text:s text:c="3"/></text:p>
          </table:table-cell>
          <table:table-cell office:value-type="float" office:value="5.1041649999999999E-3" table:style-name="ce20">
            <text:p><text:s/>0,01<text:s text:c="3"/></text:p>
          </table:table-cell>
          <table:table-cell office:value-type="float" office:value="6.941666E-3" table:style-name="ce20">
            <text:p><text:s/>0,01<text:s text:c="3"/></text:p>
          </table:table-cell>
          <table:table-cell office:value-type="float" office:value="-8.3725007000000018E-2" table:style-name="ce20">
            <text:p>-0,08<text:s text:c="3"/></text:p>
          </table:table-cell>
          <table:table-cell office:value-type="float" office:value="-6.9770839166666682E-3" table:style-name="ce21">
            <text:p>-0,01<text:s text:c="3"/></text:p>
          </table:table-cell>
          <table:table-cell table:number-columns-repeated="2" table:style-name="ce20"/>
          <table:table-cell table:style-name="ce22"/>
          <table:table-cell table:style-name="ce23"/>
          <table:table-cell office:value-type="percentage" office:value="0.95" table:style-name="ce24">
            <text:p>95%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6"/>
          <table:table-cell office:value-type="float" office:value="0.5" table:style-name="ce26">
            <text:p>0,5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3.3180422648434314E-2" table:style-name="ce27">
            <text:p>0,03</text:p>
          </table:table-cell>
          <table:table-cell office:value-type="float" office:value="-19.022516022301996" table:style-name="ce27">
            <text:p>-19,02</text:p>
          </table:table-cell>
          <table:table-cell office:value-type="float" office:value="2.7249901319267647E-2" table:style-name="ce28">
            <text:p>0,03</text:p>
          </table:table-cell>
          <table:table-cell table:style-name="ce21"/>
          <table:table-cell office:value-type="float" office:value="3.2482714256767645E-2" table:style-name="ce21">
            <text:p><text:s/>0,03<text:s text:c="3"/></text:p>
          </table:table-cell>
          <table:table-cell table:number-columns-repeated="2" table:style-name="ce21"/>
          <table:table-cell table:style-name="ce29"/>
          <table:table-cell table:number-columns-repeated="16349"/>
        </table:table-row>
        <table:table-row table:style-name="ro1">
          <table:table-cell office:value-type="string" table:style-name="ce35">
            <text:p>30*6 sachets</text:p>
          </table:table-cell>
          <table:table-cell office:value-type="string" table:style-name="ce36">
            <text:p>SEAS</text:p>
          </table:table-cell>
          <table:table-cell table:number-columns-repeated="2" table:style-name="ce37"/>
          <table:table-cell office:value-type="float" office:value="-2.0999999999999999E-3" table:style-name="ce37">
            <text:p>-0,00<text:s text:c="3"/></text:p>
          </table:table-cell>
          <table:table-cell office:value-type="float" office:value="-4.3999999999999997E-2" table:style-name="ce37">
            <text:p>-0,04<text:s text:c="3"/></text:p>
          </table:table-cell>
          <table:table-cell office:value-type="float" office:value="2.3E-2" table:style-name="ce37">
            <text:p><text:s/>0,02<text:s text:c="3"/></text:p>
          </table:table-cell>
          <table:table-cell office:value-type="float" office:value="-0.39384000000000002" table:style-name="ce37">
            <text:p>-0,39<text:s text:c="3"/></text:p>
          </table:table-cell>
          <table:table-cell table:style-name="ce37"/>
          <table:table-cell office:value-type="float" office:value="0" table:style-name="ce37">
            <text:p><text:s/>-<text:s text:c="5"/></text:p>
          </table:table-cell>
          <table:table-cell table:number-columns-repeated="3" table:style-name="ce37"/>
          <table:table-cell office:value-type="float" office:value="-0.17136000000000001" table:style-name="ce37">
            <text:p>-0,17<text:s text:c="3"/></text:p>
          </table:table-cell>
          <table:table-cell office:value-type="float" office:value="-0.58830000000000005" table:style-name="ce37">
            <text:p>-0,59<text:s text:c="3"/></text:p>
          </table:table-cell>
          <table:table-cell office:value-type="float" office:value="-9.8050000000000012E-2" table:style-name="ce38">
            <text:p>-0,10<text:s text:c="3"/></text:p>
          </table:table-cell>
          <table:table-cell table:number-columns-repeated="2" table:style-name="ce37"/>
          <table:table-cell table:style-name="ce39"/>
          <table:table-cell table:style-name="ce40"/>
          <table:table-cell office:value-type="percentage" office:value="0.95" table:style-name="ce41">
            <text:p>95%</text:p>
          </table:table-cell>
          <table:table-cell table:style-name="ce42"/>
          <table:table-cell office:value-type="float" office:value="1" table:style-name="ce43">
            <text:p>1</text:p>
          </table:table-cell>
          <table:table-cell table:style-name="ce43"/>
          <table:table-cell office:value-type="float" office:value="0.5" table:style-name="ce43">
            <text:p>0,5</text:p>
          </table:table-cell>
          <table:table-cell office:value-type="float" office:value="2" table:style-name="ce43">
            <text:p>2</text:p>
          </table:table-cell>
          <table:table-cell office:value-type="float" office:value="15" table:style-name="ce40">
            <text:p>15</text:p>
          </table:table-cell>
          <table:table-cell office:value-type="float" office:value="8.363261143798037E-2" table:style-name="ce44">
            <text:p>0,08</text:p>
          </table:table-cell>
          <table:table-cell office:value-type="float" office:value="-3.4118352447926714" table:style-name="ce44">
            <text:p>-3,41</text:p>
          </table:table-cell>
          <table:table-cell office:value-type="float" office:value="2.9011143798035599E-4" table:style-name="ce45">
            <text:p>0,00</text:p>
          </table:table-cell>
          <table:table-cell table:style-name="ce38"/>
          <table:table-cell office:value-type="float" office:value="7.3827611437980362E-2" table:style-name="ce38">
            <text:p><text:s/>0,07<text:s text:c="3"/></text:p>
          </table:table-cell>
          <table:table-cell table:number-columns-repeated="2" table:style-name="ce38"/>
          <table:table-cell table:style-name="ce46"/>
          <table:table-cell table:number-columns-repeated="16349"/>
        </table:table-row>
        <table:table-row table:number-rows-repeated="104848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neva" svg:font-family="Geneva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P0">
      <number:text> </number:text>
      <number:number number:decimal-places="2" number:min-integer-digits="1" number:grouping="true"/>
      <number:text>   </number:text>
    </number:number-style>
    <number:number-style style:name="N36P1">
      <number:text>-</number:text>
      <number:number number:decimal-places="2" number:min-integer-digits="1" number:grouping="true"/>
      <number:text>   </number:text>
    </number:number-style>
    <number:number-style style:name="N36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P0" number:language="fr" number:country="FR">
      <number:month number:textual="true"/>
      <number:text>-</number:text>
      <number:year/>
    </number:date-style>
    <number:text-style style:name="N37">
      <number:text-content/>
      <style:map style:condition="value()&gt;=0" style:apply-style-name="N37P0"/>
    </number:text-style>
    <number:number-style style:name="N38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01</meta:generator>
    <meta:initial-creator>kaoutar hajli</meta:initial-creator>
    <dc:creator>kaoutar hajli</dc:creator>
    <meta:creation-date>2020-02-02T00:31:13Z</meta:creation-date>
    <dc:date>2020-02-02T00:32:10Z</dc:date>
  </office:meta>
</office:document-meta>
</file>